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495113" calcext:value-type="float">
            <text:p>0,495113</text:p>
          </table:table-cell>
          <table:table-cell table:formula="of:=([.B2]*[.$B$297])-([.B2]*[.$B$296])+[.$B$296]" office:value-type="float" office:value="1009.4000028" calcext:value-type="float">
            <text:p>1009,4000028</text:p>
          </table:table-cell>
          <table:table-cell table:formula="of:=([.C2]*[.$B$297])-([.C2]*[.$B$296])+[.$B$296]" office:value-type="float" office:value="1008.9664323" calcext:value-type="float">
            <text:p>1008,9664323</text:p>
          </table:table-cell>
          <table:table-cell table:formula="of:=([.D2]-[.E2])^2" office:value-type="float" office:value="0.187983378470326" calcext:value-type="float">
            <text:p>0,1879833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31905" calcext:value-type="float">
            <text:p>0,531905</text:p>
          </table:table-cell>
          <table:table-cell table:formula="of:=([.B3]*[.$B$297])-([.B3]*[.$B$296])+[.$B$296]" office:value-type="float" office:value="1009.7000052" calcext:value-type="float">
            <text:p>1009,7000052</text:p>
          </table:table-cell>
          <table:table-cell table:formula="of:=([.C3]*[.$B$297])-([.C3]*[.$B$296])+[.$B$296]" office:value-type="float" office:value="1009.5955755" calcext:value-type="float">
            <text:p>1009,5955755</text:p>
          </table:table-cell>
          <table:table-cell table:formula="of:=([.D3]-[.E3])^2" office:value-type="float" office:value="0.0109055622420835" calcext:value-type="float">
            <text:p>0,0109055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49117" calcext:value-type="float">
            <text:p>0,549117</text:p>
          </table:table-cell>
          <table:table-cell table:formula="of:=([.B4]*[.$B$297])-([.B4]*[.$B$296])+[.$B$296]" office:value-type="float" office:value="1009.7000052" calcext:value-type="float">
            <text:p>1009,7000052</text:p>
          </table:table-cell>
          <table:table-cell table:formula="of:=([.C4]*[.$B$297])-([.C4]*[.$B$296])+[.$B$296]" office:value-type="float" office:value="1009.8899007" calcext:value-type="float">
            <text:p>1009,8899007</text:p>
          </table:table-cell>
          <table:table-cell table:formula="of:=([.D4]-[.E4])^2" office:value-type="float" office:value="0.036060300920263" calcext:value-type="float">
            <text:p>0,0360603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44971" calcext:value-type="float">
            <text:p>0,544971</text:p>
          </table:table-cell>
          <table:table-cell table:formula="of:=([.B5]*[.$B$297])-([.B5]*[.$B$296])+[.$B$296]" office:value-type="float" office:value="1010.1999921" calcext:value-type="float">
            <text:p>1010,1999921</text:p>
          </table:table-cell>
          <table:table-cell table:formula="of:=([.C5]*[.$B$297])-([.C5]*[.$B$296])+[.$B$296]" office:value-type="float" office:value="1009.8190041" calcext:value-type="float">
            <text:p>1009,8190041</text:p>
          </table:table-cell>
          <table:table-cell table:formula="of:=([.D5]-[.E5])^2" office:value-type="float" office:value="0.145151856144002" calcext:value-type="float">
            <text:p>0,1451518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56575" calcext:value-type="float">
            <text:p>0,556575</text:p>
          </table:table-cell>
          <table:table-cell table:formula="of:=([.B6]*[.$B$297])-([.B6]*[.$B$296])+[.$B$296]" office:value-type="float" office:value="1010.1999921" calcext:value-type="float">
            <text:p>1010,1999921</text:p>
          </table:table-cell>
          <table:table-cell table:formula="of:=([.C6]*[.$B$297])-([.C6]*[.$B$296])+[.$B$296]" office:value-type="float" office:value="1010.0174325" calcext:value-type="float">
            <text:p>1010,0174325</text:p>
          </table:table-cell>
          <table:table-cell table:formula="of:=([.D6]-[.E6])^2" office:value-type="float" office:value="0.033328007552198" calcext:value-type="float">
            <text:p>0,0333280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55172" calcext:value-type="float">
            <text:p>0,555172</text:p>
          </table:table-cell>
          <table:table-cell table:formula="of:=([.B7]*[.$B$297])-([.B7]*[.$B$296])+[.$B$296]" office:value-type="float" office:value="1010.2999929" calcext:value-type="float">
            <text:p>1010,2999929</text:p>
          </table:table-cell>
          <table:table-cell table:formula="of:=([.C7]*[.$B$297])-([.C7]*[.$B$296])+[.$B$296]" office:value-type="float" office:value="1009.9934412" calcext:value-type="float">
            <text:p>1009,9934412</text:p>
          </table:table-cell>
          <table:table-cell table:formula="of:=([.D7]-[.E7])^2" office:value-type="float" office:value="0.09397394477289" calcext:value-type="float">
            <text:p>0,09397394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52599" calcext:value-type="float">
            <text:p>0,552599</text:p>
          </table:table-cell>
          <table:table-cell table:formula="of:=([.B8]*[.$B$297])-([.B8]*[.$B$296])+[.$B$296]" office:value-type="float" office:value="1009.7000052" calcext:value-type="float">
            <text:p>1009,7000052</text:p>
          </table:table-cell>
          <table:table-cell table:formula="of:=([.C8]*[.$B$297])-([.C8]*[.$B$296])+[.$B$296]" office:value-type="float" office:value="1009.9494429" calcext:value-type="float">
            <text:p>1009,9494429</text:p>
          </table:table-cell>
          <table:table-cell table:formula="of:=([.D8]-[.E8])^2" office:value-type="float" office:value="0.062219166181312" calcext:value-type="float">
            <text:p>0,0622191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.528103" calcext:value-type="float">
            <text:p>0,528103</text:p>
          </table:table-cell>
          <table:table-cell table:formula="of:=([.B9]*[.$B$297])-([.B9]*[.$B$296])+[.$B$296]" office:value-type="float" office:value="1009.2000012" calcext:value-type="float">
            <text:p>1009,2000012</text:p>
          </table:table-cell>
          <table:table-cell table:formula="of:=([.C9]*[.$B$297])-([.C9]*[.$B$296])+[.$B$296]" office:value-type="float" office:value="1009.5305613" calcext:value-type="float">
            <text:p>1009,5305613</text:p>
          </table:table-cell>
          <table:table-cell table:formula="of:=([.D9]-[.E9])^2" office:value-type="float" office:value="0.109269979712057" calcext:value-type="float">
            <text:p>0,10926997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946" calcext:value-type="float">
            <text:p>0,4946</text:p>
          </table:table-cell>
          <table:table-cell table:formula="of:=([.B10]*[.$B$297])-([.B10]*[.$B$296])+[.$B$296]" office:value-type="float" office:value="1008.8999988" calcext:value-type="float">
            <text:p>1008,8999988</text:p>
          </table:table-cell>
          <table:table-cell table:formula="of:=([.C10]*[.$B$297])-([.C10]*[.$B$296])+[.$B$296]" office:value-type="float" office:value="1008.95766" calcext:value-type="float">
            <text:p>1008,95766</text:p>
          </table:table-cell>
          <table:table-cell table:formula="of:=([.D10]-[.E10])^2" office:value-type="float" office:value="0.00332481398543816" calcext:value-type="float">
            <text:p>0,0033248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76493" calcext:value-type="float">
            <text:p>0,476493</text:p>
          </table:table-cell>
          <table:table-cell table:formula="of:=([.B11]*[.$B$297])-([.B11]*[.$B$296])+[.$B$296]" office:value-type="float" office:value="1008.3999948" calcext:value-type="float">
            <text:p>1008,3999948</text:p>
          </table:table-cell>
          <table:table-cell table:formula="of:=([.C11]*[.$B$297])-([.C11]*[.$B$296])+[.$B$296]" office:value-type="float" office:value="1008.6480303" calcext:value-type="float">
            <text:p>1008,6480303</text:p>
          </table:table-cell>
          <table:table-cell table:formula="of:=([.D11]-[.E11])^2" office:value-type="float" office:value="0.0615216092602572" calcext:value-type="float">
            <text:p>0,0615216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57773" calcext:value-type="float">
            <text:p>0,457773</text:p>
          </table:table-cell>
          <table:table-cell table:formula="of:=([.B12]*[.$B$297])-([.B12]*[.$B$296])+[.$B$296]" office:value-type="float" office:value="1007.8000071" calcext:value-type="float">
            <text:p>1007,8000071</text:p>
          </table:table-cell>
          <table:table-cell table:formula="of:=([.C12]*[.$B$297])-([.C12]*[.$B$296])+[.$B$296]" office:value-type="float" office:value="1008.3279183" calcext:value-type="float">
            <text:p>1008,3279183</text:p>
          </table:table-cell>
          <table:table-cell table:formula="of:=([.D12]-[.E12])^2" office:value-type="float" office:value="0.278690235085386" calcext:value-type="float">
            <text:p>0,27869023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41285" calcext:value-type="float">
            <text:p>0,441285</text:p>
          </table:table-cell>
          <table:table-cell table:formula="of:=([.B13]*[.$B$297])-([.B13]*[.$B$296])+[.$B$296]" office:value-type="float" office:value="1008.0999924" calcext:value-type="float">
            <text:p>1008,0999924</text:p>
          </table:table-cell>
          <table:table-cell table:formula="of:=([.C13]*[.$B$297])-([.C13]*[.$B$296])+[.$B$296]" office:value-type="float" office:value="1008.0459735" calcext:value-type="float">
            <text:p>1008,0459735</text:p>
          </table:table-cell>
          <table:table-cell table:formula="of:=([.D13]-[.E13])^2" office:value-type="float" office:value="0.00291804155721796" calcext:value-type="float">
            <text:p>0,0029180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57217" calcext:value-type="float">
            <text:p>0,457217</text:p>
          </table:table-cell>
          <table:table-cell table:formula="of:=([.B14]*[.$B$297])-([.B14]*[.$B$296])+[.$B$296]" office:value-type="float" office:value="1008.1999932" calcext:value-type="float">
            <text:p>1008,1999932</text:p>
          </table:table-cell>
          <table:table-cell table:formula="of:=([.C14]*[.$B$297])-([.C14]*[.$B$296])+[.$B$296]" office:value-type="float" office:value="1008.3184107" calcext:value-type="float">
            <text:p>1008,3184107</text:p>
          </table:table-cell>
          <table:table-cell table:formula="of:=([.D14]-[.E14])^2" office:value-type="float" office:value="0.0140227043062415" calcext:value-type="float">
            <text:p>0,0140227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74641" calcext:value-type="float">
            <text:p>0,474641</text:p>
          </table:table-cell>
          <table:table-cell table:formula="of:=([.B15]*[.$B$297])-([.B15]*[.$B$296])+[.$B$296]" office:value-type="float" office:value="1009.1000004" calcext:value-type="float">
            <text:p>1009,1000004</text:p>
          </table:table-cell>
          <table:table-cell table:formula="of:=([.C15]*[.$B$297])-([.C15]*[.$B$296])+[.$B$296]" office:value-type="float" office:value="1008.6163611" calcext:value-type="float">
            <text:p>1008,6163611</text:p>
          </table:table-cell>
          <table:table-cell table:formula="of:=([.D15]-[.E15])^2" office:value-type="float" office:value="0.233906972504538" calcext:value-type="float">
            <text:p>0,23390697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17304" calcext:value-type="float">
            <text:p>0,517304</text:p>
          </table:table-cell>
          <table:table-cell table:formula="of:=([.B16]*[.$B$297])-([.B16]*[.$B$296])+[.$B$296]" office:value-type="float" office:value="1009.9000068" calcext:value-type="float">
            <text:p>1009,9000068</text:p>
          </table:table-cell>
          <table:table-cell table:formula="of:=([.C16]*[.$B$297])-([.C16]*[.$B$296])+[.$B$296]" office:value-type="float" office:value="1009.3458984" calcext:value-type="float">
            <text:p>1009,3458984</text:p>
          </table:table-cell>
          <table:table-cell table:formula="of:=([.D16]-[.E16])^2" office:value-type="float" office:value="0.30703611895058" calcext:value-type="float">
            <text:p>0,3070361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59721" calcext:value-type="float">
            <text:p>0,559721</text:p>
          </table:table-cell>
          <table:table-cell table:formula="of:=([.B17]*[.$B$297])-([.B17]*[.$B$296])+[.$B$296]" office:value-type="float" office:value="1010.4999945" calcext:value-type="float">
            <text:p>1010,4999945</text:p>
          </table:table-cell>
          <table:table-cell table:formula="of:=([.C17]*[.$B$297])-([.C17]*[.$B$296])+[.$B$296]" office:value-type="float" office:value="1010.0712291" calcext:value-type="float">
            <text:p>1010,0712291</text:p>
          </table:table-cell>
          <table:table-cell table:formula="of:=([.D17]-[.E17])^2" office:value-type="float" office:value="0.183839768237236" calcext:value-type="float">
            <text:p>0,1838397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579593" calcext:value-type="float">
            <text:p>0,579593</text:p>
          </table:table-cell>
          <table:table-cell table:formula="of:=([.B18]*[.$B$297])-([.B18]*[.$B$296])+[.$B$296]" office:value-type="float" office:value="1010.3999937" calcext:value-type="float">
            <text:p>1010,3999937</text:p>
          </table:table-cell>
          <table:table-cell table:formula="of:=([.C18]*[.$B$297])-([.C18]*[.$B$296])+[.$B$296]" office:value-type="float" office:value="1010.4110403" calcext:value-type="float">
            <text:p>1010,4110403</text:p>
          </table:table-cell>
          <table:table-cell table:formula="of:=([.D18]-[.E18])^2" office:value-type="float" office:value="0.000122027371559691" calcext:value-type="float">
            <text:p>0,00012202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74988" calcext:value-type="float">
            <text:p>0,574988</text:p>
          </table:table-cell>
          <table:table-cell table:formula="of:=([.B19]*[.$B$297])-([.B19]*[.$B$296])+[.$B$296]" office:value-type="float" office:value="1010.2999929" calcext:value-type="float">
            <text:p>1010,2999929</text:p>
          </table:table-cell>
          <table:table-cell table:formula="of:=([.C19]*[.$B$297])-([.C19]*[.$B$296])+[.$B$296]" office:value-type="float" office:value="1010.3322948" calcext:value-type="float">
            <text:p>1010,3322948</text:p>
          </table:table-cell>
          <table:table-cell table:formula="of:=([.D19]-[.E19])^2" office:value-type="float" office:value="0.00104341274360955" calcext:value-type="float">
            <text:p>0,0010434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57642" calcext:value-type="float">
            <text:p>0,557642</text:p>
          </table:table-cell>
          <table:table-cell table:formula="of:=([.B20]*[.$B$297])-([.B20]*[.$B$296])+[.$B$296]" office:value-type="float" office:value="1009.800006" calcext:value-type="float">
            <text:p>1009,800006</text:p>
          </table:table-cell>
          <table:table-cell table:formula="of:=([.C20]*[.$B$297])-([.C20]*[.$B$296])+[.$B$296]" office:value-type="float" office:value="1010.0356782" calcext:value-type="float">
            <text:p>1010,0356782</text:p>
          </table:table-cell>
          <table:table-cell table:formula="of:=([.D20]-[.E20])^2" office:value-type="float" office:value="0.0555413858528181" calcext:value-type="float">
            <text:p>0,0555413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52674" calcext:value-type="float">
            <text:p>0,52674</text:p>
          </table:table-cell>
          <table:table-cell table:formula="of:=([.B21]*[.$B$297])-([.B21]*[.$B$296])+[.$B$296]" office:value-type="float" office:value="1008.8999988" calcext:value-type="float">
            <text:p>1008,8999988</text:p>
          </table:table-cell>
          <table:table-cell table:formula="of:=([.C21]*[.$B$297])-([.C21]*[.$B$296])+[.$B$296]" office:value-type="float" office:value="1009.507254" calcext:value-type="float">
            <text:p>1009,507254</text:p>
          </table:table-cell>
          <table:table-cell table:formula="of:=([.D21]-[.E21])^2" office:value-type="float" office:value="0.368758877926968" calcext:value-type="float">
            <text:p>0,36875887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77332" calcext:value-type="float">
            <text:p>0,477332</text:p>
          </table:table-cell>
          <table:table-cell table:formula="of:=([.B22]*[.$B$297])-([.B22]*[.$B$296])+[.$B$296]" office:value-type="float" office:value="1009.1000004" calcext:value-type="float">
            <text:p>1009,1000004</text:p>
          </table:table-cell>
          <table:table-cell table:formula="of:=([.C22]*[.$B$297])-([.C22]*[.$B$296])+[.$B$296]" office:value-type="float" office:value="1008.6623772" calcext:value-type="float">
            <text:p>1008,6623772</text:p>
          </table:table-cell>
          <table:table-cell table:formula="of:=([.D22]-[.E22])^2" office:value-type="float" office:value="0.191514065178207" calcext:value-type="float">
            <text:p>0,1915140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78324" calcext:value-type="float">
            <text:p>0,478324</text:p>
          </table:table-cell>
          <table:table-cell table:formula="of:=([.B23]*[.$B$297])-([.B23]*[.$B$296])+[.$B$296]" office:value-type="float" office:value="1008.5999964" calcext:value-type="float">
            <text:p>1008,5999964</text:p>
          </table:table-cell>
          <table:table-cell table:formula="of:=([.C23]*[.$B$297])-([.C23]*[.$B$296])+[.$B$296]" office:value-type="float" office:value="1008.6793404" calcext:value-type="float">
            <text:p>1008,6793404</text:p>
          </table:table-cell>
          <table:table-cell table:formula="of:=([.D23]-[.E23])^2" office:value-type="float" office:value="0.00629547033599871" calcext:value-type="float">
            <text:p>0,00629547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67231" calcext:value-type="float">
            <text:p>0,467231</text:p>
          </table:table-cell>
          <table:table-cell table:formula="of:=([.B24]*[.$B$297])-([.B24]*[.$B$296])+[.$B$296]" office:value-type="float" office:value="1008.8999988" calcext:value-type="float">
            <text:p>1008,8999988</text:p>
          </table:table-cell>
          <table:table-cell table:formula="of:=([.C24]*[.$B$297])-([.C24]*[.$B$296])+[.$B$296]" office:value-type="float" office:value="1008.4896501" calcext:value-type="float">
            <text:p>1008,4896501</text:p>
          </table:table-cell>
          <table:table-cell table:formula="of:=([.D24]-[.E24])^2" office:value-type="float" office:value="0.168386055591678" calcext:value-type="float">
            <text:p>0,1683860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89695" calcext:value-type="float">
            <text:p>0,489695</text:p>
          </table:table-cell>
          <table:table-cell table:formula="of:=([.B25]*[.$B$297])-([.B25]*[.$B$296])+[.$B$296]" office:value-type="float" office:value="1008.8999988" calcext:value-type="float">
            <text:p>1008,8999988</text:p>
          </table:table-cell>
          <table:table-cell table:formula="of:=([.C25]*[.$B$297])-([.C25]*[.$B$296])+[.$B$296]" office:value-type="float" office:value="1008.8737845" calcext:value-type="float">
            <text:p>1008,8737845</text:p>
          </table:table-cell>
          <table:table-cell table:formula="of:=([.D25]-[.E25])^2" office:value-type="float" office:value="0.0006871895244896" calcext:value-type="float">
            <text:p>0,0006871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03634" calcext:value-type="float">
            <text:p>0,503634</text:p>
          </table:table-cell>
          <table:table-cell table:formula="of:=([.B26]*[.$B$297])-([.B26]*[.$B$296])+[.$B$296]" office:value-type="float" office:value="1009.300002" calcext:value-type="float">
            <text:p>1009,300002</text:p>
          </table:table-cell>
          <table:table-cell table:formula="of:=([.C26]*[.$B$297])-([.C26]*[.$B$296])+[.$B$296]" office:value-type="float" office:value="1009.1121414" calcext:value-type="float">
            <text:p>1009,1121414</text:p>
          </table:table-cell>
          <table:table-cell table:formula="of:=([.D26]-[.E26])^2" office:value-type="float" office:value="0.0352916050324109" calcext:value-type="float">
            <text:p>0,035291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18559" calcext:value-type="float">
            <text:p>0,518559</text:p>
          </table:table-cell>
          <table:table-cell table:formula="of:=([.B27]*[.$B$297])-([.B27]*[.$B$296])+[.$B$296]" office:value-type="float" office:value="1009.800006" calcext:value-type="float">
            <text:p>1009,800006</text:p>
          </table:table-cell>
          <table:table-cell table:formula="of:=([.C27]*[.$B$297])-([.C27]*[.$B$296])+[.$B$296]" office:value-type="float" office:value="1009.3673589" calcext:value-type="float">
            <text:p>1009,3673589</text:p>
          </table:table-cell>
          <table:table-cell table:formula="of:=([.D27]-[.E27])^2" office:value-type="float" office:value="0.187183513138457" calcext:value-type="float">
            <text:p>0,1871835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45413" calcext:value-type="float">
            <text:p>0,545413</text:p>
          </table:table-cell>
          <table:table-cell table:formula="of:=([.B28]*[.$B$297])-([.B28]*[.$B$296])+[.$B$296]" office:value-type="float" office:value="1010.1000084" calcext:value-type="float">
            <text:p>1010,1000084</text:p>
          </table:table-cell>
          <table:table-cell table:formula="of:=([.C28]*[.$B$297])-([.C28]*[.$B$296])+[.$B$296]" office:value-type="float" office:value="1009.8265623" calcext:value-type="float">
            <text:p>1009,8265623</text:p>
          </table:table-cell>
          <table:table-cell table:formula="of:=([.D28]-[.E28])^2" office:value-type="float" office:value="0.0747727696052106" calcext:value-type="float">
            <text:p>0,07477276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568" calcext:value-type="float">
            <text:p>0,5568</text:p>
          </table:table-cell>
          <table:table-cell table:formula="of:=([.B29]*[.$B$297])-([.B29]*[.$B$296])+[.$B$296]" office:value-type="float" office:value="1010.5999953" calcext:value-type="float">
            <text:p>1010,5999953</text:p>
          </table:table-cell>
          <table:table-cell table:formula="of:=([.C29]*[.$B$297])-([.C29]*[.$B$296])+[.$B$296]" office:value-type="float" office:value="1010.02128" calcext:value-type="float">
            <text:p>1010,02128</text:p>
          </table:table-cell>
          <table:table-cell table:formula="of:=([.D29]-[.E29])^2" office:value-type="float" office:value="0.33491139845422" calcext:value-type="float">
            <text:p>0,3349113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573901" calcext:value-type="float">
            <text:p>0,573901</text:p>
          </table:table-cell>
          <table:table-cell table:formula="of:=([.B30]*[.$B$297])-([.B30]*[.$B$296])+[.$B$296]" office:value-type="float" office:value="1010.7999969" calcext:value-type="float">
            <text:p>1010,7999969</text:p>
          </table:table-cell>
          <table:table-cell table:formula="of:=([.C30]*[.$B$297])-([.C30]*[.$B$296])+[.$B$296]" office:value-type="float" office:value="1010.3137071" calcext:value-type="float">
            <text:p>1010,3137071</text:p>
          </table:table-cell>
          <table:table-cell table:formula="of:=([.D30]-[.E30])^2" office:value-type="float" office:value="0.236477769583938" calcext:value-type="float">
            <text:p>0,236477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580355" calcext:value-type="float">
            <text:p>0,580355</text:p>
          </table:table-cell>
          <table:table-cell table:formula="of:=([.B31]*[.$B$297])-([.B31]*[.$B$296])+[.$B$296]" office:value-type="float" office:value="1010.3999937" calcext:value-type="float">
            <text:p>1010,3999937</text:p>
          </table:table-cell>
          <table:table-cell table:formula="of:=([.C31]*[.$B$297])-([.C31]*[.$B$296])+[.$B$296]" office:value-type="float" office:value="1010.4240705" calcext:value-type="float">
            <text:p>1010,4240705</text:p>
          </table:table-cell>
          <table:table-cell table:formula="of:=([.D31]-[.E31])^2" office:value-type="float" office:value="0.00057969229824494" calcext:value-type="float">
            <text:p>0,00057969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58056" calcext:value-type="float">
            <text:p>0,558056</text:p>
          </table:table-cell>
          <table:table-cell table:formula="of:=([.B32]*[.$B$297])-([.B32]*[.$B$296])+[.$B$296]" office:value-type="float" office:value="1009.7000052" calcext:value-type="float">
            <text:p>1009,7000052</text:p>
          </table:table-cell>
          <table:table-cell table:formula="of:=([.C32]*[.$B$297])-([.C32]*[.$B$296])+[.$B$296]" office:value-type="float" office:value="1010.0427576" calcext:value-type="float">
            <text:p>1010,0427576</text:p>
          </table:table-cell>
          <table:table-cell table:formula="of:=([.D32]-[.E32])^2" office:value-type="float" office:value="0.117479207705834" calcext:value-type="float">
            <text:p>0,11747920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91" calcext:value-type="float">
            <text:p>0,5191</text:p>
          </table:table-cell>
          <table:table-cell table:formula="of:=([.B33]*[.$B$297])-([.B33]*[.$B$296])+[.$B$296]" office:value-type="float" office:value="1008.9999996" calcext:value-type="float">
            <text:p>1008,9999996</text:p>
          </table:table-cell>
          <table:table-cell table:formula="of:=([.C33]*[.$B$297])-([.C33]*[.$B$296])+[.$B$296]" office:value-type="float" office:value="1009.37661" calcext:value-type="float">
            <text:p>1009,37661</text:p>
          </table:table-cell>
          <table:table-cell table:formula="of:=([.D33]-[.E33])^2" office:value-type="float" office:value="0.141835393388163" calcext:value-type="float">
            <text:p>0,14183539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74138" calcext:value-type="float">
            <text:p>0,474138</text:p>
          </table:table-cell>
          <table:table-cell table:formula="of:=([.B34]*[.$B$297])-([.B34]*[.$B$296])+[.$B$296]" office:value-type="float" office:value="1008.6999972" calcext:value-type="float">
            <text:p>1008,6999972</text:p>
          </table:table-cell>
          <table:table-cell table:formula="of:=([.C34]*[.$B$297])-([.C34]*[.$B$296])+[.$B$296]" office:value-type="float" office:value="1008.6077598" calcext:value-type="float">
            <text:p>1008,6077598</text:p>
          </table:table-cell>
          <table:table-cell table:formula="of:=([.D34]-[.E34])^2" office:value-type="float" office:value="0.00850773795876822" calcext:value-type="float">
            <text:p>0,0085077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54741" calcext:value-type="float">
            <text:p>0,454741</text:p>
          </table:table-cell>
          <table:table-cell table:formula="of:=([.B35]*[.$B$297])-([.B35]*[.$B$296])+[.$B$296]" office:value-type="float" office:value="1008.3999948" calcext:value-type="float">
            <text:p>1008,3999948</text:p>
          </table:table-cell>
          <table:table-cell table:formula="of:=([.C35]*[.$B$297])-([.C35]*[.$B$296])+[.$B$296]" office:value-type="float" office:value="1008.2760711" calcext:value-type="float">
            <text:p>1008,2760711</text:p>
          </table:table-cell>
          <table:table-cell table:formula="of:=([.D35]-[.E35])^2" office:value-type="float" office:value="0.0153570834216844" calcext:value-type="float">
            <text:p>0,01535708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5389" calcext:value-type="float">
            <text:p>0,45389</text:p>
          </table:table-cell>
          <table:table-cell table:formula="of:=([.B36]*[.$B$297])-([.B36]*[.$B$296])+[.$B$296]" office:value-type="float" office:value="1007.9999916" calcext:value-type="float">
            <text:p>1007,9999916</text:p>
          </table:table-cell>
          <table:table-cell table:formula="of:=([.C36]*[.$B$297])-([.C36]*[.$B$296])+[.$B$296]" office:value-type="float" office:value="1008.261519" calcext:value-type="float">
            <text:p>1008,261519</text:p>
          </table:table-cell>
          <table:table-cell table:formula="of:=([.D36]-[.E36])^2" office:value-type="float" office:value="0.0683965809507481" calcext:value-type="float">
            <text:p>0,068396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5216" calcext:value-type="float">
            <text:p>0,45216</text:p>
          </table:table-cell>
          <table:table-cell table:formula="of:=([.B37]*[.$B$297])-([.B37]*[.$B$296])+[.$B$296]" office:value-type="float" office:value="1007.8000071" calcext:value-type="float">
            <text:p>1007,8000071</text:p>
          </table:table-cell>
          <table:table-cell table:formula="of:=([.C37]*[.$B$297])-([.C37]*[.$B$296])+[.$B$296]" office:value-type="float" office:value="1008.231936" calcext:value-type="float">
            <text:p>1008,231936</text:p>
          </table:table-cell>
          <table:table-cell table:formula="of:=([.D37]-[.E37])^2" office:value-type="float" office:value="0.186562574655212" calcext:value-type="float">
            <text:p>0,1865625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51292" calcext:value-type="float">
            <text:p>0,451292</text:p>
          </table:table-cell>
          <table:table-cell table:formula="of:=([.B38]*[.$B$297])-([.B38]*[.$B$296])+[.$B$296]" office:value-type="float" office:value="1008.3999948" calcext:value-type="float">
            <text:p>1008,3999948</text:p>
          </table:table-cell>
          <table:table-cell table:formula="of:=([.C38]*[.$B$297])-([.C38]*[.$B$296])+[.$B$296]" office:value-type="float" office:value="1008.2170932" calcext:value-type="float">
            <text:p>1008,2170932</text:p>
          </table:table-cell>
          <table:table-cell table:formula="of:=([.D38]-[.E38])^2" office:value-type="float" office:value="0.0334529952825734" calcext:value-type="float">
            <text:p>0,03345299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80605" calcext:value-type="float">
            <text:p>0,480605</text:p>
          </table:table-cell>
          <table:table-cell table:formula="of:=([.B39]*[.$B$297])-([.B39]*[.$B$296])+[.$B$296]" office:value-type="float" office:value="1009.1000004" calcext:value-type="float">
            <text:p>1009,1000004</text:p>
          </table:table-cell>
          <table:table-cell table:formula="of:=([.C39]*[.$B$297])-([.C39]*[.$B$296])+[.$B$296]" office:value-type="float" office:value="1008.7183455" calcext:value-type="float">
            <text:p>1008,7183455</text:p>
          </table:table-cell>
          <table:table-cell table:formula="of:=([.D39]-[.E39])^2" office:value-type="float" office:value="0.145660462694054" calcext:value-type="float">
            <text:p>0,14566046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21121" calcext:value-type="float">
            <text:p>0,521121</text:p>
          </table:table-cell>
          <table:table-cell table:formula="of:=([.B40]*[.$B$297])-([.B40]*[.$B$296])+[.$B$296]" office:value-type="float" office:value="1009.7000052" calcext:value-type="float">
            <text:p>1009,7000052</text:p>
          </table:table-cell>
          <table:table-cell table:formula="of:=([.C40]*[.$B$297])-([.C40]*[.$B$296])+[.$B$296]" office:value-type="float" office:value="1009.4111691" calcext:value-type="float">
            <text:p>1009,4111691</text:p>
          </table:table-cell>
          <table:table-cell table:formula="of:=([.D40]-[.E40])^2" office:value-type="float" office:value="0.083426292663225" calcext:value-type="float">
            <text:p>0,08342629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54929" calcext:value-type="float">
            <text:p>0,54929</text:p>
          </table:table-cell>
          <table:table-cell table:formula="of:=([.B41]*[.$B$297])-([.B41]*[.$B$296])+[.$B$296]" office:value-type="float" office:value="1007.3000031" calcext:value-type="float">
            <text:p>1007,3000031</text:p>
          </table:table-cell>
          <table:table-cell table:formula="of:=([.C41]*[.$B$297])-([.C41]*[.$B$296])+[.$B$296]" office:value-type="float" office:value="1009.892859" calcext:value-type="float">
            <text:p>1009,892859</text:p>
          </table:table-cell>
          <table:table-cell table:formula="of:=([.D41]-[.E41])^2" office:value-type="float" office:value="6.7229017181649" calcext:value-type="float">
            <text:p>6,72290171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59709" calcext:value-type="float">
            <text:p>0,459709</text:p>
          </table:table-cell>
          <table:table-cell table:formula="of:=([.B42]*[.$B$297])-([.B42]*[.$B$296])+[.$B$296]" office:value-type="float" office:value="1008.1999932" calcext:value-type="float">
            <text:p>1008,1999932</text:p>
          </table:table-cell>
          <table:table-cell table:formula="of:=([.C42]*[.$B$297])-([.C42]*[.$B$296])+[.$B$296]" office:value-type="float" office:value="1008.3610239" calcext:value-type="float">
            <text:p>1008,3610239</text:p>
          </table:table-cell>
          <table:table-cell table:formula="of:=([.D42]-[.E42])^2" office:value-type="float" office:value="0.0259308863424801" calcext:value-type="float">
            <text:p>0,02593088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453658" calcext:value-type="float">
            <text:p>0,453658</text:p>
          </table:table-cell>
          <table:table-cell table:formula="of:=([.B43]*[.$B$297])-([.B43]*[.$B$296])+[.$B$296]" office:value-type="float" office:value="1009.4000028" calcext:value-type="float">
            <text:p>1009,4000028</text:p>
          </table:table-cell>
          <table:table-cell table:formula="of:=([.C43]*[.$B$297])-([.C43]*[.$B$296])+[.$B$296]" office:value-type="float" office:value="1008.2575518" calcext:value-type="float">
            <text:p>1008,2575518</text:p>
          </table:table-cell>
          <table:table-cell table:formula="of:=([.D43]-[.E43])^2" office:value-type="float" office:value="1.30519428740112" calcext:value-type="float">
            <text:p>1,3051942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11838" calcext:value-type="float">
            <text:p>0,511838</text:p>
          </table:table-cell>
          <table:table-cell table:formula="of:=([.B44]*[.$B$297])-([.B44]*[.$B$296])+[.$B$296]" office:value-type="float" office:value="1009.9000068" calcext:value-type="float">
            <text:p>1009,9000068</text:p>
          </table:table-cell>
          <table:table-cell table:formula="of:=([.C44]*[.$B$297])-([.C44]*[.$B$296])+[.$B$296]" office:value-type="float" office:value="1009.2524298" calcext:value-type="float">
            <text:p>1009,2524298</text:p>
          </table:table-cell>
          <table:table-cell table:formula="of:=([.D44]-[.E44])^2" office:value-type="float" office:value="0.41935597092909" calcext:value-type="float">
            <text:p>0,41935597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49151" calcext:value-type="float">
            <text:p>0,549151</text:p>
          </table:table-cell>
          <table:table-cell table:formula="of:=([.B45]*[.$B$297])-([.B45]*[.$B$296])+[.$B$296]" office:value-type="float" office:value="1010.2999929" calcext:value-type="float">
            <text:p>1010,2999929</text:p>
          </table:table-cell>
          <table:table-cell table:formula="of:=([.C45]*[.$B$297])-([.C45]*[.$B$296])+[.$B$296]" office:value-type="float" office:value="1009.8904821" calcext:value-type="float">
            <text:p>1009,8904821</text:p>
          </table:table-cell>
          <table:table-cell table:formula="of:=([.D45]-[.E45])^2" office:value-type="float" office:value="0.167699095316657" calcext:value-type="float">
            <text:p>0,16769909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71732" calcext:value-type="float">
            <text:p>0,571732</text:p>
          </table:table-cell>
          <table:table-cell table:formula="of:=([.B46]*[.$B$297])-([.B46]*[.$B$296])+[.$B$296]" office:value-type="float" office:value="1009.800006" calcext:value-type="float">
            <text:p>1009,800006</text:p>
          </table:table-cell>
          <table:table-cell table:formula="of:=([.C46]*[.$B$297])-([.C46]*[.$B$296])+[.$B$296]" office:value-type="float" office:value="1010.2766172" calcext:value-type="float">
            <text:p>1010,2766172</text:p>
          </table:table-cell>
          <table:table-cell table:formula="of:=([.D46]-[.E46])^2" office:value-type="float" office:value="0.22715823596542" calcext:value-type="float">
            <text:p>0,2271582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50536" calcext:value-type="float">
            <text:p>0,550536</text:p>
          </table:table-cell>
          <table:table-cell table:formula="of:=([.B47]*[.$B$297])-([.B47]*[.$B$296])+[.$B$296]" office:value-type="float" office:value="1009.4000028" calcext:value-type="float">
            <text:p>1009,4000028</text:p>
          </table:table-cell>
          <table:table-cell table:formula="of:=([.C47]*[.$B$297])-([.C47]*[.$B$296])+[.$B$296]" office:value-type="float" office:value="1009.9141656" calcext:value-type="float">
            <text:p>1009,9141656</text:p>
          </table:table-cell>
          <table:table-cell table:formula="of:=([.D47]-[.E47])^2" office:value-type="float" office:value="0.264363384903848" calcext:value-type="float">
            <text:p>0,26436338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4932" calcext:value-type="float">
            <text:p>0,514932</text:p>
          </table:table-cell>
          <table:table-cell table:formula="of:=([.B48]*[.$B$297])-([.B48]*[.$B$296])+[.$B$296]" office:value-type="float" office:value="1008.9999996" calcext:value-type="float">
            <text:p>1008,9999996</text:p>
          </table:table-cell>
          <table:table-cell table:formula="of:=([.C48]*[.$B$297])-([.C48]*[.$B$296])+[.$B$296]" office:value-type="float" office:value="1009.3053372" calcext:value-type="float">
            <text:p>1009,3053372</text:p>
          </table:table-cell>
          <table:table-cell table:formula="of:=([.D48]-[.E48])^2" office:value-type="float" office:value="0.0932310499737782" calcext:value-type="float">
            <text:p>0,093231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87168" calcext:value-type="float">
            <text:p>0,487168</text:p>
          </table:table-cell>
          <table:table-cell table:formula="of:=([.B49]*[.$B$297])-([.B49]*[.$B$296])+[.$B$296]" office:value-type="float" office:value="1008.6999972" calcext:value-type="float">
            <text:p>1008,6999972</text:p>
          </table:table-cell>
          <table:table-cell table:formula="of:=([.C49]*[.$B$297])-([.C49]*[.$B$296])+[.$B$296]" office:value-type="float" office:value="1008.8305728" calcext:value-type="float">
            <text:p>1008,8305728</text:p>
          </table:table-cell>
          <table:table-cell table:formula="of:=([.D49]-[.E49])^2" office:value-type="float" office:value="0.0170499873153712" calcext:value-type="float">
            <text:p>0,01704998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70323" calcext:value-type="float">
            <text:p>0,470323</text:p>
          </table:table-cell>
          <table:table-cell table:formula="of:=([.B50]*[.$B$297])-([.B50]*[.$B$296])+[.$B$296]" office:value-type="float" office:value="1008.6999972" calcext:value-type="float">
            <text:p>1008,6999972</text:p>
          </table:table-cell>
          <table:table-cell table:formula="of:=([.C50]*[.$B$297])-([.C50]*[.$B$296])+[.$B$296]" office:value-type="float" office:value="1008.5425233" calcext:value-type="float">
            <text:p>1008,5425233</text:p>
          </table:table-cell>
          <table:table-cell table:formula="of:=([.D50]-[.E50])^2" office:value-type="float" office:value="0.0247980291811785" calcext:value-type="float">
            <text:p>0,02479802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78715" calcext:value-type="float">
            <text:p>0,478715</text:p>
          </table:table-cell>
          <table:table-cell table:formula="of:=([.B51]*[.$B$297])-([.B51]*[.$B$296])+[.$B$296]" office:value-type="float" office:value="1008.8999988" calcext:value-type="float">
            <text:p>1008,8999988</text:p>
          </table:table-cell>
          <table:table-cell table:formula="of:=([.C51]*[.$B$297])-([.C51]*[.$B$296])+[.$B$296]" office:value-type="float" office:value="1008.6860265" calcext:value-type="float">
            <text:p>1008,6860265</text:p>
          </table:table-cell>
          <table:table-cell table:formula="of:=([.D51]-[.E51])^2" office:value-type="float" office:value="0.0457841451672999" calcext:value-type="float">
            <text:p>0,04578414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49621" calcext:value-type="float">
            <text:p>0,49621</text:p>
          </table:table-cell>
          <table:table-cell table:formula="of:=([.B52]*[.$B$297])-([.B52]*[.$B$296])+[.$B$296]" office:value-type="float" office:value="1009.6000044" calcext:value-type="float">
            <text:p>1009,6000044</text:p>
          </table:table-cell>
          <table:table-cell table:formula="of:=([.C52]*[.$B$297])-([.C52]*[.$B$296])+[.$B$296]" office:value-type="float" office:value="1008.985191" calcext:value-type="float">
            <text:p>1008,985191</text:p>
          </table:table-cell>
          <table:table-cell table:formula="of:=([.D52]-[.E52])^2" office:value-type="float" office:value="0.377995516819563" calcext:value-type="float">
            <text:p>0,37799551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31948" calcext:value-type="float">
            <text:p>0,531948</text:p>
          </table:table-cell>
          <table:table-cell table:formula="of:=([.B53]*[.$B$297])-([.B53]*[.$B$296])+[.$B$296]" office:value-type="float" office:value="1010.1000084" calcext:value-type="float">
            <text:p>1010,1000084</text:p>
          </table:table-cell>
          <table:table-cell table:formula="of:=([.C53]*[.$B$297])-([.C53]*[.$B$296])+[.$B$296]" office:value-type="float" office:value="1009.5963108" calcext:value-type="float">
            <text:p>1009,5963108</text:p>
          </table:table-cell>
          <table:table-cell table:formula="of:=([.D53]-[.E53])^2" office:value-type="float" office:value="0.25371127224577" calcext:value-type="float">
            <text:p>0,25371127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5984" calcext:value-type="float">
            <text:p>0,55984</text:p>
          </table:table-cell>
          <table:table-cell table:formula="of:=([.B54]*[.$B$297])-([.B54]*[.$B$296])+[.$B$296]" office:value-type="float" office:value="1010.6999961" calcext:value-type="float">
            <text:p>1010,6999961</text:p>
          </table:table-cell>
          <table:table-cell table:formula="of:=([.C54]*[.$B$297])-([.C54]*[.$B$296])+[.$B$296]" office:value-type="float" office:value="1010.073264" calcext:value-type="float">
            <text:p>1010,073264</text:p>
          </table:table-cell>
          <table:table-cell table:formula="of:=([.D54]-[.E54])^2" office:value-type="float" office:value="0.392793125170443" calcext:value-type="float">
            <text:p>0,39279312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81033" calcext:value-type="float">
            <text:p>0,581033</text:p>
          </table:table-cell>
          <table:table-cell table:formula="of:=([.B55]*[.$B$297])-([.B55]*[.$B$296])+[.$B$296]" office:value-type="float" office:value="1011.2000001" calcext:value-type="float">
            <text:p>1011,2000001</text:p>
          </table:table-cell>
          <table:table-cell table:formula="of:=([.C55]*[.$B$297])-([.C55]*[.$B$296])+[.$B$296]" office:value-type="float" office:value="1010.4356643" calcext:value-type="float">
            <text:p>1010,4356643</text:p>
          </table:table-cell>
          <table:table-cell table:formula="of:=([.D55]-[.E55])^2" office:value-type="float" office:value="0.584209215161506" calcext:value-type="float">
            <text:p>0,5842092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9123" calcext:value-type="float">
            <text:p>0,649123</text:p>
          </table:table-cell>
          <table:table-cell office:value-type="float" office:value="0.599894" calcext:value-type="float">
            <text:p>0,599894</text:p>
          </table:table-cell>
          <table:table-cell table:formula="of:=([.B56]*[.$B$297])-([.B56]*[.$B$296])+[.$B$296]" office:value-type="float" office:value="1011.6000033" calcext:value-type="float">
            <text:p>1011,6000033</text:p>
          </table:table-cell>
          <table:table-cell table:formula="of:=([.C56]*[.$B$297])-([.C56]*[.$B$296])+[.$B$296]" office:value-type="float" office:value="1010.7581874" calcext:value-type="float">
            <text:p>1010,7581874</text:p>
          </table:table-cell>
          <table:table-cell table:formula="of:=([.D56]-[.E56])^2" office:value-type="float" office:value="0.708654009492858" calcext:value-type="float">
            <text:p>0,70865400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608443" calcext:value-type="float">
            <text:p>0,608443</text:p>
          </table:table-cell>
          <table:table-cell table:formula="of:=([.B57]*[.$B$297])-([.B57]*[.$B$296])+[.$B$296]" office:value-type="float" office:value="1010.9999985" calcext:value-type="float">
            <text:p>1010,9999985</text:p>
          </table:table-cell>
          <table:table-cell table:formula="of:=([.C57]*[.$B$297])-([.C57]*[.$B$296])+[.$B$296]" office:value-type="float" office:value="1010.9043753" calcext:value-type="float">
            <text:p>1010,9043753</text:p>
          </table:table-cell>
          <table:table-cell table:formula="of:=([.D57]-[.E57])^2" office:value-type="float" office:value="0.00914379637823565" calcext:value-type="float">
            <text:p>0,00914379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80494" calcext:value-type="float">
            <text:p>0,580494</text:p>
          </table:table-cell>
          <table:table-cell table:formula="of:=([.B58]*[.$B$297])-([.B58]*[.$B$296])+[.$B$296]" office:value-type="float" office:value="1010.4999945" calcext:value-type="float">
            <text:p>1010,4999945</text:p>
          </table:table-cell>
          <table:table-cell table:formula="of:=([.C58]*[.$B$297])-([.C58]*[.$B$296])+[.$B$296]" office:value-type="float" office:value="1010.4264474" calcext:value-type="float">
            <text:p>1010,4264474</text:p>
          </table:table-cell>
          <table:table-cell table:formula="of:=([.D58]-[.E58])^2" office:value-type="float" office:value="0.00540917591841612" calcext:value-type="float">
            <text:p>0,00540917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42307" calcext:value-type="float">
            <text:p>0,542307</text:p>
          </table:table-cell>
          <table:table-cell table:formula="of:=([.B59]*[.$B$297])-([.B59]*[.$B$296])+[.$B$296]" office:value-type="float" office:value="1010.2999929" calcext:value-type="float">
            <text:p>1010,2999929</text:p>
          </table:table-cell>
          <table:table-cell table:formula="of:=([.C59]*[.$B$297])-([.C59]*[.$B$296])+[.$B$296]" office:value-type="float" office:value="1009.7734497" calcext:value-type="float">
            <text:p>1009,7734497</text:p>
          </table:table-cell>
          <table:table-cell table:formula="of:=([.D59]-[.E59])^2" office:value-type="float" office:value="0.277247741466231" calcext:value-type="float">
            <text:p>0,27724774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18208" calcext:value-type="float">
            <text:p>0,518208</text:p>
          </table:table-cell>
          <table:table-cell table:formula="of:=([.B60]*[.$B$297])-([.B60]*[.$B$296])+[.$B$296]" office:value-type="float" office:value="1009.7000052" calcext:value-type="float">
            <text:p>1009,7000052</text:p>
          </table:table-cell>
          <table:table-cell table:formula="of:=([.C60]*[.$B$297])-([.C60]*[.$B$296])+[.$B$296]" office:value-type="float" office:value="1009.3613568" calcext:value-type="float">
            <text:p>1009,3613568</text:p>
          </table:table-cell>
          <table:table-cell table:formula="of:=([.D60]-[.E60])^2" office:value-type="float" office:value="0.11468273882249" calcext:value-type="float">
            <text:p>0,11468273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90665" calcext:value-type="float">
            <text:p>0,490665</text:p>
          </table:table-cell>
          <table:table-cell table:formula="of:=([.B61]*[.$B$297])-([.B61]*[.$B$296])+[.$B$296]" office:value-type="float" office:value="1008.5999964" calcext:value-type="float">
            <text:p>1008,5999964</text:p>
          </table:table-cell>
          <table:table-cell table:formula="of:=([.C61]*[.$B$297])-([.C61]*[.$B$296])+[.$B$296]" office:value-type="float" office:value="1008.8903715" calcext:value-type="float">
            <text:p>1008,8903715</text:p>
          </table:table-cell>
          <table:table-cell table:formula="of:=([.D61]-[.E61])^2" office:value-type="float" office:value="0.0843176987000133" calcext:value-type="float">
            <text:p>0,08431769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54439" calcext:value-type="float">
            <text:p>0,454439</text:p>
          </table:table-cell>
          <table:table-cell table:formula="of:=([.B62]*[.$B$297])-([.B62]*[.$B$296])+[.$B$296]" office:value-type="float" office:value="1008.299994" calcext:value-type="float">
            <text:p>1008,299994</text:p>
          </table:table-cell>
          <table:table-cell table:formula="of:=([.C62]*[.$B$297])-([.C62]*[.$B$296])+[.$B$296]" office:value-type="float" office:value="1008.2709069" calcext:value-type="float">
            <text:p>1008,2709069</text:p>
          </table:table-cell>
          <table:table-cell table:formula="of:=([.D62]-[.E62])^2" office:value-type="float" office:value="0.000846059386408239" calcext:value-type="float">
            <text:p>0,00084605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39118" calcext:value-type="float">
            <text:p>0,439118</text:p>
          </table:table-cell>
          <table:table-cell table:formula="of:=([.B63]*[.$B$297])-([.B63]*[.$B$296])+[.$B$296]" office:value-type="float" office:value="1007.8000071" calcext:value-type="float">
            <text:p>1007,8000071</text:p>
          </table:table-cell>
          <table:table-cell table:formula="of:=([.C63]*[.$B$297])-([.C63]*[.$B$296])+[.$B$296]" office:value-type="float" office:value="1008.0089178" calcext:value-type="float">
            <text:p>1008,0089178</text:p>
          </table:table-cell>
          <table:table-cell table:formula="of:=([.D63]-[.E63])^2" office:value-type="float" office:value="0.0436436805745095" calcext:value-type="float">
            <text:p>0,04364368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23947" calcext:value-type="float">
            <text:p>0,423947</text:p>
          </table:table-cell>
          <table:table-cell table:formula="of:=([.B64]*[.$B$297])-([.B64]*[.$B$296])+[.$B$296]" office:value-type="float" office:value="1007.4000039" calcext:value-type="float">
            <text:p>1007,4000039</text:p>
          </table:table-cell>
          <table:table-cell table:formula="of:=([.C64]*[.$B$297])-([.C64]*[.$B$296])+[.$B$296]" office:value-type="float" office:value="1007.7494937" calcext:value-type="float">
            <text:p>1007,7494937</text:p>
          </table:table-cell>
          <table:table-cell table:formula="of:=([.D64]-[.E64])^2" office:value-type="float" office:value="0.12214312030405" calcext:value-type="float">
            <text:p>0,12214312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25073" calcext:value-type="float">
            <text:p>0,425073</text:p>
          </table:table-cell>
          <table:table-cell table:formula="of:=([.B65]*[.$B$297])-([.B65]*[.$B$296])+[.$B$296]" office:value-type="float" office:value="1007.0000007" calcext:value-type="float">
            <text:p>1007,0000007</text:p>
          </table:table-cell>
          <table:table-cell table:formula="of:=([.C65]*[.$B$297])-([.C65]*[.$B$296])+[.$B$296]" office:value-type="float" office:value="1007.7687483" calcext:value-type="float">
            <text:p>1007,7687483</text:p>
          </table:table-cell>
          <table:table-cell table:formula="of:=([.D65]-[.E65])^2" office:value-type="float" office:value="0.590972872505734" calcext:value-type="float">
            <text:p>0,59097287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20749" calcext:value-type="float">
            <text:p>0,420749</text:p>
          </table:table-cell>
          <table:table-cell table:formula="of:=([.B66]*[.$B$297])-([.B66]*[.$B$296])+[.$B$296]" office:value-type="float" office:value="1007.9000079" calcext:value-type="float">
            <text:p>1007,9000079</text:p>
          </table:table-cell>
          <table:table-cell table:formula="of:=([.C66]*[.$B$297])-([.C66]*[.$B$296])+[.$B$296]" office:value-type="float" office:value="1007.6948079" calcext:value-type="float">
            <text:p>1007,6948079</text:p>
          </table:table-cell>
          <table:table-cell table:formula="of:=([.D66]-[.E66])^2" office:value-type="float" office:value="0.0421070399999962" calcext:value-type="float">
            <text:p>0,042107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462178" calcext:value-type="float">
            <text:p>0,462178</text:p>
          </table:table-cell>
          <table:table-cell table:formula="of:=([.B67]*[.$B$297])-([.B67]*[.$B$296])+[.$B$296]" office:value-type="float" office:value="1009.800006" calcext:value-type="float">
            <text:p>1009,800006</text:p>
          </table:table-cell>
          <table:table-cell table:formula="of:=([.C67]*[.$B$297])-([.C67]*[.$B$296])+[.$B$296]" office:value-type="float" office:value="1008.4032438" calcext:value-type="float">
            <text:p>1008,4032438</text:p>
          </table:table-cell>
          <table:table-cell table:formula="of:=([.D67]-[.E67])^2" office:value-type="float" office:value="1.95094464334919" calcext:value-type="float">
            <text:p>1,95094464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54536" calcext:value-type="float">
            <text:p>0,554536</text:p>
          </table:table-cell>
          <table:table-cell table:formula="of:=([.B68]*[.$B$297])-([.B68]*[.$B$296])+[.$B$296]" office:value-type="float" office:value="1010.1999921" calcext:value-type="float">
            <text:p>1010,1999921</text:p>
          </table:table-cell>
          <table:table-cell table:formula="of:=([.C68]*[.$B$297])-([.C68]*[.$B$296])+[.$B$296]" office:value-type="float" office:value="1009.9825656" calcext:value-type="float">
            <text:p>1009,9825656</text:p>
          </table:table-cell>
          <table:table-cell table:formula="of:=([.D68]-[.E68])^2" office:value-type="float" office:value="0.0472742829022447" calcext:value-type="float">
            <text:p>0,04727428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81359" calcext:value-type="float">
            <text:p>0,581359</text:p>
          </table:table-cell>
          <table:table-cell table:formula="of:=([.B69]*[.$B$297])-([.B69]*[.$B$296])+[.$B$296]" office:value-type="float" office:value="1009.6000044" calcext:value-type="float">
            <text:p>1009,6000044</text:p>
          </table:table-cell>
          <table:table-cell table:formula="of:=([.C69]*[.$B$297])-([.C69]*[.$B$296])+[.$B$296]" office:value-type="float" office:value="1010.4412389" calcext:value-type="float">
            <text:p>1010,4412389</text:p>
          </table:table-cell>
          <table:table-cell table:formula="of:=([.D69]-[.E69])^2" office:value-type="float" office:value="0.70767548399032" calcext:value-type="float">
            <text:p>0,7076754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54502" calcext:value-type="float">
            <text:p>0,54502</text:p>
          </table:table-cell>
          <table:table-cell table:formula="of:=([.B70]*[.$B$297])-([.B70]*[.$B$296])+[.$B$296]" office:value-type="float" office:value="1008.799998" calcext:value-type="float">
            <text:p>1008,799998</text:p>
          </table:table-cell>
          <table:table-cell table:formula="of:=([.C70]*[.$B$297])-([.C70]*[.$B$296])+[.$B$296]" office:value-type="float" office:value="1009.819842" calcext:value-type="float">
            <text:p>1009,819842</text:p>
          </table:table-cell>
          <table:table-cell table:formula="of:=([.D70]-[.E70])^2" office:value-type="float" office:value="1.04008178433607" calcext:value-type="float">
            <text:p>1,04008178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502088" calcext:value-type="float">
            <text:p>0,502088</text:p>
          </table:table-cell>
          <table:table-cell table:formula="of:=([.B71]*[.$B$297])-([.B71]*[.$B$296])+[.$B$296]" office:value-type="float" office:value="1008.1999932" calcext:value-type="float">
            <text:p>1008,1999932</text:p>
          </table:table-cell>
          <table:table-cell table:formula="of:=([.C71]*[.$B$297])-([.C71]*[.$B$296])+[.$B$296]" office:value-type="float" office:value="1009.0857048" calcext:value-type="float">
            <text:p>1009,0857048</text:p>
          </table:table-cell>
          <table:table-cell table:formula="of:=([.D71]-[.E71])^2" office:value-type="float" office:value="0.784485038374624" calcext:value-type="float">
            <text:p>0,78448503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49046" calcext:value-type="float">
            <text:p>0,449046</text:p>
          </table:table-cell>
          <table:table-cell table:formula="of:=([.B72]*[.$B$297])-([.B72]*[.$B$296])+[.$B$296]" office:value-type="float" office:value="1007.9000079" calcext:value-type="float">
            <text:p>1007,9000079</text:p>
          </table:table-cell>
          <table:table-cell table:formula="of:=([.C72]*[.$B$297])-([.C72]*[.$B$296])+[.$B$296]" office:value-type="float" office:value="1008.1786866" calcext:value-type="float">
            <text:p>1008,1786866</text:p>
          </table:table-cell>
          <table:table-cell table:formula="of:=([.D72]-[.E72])^2" office:value-type="float" office:value="0.0776618178336902" calcext:value-type="float">
            <text:p>0,07766181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30803" calcext:value-type="float">
            <text:p>0,430803</text:p>
          </table:table-cell>
          <table:table-cell table:formula="of:=([.B73]*[.$B$297])-([.B73]*[.$B$296])+[.$B$296]" office:value-type="float" office:value="1007.8000071" calcext:value-type="float">
            <text:p>1007,8000071</text:p>
          </table:table-cell>
          <table:table-cell table:formula="of:=([.C73]*[.$B$297])-([.C73]*[.$B$296])+[.$B$296]" office:value-type="float" office:value="1007.8667313" calcext:value-type="float">
            <text:p>1007,8667313</text:p>
          </table:table-cell>
          <table:table-cell table:formula="of:=([.D73]-[.E73])^2" office:value-type="float" office:value="0.00445211886564894" calcext:value-type="float">
            <text:p>0,00445211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42219" calcext:value-type="float">
            <text:p>0,442219</text:p>
          </table:table-cell>
          <table:table-cell table:formula="of:=([.B74]*[.$B$297])-([.B74]*[.$B$296])+[.$B$296]" office:value-type="float" office:value="1007.7000063" calcext:value-type="float">
            <text:p>1007,7000063</text:p>
          </table:table-cell>
          <table:table-cell table:formula="of:=([.C74]*[.$B$297])-([.C74]*[.$B$296])+[.$B$296]" office:value-type="float" office:value="1008.0619449" calcext:value-type="float">
            <text:p>1008,0619449</text:p>
          </table:table-cell>
          <table:table-cell table:formula="of:=([.D74]-[.E74])^2" office:value-type="float" office:value="0.130999550169982" calcext:value-type="float">
            <text:p>0,13099955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53135" calcext:value-type="float">
            <text:p>0,453135</text:p>
          </table:table-cell>
          <table:table-cell table:formula="of:=([.B75]*[.$B$297])-([.B75]*[.$B$296])+[.$B$296]" office:value-type="float" office:value="1007.8000071" calcext:value-type="float">
            <text:p>1007,8000071</text:p>
          </table:table-cell>
          <table:table-cell table:formula="of:=([.C75]*[.$B$297])-([.C75]*[.$B$296])+[.$B$296]" office:value-type="float" office:value="1008.2486085" calcext:value-type="float">
            <text:p>1008,2486085</text:p>
          </table:table-cell>
          <table:table-cell table:formula="of:=([.D75]-[.E75])^2" office:value-type="float" office:value="0.201243216081986" calcext:value-type="float">
            <text:p>0,20124321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64177" calcext:value-type="float">
            <text:p>0,464177</text:p>
          </table:table-cell>
          <table:table-cell table:formula="of:=([.B76]*[.$B$297])-([.B76]*[.$B$296])+[.$B$296]" office:value-type="float" office:value="1007.9999916" calcext:value-type="float">
            <text:p>1007,9999916</text:p>
          </table:table-cell>
          <table:table-cell table:formula="of:=([.C76]*[.$B$297])-([.C76]*[.$B$296])+[.$B$296]" office:value-type="float" office:value="1008.4374267" calcext:value-type="float">
            <text:p>1008,4374267</text:p>
          </table:table-cell>
          <table:table-cell table:formula="of:=([.D76]-[.E76])^2" office:value-type="float" office:value="0.191349466712124" calcext:value-type="float">
            <text:p>0,1913494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76599" calcext:value-type="float">
            <text:p>0,476599</text:p>
          </table:table-cell>
          <table:table-cell table:formula="of:=([.B77]*[.$B$297])-([.B77]*[.$B$296])+[.$B$296]" office:value-type="float" office:value="1008.3999948" calcext:value-type="float">
            <text:p>1008,3999948</text:p>
          </table:table-cell>
          <table:table-cell table:formula="of:=([.C77]*[.$B$297])-([.C77]*[.$B$296])+[.$B$296]" office:value-type="float" office:value="1008.6498429" calcext:value-type="float">
            <text:p>1008,6498429</text:p>
          </table:table-cell>
          <table:table-cell table:formula="of:=([.D77]-[.E77])^2" office:value-type="float" office:value="0.0624240730736142" calcext:value-type="float">
            <text:p>0,06242407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94797" calcext:value-type="float">
            <text:p>0,494797</text:p>
          </table:table-cell>
          <table:table-cell table:formula="of:=([.B78]*[.$B$297])-([.B78]*[.$B$296])+[.$B$296]" office:value-type="float" office:value="1009.1000004" calcext:value-type="float">
            <text:p>1009,1000004</text:p>
          </table:table-cell>
          <table:table-cell table:formula="of:=([.C78]*[.$B$297])-([.C78]*[.$B$296])+[.$B$296]" office:value-type="float" office:value="1008.9610287" calcext:value-type="float">
            <text:p>1008,9610287</text:p>
          </table:table-cell>
          <table:table-cell table:formula="of:=([.D78]-[.E78])^2" office:value-type="float" office:value="0.0193131334008779" calcext:value-type="float">
            <text:p>0,01931313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24545" calcext:value-type="float">
            <text:p>0,524545</text:p>
          </table:table-cell>
          <table:table-cell table:formula="of:=([.B79]*[.$B$297])-([.B79]*[.$B$296])+[.$B$296]" office:value-type="float" office:value="1009.6000044" calcext:value-type="float">
            <text:p>1009,6000044</text:p>
          </table:table-cell>
          <table:table-cell table:formula="of:=([.C79]*[.$B$297])-([.C79]*[.$B$296])+[.$B$296]" office:value-type="float" office:value="1009.4697195" calcext:value-type="float">
            <text:p>1009,4697195</text:p>
          </table:table-cell>
          <table:table-cell table:formula="of:=([.D79]-[.E79])^2" office:value-type="float" office:value="0.016974155168008" calcext:value-type="float">
            <text:p>0,01697415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46645" calcext:value-type="float">
            <text:p>0,546645</text:p>
          </table:table-cell>
          <table:table-cell table:formula="of:=([.B80]*[.$B$297])-([.B80]*[.$B$296])+[.$B$296]" office:value-type="float" office:value="1009.4000028" calcext:value-type="float">
            <text:p>1009,4000028</text:p>
          </table:table-cell>
          <table:table-cell table:formula="of:=([.C80]*[.$B$297])-([.C80]*[.$B$296])+[.$B$296]" office:value-type="float" office:value="1009.8476295" calcext:value-type="float">
            <text:p>1009,8476295</text:p>
          </table:table-cell>
          <table:table-cell table:formula="of:=([.D80]-[.E80])^2" office:value-type="float" office:value="0.200369662552891" calcext:value-type="float">
            <text:p>0,20036966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36929" calcext:value-type="float">
            <text:p>0,536929</text:p>
          </table:table-cell>
          <table:table-cell table:formula="of:=([.B81]*[.$B$297])-([.B81]*[.$B$296])+[.$B$296]" office:value-type="float" office:value="1008.6999972" calcext:value-type="float">
            <text:p>1008,6999972</text:p>
          </table:table-cell>
          <table:table-cell table:formula="of:=([.C81]*[.$B$297])-([.C81]*[.$B$296])+[.$B$296]" office:value-type="float" office:value="1009.6814859" calcext:value-type="float">
            <text:p>1009,6814859</text:p>
          </table:table-cell>
          <table:table-cell table:formula="of:=([.D81]-[.E81])^2" office:value-type="float" office:value="0.96332006822769" calcext:value-type="float">
            <text:p>0,9633200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99945" calcext:value-type="float">
            <text:p>0,499945</text:p>
          </table:table-cell>
          <table:table-cell table:formula="of:=([.B82]*[.$B$297])-([.B82]*[.$B$296])+[.$B$296]" office:value-type="float" office:value="1008.0999924" calcext:value-type="float">
            <text:p>1008,0999924</text:p>
          </table:table-cell>
          <table:table-cell table:formula="of:=([.C82]*[.$B$297])-([.C82]*[.$B$296])+[.$B$296]" office:value-type="float" office:value="1009.0490595" calcext:value-type="float">
            <text:p>1009,0490595</text:p>
          </table:table-cell>
          <table:table-cell table:formula="of:=([.D82]-[.E82])^2" office:value-type="float" office:value="0.900728360302587" calcext:value-type="float">
            <text:p>0,90072836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09357" calcext:value-type="float">
            <text:p>0,409357</text:p>
          </table:table-cell>
          <table:table-cell office:value-type="float" office:value="0.459279" calcext:value-type="float">
            <text:p>0,459279</text:p>
          </table:table-cell>
          <table:table-cell table:formula="of:=([.B83]*[.$B$297])-([.B83]*[.$B$296])+[.$B$296]" office:value-type="float" office:value="1007.5000047" calcext:value-type="float">
            <text:p>1007,5000047</text:p>
          </table:table-cell>
          <table:table-cell table:formula="of:=([.C83]*[.$B$297])-([.C83]*[.$B$296])+[.$B$296]" office:value-type="float" office:value="1008.3536709" calcext:value-type="float">
            <text:p>1008,3536709</text:p>
          </table:table-cell>
          <table:table-cell table:formula="of:=([.D83]-[.E83])^2" office:value-type="float" office:value="0.728745981022281" calcext:value-type="float">
            <text:p>0,7287459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4269" calcext:value-type="float">
            <text:p>0,374269</text:p>
          </table:table-cell>
          <table:table-cell office:value-type="float" office:value="0.423857" calcext:value-type="float">
            <text:p>0,423857</text:p>
          </table:table-cell>
          <table:table-cell table:formula="of:=([.B84]*[.$B$297])-([.B84]*[.$B$296])+[.$B$296]" office:value-type="float" office:value="1006.8999999" calcext:value-type="float">
            <text:p>1006,8999999</text:p>
          </table:table-cell>
          <table:table-cell table:formula="of:=([.C84]*[.$B$297])-([.C84]*[.$B$296])+[.$B$296]" office:value-type="float" office:value="1007.7479547" calcext:value-type="float">
            <text:p>1007,7479547</text:p>
          </table:table-cell>
          <table:table-cell table:formula="of:=([.D84]-[.E84])^2" office:value-type="float" office:value="0.719027342843082" calcext:value-type="float">
            <text:p>0,71902734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02792" calcext:value-type="float">
            <text:p>0,402792</text:p>
          </table:table-cell>
          <table:table-cell table:formula="of:=([.B85]*[.$B$297])-([.B85]*[.$B$296])+[.$B$296]" office:value-type="float" office:value="1006.7999991" calcext:value-type="float">
            <text:p>1006,7999991</text:p>
          </table:table-cell>
          <table:table-cell table:formula="of:=([.C85]*[.$B$297])-([.C85]*[.$B$296])+[.$B$296]" office:value-type="float" office:value="1007.3877432" calcext:value-type="float">
            <text:p>1007,3877432</text:p>
          </table:table-cell>
          <table:table-cell table:formula="of:=([.D85]-[.E85])^2" office:value-type="float" office:value="0.345443127084821" calcext:value-type="float">
            <text:p>0,34544312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408159" calcext:value-type="float">
            <text:p>0,408159</text:p>
          </table:table-cell>
          <table:table-cell table:formula="of:=([.B86]*[.$B$297])-([.B86]*[.$B$296])+[.$B$296]" office:value-type="float" office:value="1006.2999951" calcext:value-type="float">
            <text:p>1006,2999951</text:p>
          </table:table-cell>
          <table:table-cell table:formula="of:=([.C86]*[.$B$297])-([.C86]*[.$B$296])+[.$B$296]" office:value-type="float" office:value="1007.4795189" calcext:value-type="float">
            <text:p>1007,4795189</text:p>
          </table:table-cell>
          <table:table-cell table:formula="of:=([.D86]-[.E86])^2" office:value-type="float" office:value="1.39127639476664" calcext:value-type="float">
            <text:p>1,39127639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399789" calcext:value-type="float">
            <text:p>0,399789</text:p>
          </table:table-cell>
          <table:table-cell table:formula="of:=([.B87]*[.$B$297])-([.B87]*[.$B$296])+[.$B$296]" office:value-type="float" office:value="1006.4999967" calcext:value-type="float">
            <text:p>1006,4999967</text:p>
          </table:table-cell>
          <table:table-cell table:formula="of:=([.C87]*[.$B$297])-([.C87]*[.$B$296])+[.$B$296]" office:value-type="float" office:value="1007.3363919" calcext:value-type="float">
            <text:p>1007,3363919</text:p>
          </table:table-cell>
          <table:table-cell table:formula="of:=([.D87]-[.E87])^2" office:value-type="float" office:value="0.69955693058318" calcext:value-type="float">
            <text:p>0,69955693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62573" calcext:value-type="float">
            <text:p>0,362573</text:p>
          </table:table-cell>
          <table:table-cell office:value-type="float" office:value="0.413716" calcext:value-type="float">
            <text:p>0,413716</text:p>
          </table:table-cell>
          <table:table-cell table:formula="of:=([.B88]*[.$B$297])-([.B88]*[.$B$296])+[.$B$296]" office:value-type="float" office:value="1006.6999983" calcext:value-type="float">
            <text:p>1006,6999983</text:p>
          </table:table-cell>
          <table:table-cell table:formula="of:=([.C88]*[.$B$297])-([.C88]*[.$B$296])+[.$B$296]" office:value-type="float" office:value="1007.5745436" calcext:value-type="float">
            <text:p>1007,5745436</text:p>
          </table:table-cell>
          <table:table-cell table:formula="of:=([.D88]-[.E88])^2" office:value-type="float" office:value="0.764829481751931" calcext:value-type="float">
            <text:p>0,76482948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30647" calcext:value-type="float">
            <text:p>0,430647</text:p>
          </table:table-cell>
          <table:table-cell table:formula="of:=([.B89]*[.$B$297])-([.B89]*[.$B$296])+[.$B$296]" office:value-type="float" office:value="1007.2000023" calcext:value-type="float">
            <text:p>1007,2000023</text:p>
          </table:table-cell>
          <table:table-cell table:formula="of:=([.C89]*[.$B$297])-([.C89]*[.$B$296])+[.$B$296]" office:value-type="float" office:value="1007.8640637" calcext:value-type="float">
            <text:p>1007,8640637</text:p>
          </table:table-cell>
          <table:table-cell table:formula="of:=([.D89]-[.E89])^2" office:value-type="float" office:value="0.440977542970009" calcext:value-type="float">
            <text:p>0,4409775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54278" calcext:value-type="float">
            <text:p>0,454278</text:p>
          </table:table-cell>
          <table:table-cell table:formula="of:=([.B90]*[.$B$297])-([.B90]*[.$B$296])+[.$B$296]" office:value-type="float" office:value="1008.1999932" calcext:value-type="float">
            <text:p>1008,1999932</text:p>
          </table:table-cell>
          <table:table-cell table:formula="of:=([.C90]*[.$B$297])-([.C90]*[.$B$296])+[.$B$296]" office:value-type="float" office:value="1008.2681538" calcext:value-type="float">
            <text:p>1008,2681538</text:p>
          </table:table-cell>
          <table:table-cell table:formula="of:=([.D90]-[.E90])^2" office:value-type="float" office:value="0.00464586739235209" calcext:value-type="float">
            <text:p>0,00464586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96161" calcext:value-type="float">
            <text:p>0,496161</text:p>
          </table:table-cell>
          <table:table-cell table:formula="of:=([.B91]*[.$B$297])-([.B91]*[.$B$296])+[.$B$296]" office:value-type="float" office:value="1008.1999932" calcext:value-type="float">
            <text:p>1008,1999932</text:p>
          </table:table-cell>
          <table:table-cell table:formula="of:=([.C91]*[.$B$297])-([.C91]*[.$B$296])+[.$B$296]" office:value-type="float" office:value="1008.9843531" calcext:value-type="float">
            <text:p>1008,9843531</text:p>
          </table:table-cell>
          <table:table-cell table:formula="of:=([.D91]-[.E91])^2" office:value-type="float" office:value="0.615220452728052" calcext:value-type="float">
            <text:p>0,61522045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501699" calcext:value-type="float">
            <text:p>0,501699</text:p>
          </table:table-cell>
          <table:table-cell table:formula="of:=([.B92]*[.$B$297])-([.B92]*[.$B$296])+[.$B$296]" office:value-type="float" office:value="1007.9000079" calcext:value-type="float">
            <text:p>1007,9000079</text:p>
          </table:table-cell>
          <table:table-cell table:formula="of:=([.C92]*[.$B$297])-([.C92]*[.$B$296])+[.$B$296]" office:value-type="float" office:value="1009.0790529" calcext:value-type="float">
            <text:p>1009,0790529</text:p>
          </table:table-cell>
          <table:table-cell table:formula="of:=([.D92]-[.E92])^2" office:value-type="float" office:value="1.39014711202494" calcext:value-type="float">
            <text:p>1,3901471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79831" calcext:value-type="float">
            <text:p>0,479831</text:p>
          </table:table-cell>
          <table:table-cell table:formula="of:=([.B93]*[.$B$297])-([.B93]*[.$B$296])+[.$B$296]" office:value-type="float" office:value="1007.3000031" calcext:value-type="float">
            <text:p>1007,3000031</text:p>
          </table:table-cell>
          <table:table-cell table:formula="of:=([.C93]*[.$B$297])-([.C93]*[.$B$296])+[.$B$296]" office:value-type="float" office:value="1008.7051101" calcext:value-type="float">
            <text:p>1008,7051101</text:p>
          </table:table-cell>
          <table:table-cell table:formula="of:=([.D93]-[.E93])^2" office:value-type="float" office:value="1.9743256814488" calcext:value-type="float">
            <text:p>1,97432568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2573" calcext:value-type="float">
            <text:p>0,362573</text:p>
          </table:table-cell>
          <table:table-cell office:value-type="float" office:value="0.448909" calcext:value-type="float">
            <text:p>0,448909</text:p>
          </table:table-cell>
          <table:table-cell table:formula="of:=([.B94]*[.$B$297])-([.B94]*[.$B$296])+[.$B$296]" office:value-type="float" office:value="1006.6999983" calcext:value-type="float">
            <text:p>1006,6999983</text:p>
          </table:table-cell>
          <table:table-cell table:formula="of:=([.C94]*[.$B$297])-([.C94]*[.$B$296])+[.$B$296]" office:value-type="float" office:value="1008.1763439" calcext:value-type="float">
            <text:p>1008,1763439</text:p>
          </table:table-cell>
          <table:table-cell table:formula="of:=([.D94]-[.E94])^2" office:value-type="float" office:value="2.1795963306392" calcext:value-type="float">
            <text:p>2,17959633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411807" calcext:value-type="float">
            <text:p>0,411807</text:p>
          </table:table-cell>
          <table:table-cell table:formula="of:=([.B95]*[.$B$297])-([.B95]*[.$B$296])+[.$B$296]" office:value-type="float" office:value="1006.4999967" calcext:value-type="float">
            <text:p>1006,4999967</text:p>
          </table:table-cell>
          <table:table-cell table:formula="of:=([.C95]*[.$B$297])-([.C95]*[.$B$296])+[.$B$296]" office:value-type="float" office:value="1007.5418997" calcext:value-type="float">
            <text:p>1007,5418997</text:p>
          </table:table-cell>
          <table:table-cell table:formula="of:=([.D95]-[.E95])^2" office:value-type="float" office:value="1.08556186140886" calcext:value-type="float">
            <text:p>1,08556186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400964" calcext:value-type="float">
            <text:p>0,400964</text:p>
          </table:table-cell>
          <table:table-cell table:formula="of:=([.B96]*[.$B$297])-([.B96]*[.$B$296])+[.$B$296]" office:value-type="float" office:value="1006.2999951" calcext:value-type="float">
            <text:p>1006,2999951</text:p>
          </table:table-cell>
          <table:table-cell table:formula="of:=([.C96]*[.$B$297])-([.C96]*[.$B$296])+[.$B$296]" office:value-type="float" office:value="1007.3564844" calcext:value-type="float">
            <text:p>1007,3564844</text:p>
          </table:table-cell>
          <table:table-cell table:formula="of:=([.D96]-[.E96])^2" office:value-type="float" office:value="1.11616964101463" calcext:value-type="float">
            <text:p>1,1161696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00933" calcext:value-type="float">
            <text:p>0,400933</text:p>
          </table:table-cell>
          <table:table-cell table:formula="of:=([.B97]*[.$B$297])-([.B97]*[.$B$296])+[.$B$296]" office:value-type="float" office:value="1007.2000023" calcext:value-type="float">
            <text:p>1007,2000023</text:p>
          </table:table-cell>
          <table:table-cell table:formula="of:=([.C97]*[.$B$297])-([.C97]*[.$B$296])+[.$B$296]" office:value-type="float" office:value="1007.3559543" calcext:value-type="float">
            <text:p>1007,3559543</text:p>
          </table:table-cell>
          <table:table-cell table:formula="of:=([.D97]-[.E97])^2" office:value-type="float" office:value="0.0243210263039865" calcext:value-type="float">
            <text:p>0,02432102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2573" calcext:value-type="float">
            <text:p>0,362573</text:p>
          </table:table-cell>
          <table:table-cell office:value-type="float" office:value="0.445759" calcext:value-type="float">
            <text:p>0,445759</text:p>
          </table:table-cell>
          <table:table-cell table:formula="of:=([.B98]*[.$B$297])-([.B98]*[.$B$296])+[.$B$296]" office:value-type="float" office:value="1006.6999983" calcext:value-type="float">
            <text:p>1006,6999983</text:p>
          </table:table-cell>
          <table:table-cell table:formula="of:=([.C98]*[.$B$297])-([.C98]*[.$B$296])+[.$B$296]" office:value-type="float" office:value="1008.1224789" calcext:value-type="float">
            <text:p>1008,1224789</text:p>
          </table:table-cell>
          <table:table-cell table:formula="of:=([.D98]-[.E98])^2" office:value-type="float" office:value="2.02345105737628" calcext:value-type="float">
            <text:p>2,02345105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41023" calcext:value-type="float">
            <text:p>0,441023</text:p>
          </table:table-cell>
          <table:table-cell table:formula="of:=([.B99]*[.$B$297])-([.B99]*[.$B$296])+[.$B$296]" office:value-type="float" office:value="1006.7999991" calcext:value-type="float">
            <text:p>1006,7999991</text:p>
          </table:table-cell>
          <table:table-cell table:formula="of:=([.C99]*[.$B$297])-([.C99]*[.$B$296])+[.$B$296]" office:value-type="float" office:value="1008.0414933" calcext:value-type="float">
            <text:p>1008,0414933</text:p>
          </table:table-cell>
          <table:table-cell table:formula="of:=([.D99]-[.E99])^2" office:value-type="float" office:value="1.54130784863344" calcext:value-type="float">
            <text:p>1,54130784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34548" calcext:value-type="float">
            <text:p>0,434548</text:p>
          </table:table-cell>
          <table:table-cell table:formula="of:=([.B100]*[.$B$297])-([.B100]*[.$B$296])+[.$B$296]" office:value-type="float" office:value="1007.2000023" calcext:value-type="float">
            <text:p>1007,2000023</text:p>
          </table:table-cell>
          <table:table-cell table:formula="of:=([.C100]*[.$B$297])-([.C100]*[.$B$296])+[.$B$296]" office:value-type="float" office:value="1007.9307708" calcext:value-type="float">
            <text:p>1007,9307708</text:p>
          </table:table-cell>
          <table:table-cell table:formula="of:=([.D100]-[.E100])^2" office:value-type="float" office:value="0.534022600592182" calcext:value-type="float">
            <text:p>0,5340226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51597" calcext:value-type="float">
            <text:p>0,451597</text:p>
          </table:table-cell>
          <table:table-cell table:formula="of:=([.B101]*[.$B$297])-([.B101]*[.$B$296])+[.$B$296]" office:value-type="float" office:value="1007.9000079" calcext:value-type="float">
            <text:p>1007,9000079</text:p>
          </table:table-cell>
          <table:table-cell table:formula="of:=([.C101]*[.$B$297])-([.C101]*[.$B$296])+[.$B$296]" office:value-type="float" office:value="1008.2223087" calcext:value-type="float">
            <text:p>1008,2223087</text:p>
          </table:table-cell>
          <table:table-cell table:formula="of:=([.D101]-[.E101])^2" office:value-type="float" office:value="0.103877805680636" calcext:value-type="float">
            <text:p>0,10387780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81049" calcext:value-type="float">
            <text:p>0,481049</text:p>
          </table:table-cell>
          <table:table-cell table:formula="of:=([.B102]*[.$B$297])-([.B102]*[.$B$296])+[.$B$296]" office:value-type="float" office:value="1008.0999924" calcext:value-type="float">
            <text:p>1008,0999924</text:p>
          </table:table-cell>
          <table:table-cell table:formula="of:=([.C102]*[.$B$297])-([.C102]*[.$B$296])+[.$B$296]" office:value-type="float" office:value="1008.7259379" calcext:value-type="float">
            <text:p>1008,7259379</text:p>
          </table:table-cell>
          <table:table-cell table:formula="of:=([.D102]-[.E102])^2" office:value-type="float" office:value="0.391807768970179" calcext:value-type="float">
            <text:p>0,3918077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494186" calcext:value-type="float">
            <text:p>0,494186</text:p>
          </table:table-cell>
          <table:table-cell table:formula="of:=([.B103]*[.$B$297])-([.B103]*[.$B$296])+[.$B$296]" office:value-type="float" office:value="1008.4999956" calcext:value-type="float">
            <text:p>1008,4999956</text:p>
          </table:table-cell>
          <table:table-cell table:formula="of:=([.C103]*[.$B$297])-([.C103]*[.$B$296])+[.$B$296]" office:value-type="float" office:value="1008.9505806" calcext:value-type="float">
            <text:p>1008,9505806</text:p>
          </table:table-cell>
          <table:table-cell table:formula="of:=([.D103]-[.E103])^2" office:value-type="float" office:value="0.203026842224939" calcext:value-type="float">
            <text:p>0,20302684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503511" calcext:value-type="float">
            <text:p>0,503511</text:p>
          </table:table-cell>
          <table:table-cell table:formula="of:=([.B104]*[.$B$297])-([.B104]*[.$B$296])+[.$B$296]" office:value-type="float" office:value="1008.5999964" calcext:value-type="float">
            <text:p>1008,5999964</text:p>
          </table:table-cell>
          <table:table-cell table:formula="of:=([.C104]*[.$B$297])-([.C104]*[.$B$296])+[.$B$296]" office:value-type="float" office:value="1009.1100381" calcext:value-type="float">
            <text:p>1009,1100381</text:p>
          </table:table-cell>
          <table:table-cell table:formula="of:=([.D104]-[.E104])^2" office:value-type="float" office:value="0.260142535738878" calcext:value-type="float">
            <text:p>0,26014253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508072" calcext:value-type="float">
            <text:p>0,508072</text:p>
          </table:table-cell>
          <table:table-cell table:formula="of:=([.B105]*[.$B$297])-([.B105]*[.$B$296])+[.$B$296]" office:value-type="float" office:value="1008.3999948" calcext:value-type="float">
            <text:p>1008,3999948</text:p>
          </table:table-cell>
          <table:table-cell table:formula="of:=([.C105]*[.$B$297])-([.C105]*[.$B$296])+[.$B$296]" office:value-type="float" office:value="1009.1880312" calcext:value-type="float">
            <text:p>1009,1880312</text:p>
          </table:table-cell>
          <table:table-cell table:formula="of:=([.D105]-[.E105])^2" office:value-type="float" office:value="0.621001367724976" calcext:value-type="float">
            <text:p>0,62100136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94238" calcext:value-type="float">
            <text:p>0,494238</text:p>
          </table:table-cell>
          <table:table-cell table:formula="of:=([.B106]*[.$B$297])-([.B106]*[.$B$296])+[.$B$296]" office:value-type="float" office:value="1007.7000063" calcext:value-type="float">
            <text:p>1007,7000063</text:p>
          </table:table-cell>
          <table:table-cell table:formula="of:=([.C106]*[.$B$297])-([.C106]*[.$B$296])+[.$B$296]" office:value-type="float" office:value="1008.9514698" calcext:value-type="float">
            <text:p>1008,9514698</text:p>
          </table:table-cell>
          <table:table-cell table:formula="of:=([.D106]-[.E106])^2" office:value-type="float" office:value="1.56616089183225" calcext:value-type="float">
            <text:p>1,56616089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6079" calcext:value-type="float">
            <text:p>0,46079</text:p>
          </table:table-cell>
          <table:table-cell table:formula="of:=([.B107]*[.$B$297])-([.B107]*[.$B$296])+[.$B$296]" office:value-type="float" office:value="1007.4000039" calcext:value-type="float">
            <text:p>1007,4000039</text:p>
          </table:table-cell>
          <table:table-cell table:formula="of:=([.C107]*[.$B$297])-([.C107]*[.$B$296])+[.$B$296]" office:value-type="float" office:value="1008.379509" calcext:value-type="float">
            <text:p>1008,379509</text:p>
          </table:table-cell>
          <table:table-cell table:formula="of:=([.D107]-[.E107])^2" office:value-type="float" office:value="0.959430240926199" calcext:value-type="float">
            <text:p>0,95943024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37246" calcext:value-type="float">
            <text:p>0,437246</text:p>
          </table:table-cell>
          <table:table-cell table:formula="of:=([.B108]*[.$B$297])-([.B108]*[.$B$296])+[.$B$296]" office:value-type="float" office:value="1007.1000015" calcext:value-type="float">
            <text:p>1007,1000015</text:p>
          </table:table-cell>
          <table:table-cell table:formula="of:=([.C108]*[.$B$297])-([.C108]*[.$B$296])+[.$B$296]" office:value-type="float" office:value="1007.9769066" calcext:value-type="float">
            <text:p>1007,9769066</text:p>
          </table:table-cell>
          <table:table-cell table:formula="of:=([.D108]-[.E108])^2" office:value-type="float" office:value="0.768962554406088" calcext:value-type="float">
            <text:p>0,76896255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2404" calcext:value-type="float">
            <text:p>0,42404</text:p>
          </table:table-cell>
          <table:table-cell table:formula="of:=([.B109]*[.$B$297])-([.B109]*[.$B$296])+[.$B$296]" office:value-type="float" office:value="1006.7999991" calcext:value-type="float">
            <text:p>1006,7999991</text:p>
          </table:table-cell>
          <table:table-cell table:formula="of:=([.C109]*[.$B$297])-([.C109]*[.$B$296])+[.$B$296]" office:value-type="float" office:value="1007.751084" calcext:value-type="float">
            <text:p>1007,751084</text:p>
          </table:table-cell>
          <table:table-cell table:formula="of:=([.D109]-[.E109])^2" office:value-type="float" office:value="0.904562487007925" calcext:value-type="float">
            <text:p>0,9045624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6725" calcext:value-type="float">
            <text:p>0,356725</text:p>
          </table:table-cell>
          <table:table-cell office:value-type="float" office:value="0.418189" calcext:value-type="float">
            <text:p>0,418189</text:p>
          </table:table-cell>
          <table:table-cell table:formula="of:=([.B110]*[.$B$297])-([.B110]*[.$B$296])+[.$B$296]" office:value-type="float" office:value="1006.5999975" calcext:value-type="float">
            <text:p>1006,5999975</text:p>
          </table:table-cell>
          <table:table-cell table:formula="of:=([.C110]*[.$B$297])-([.C110]*[.$B$296])+[.$B$296]" office:value-type="float" office:value="1007.6510319" calcext:value-type="float">
            <text:p>1007,6510319</text:p>
          </table:table-cell>
          <table:table-cell table:formula="of:=([.D110]-[.E110])^2" office:value-type="float" office:value="1.10467330998346" calcext:value-type="float">
            <text:p>1,104673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56725" calcext:value-type="float">
            <text:p>0,356725</text:p>
          </table:table-cell>
          <table:table-cell office:value-type="float" office:value="0.416363" calcext:value-type="float">
            <text:p>0,416363</text:p>
          </table:table-cell>
          <table:table-cell table:formula="of:=([.B111]*[.$B$297])-([.B111]*[.$B$296])+[.$B$296]" office:value-type="float" office:value="1006.5999975" calcext:value-type="float">
            <text:p>1006,5999975</text:p>
          </table:table-cell>
          <table:table-cell table:formula="of:=([.C111]*[.$B$297])-([.C111]*[.$B$296])+[.$B$296]" office:value-type="float" office:value="1007.6198073" calcext:value-type="float">
            <text:p>1007,6198073</text:p>
          </table:table-cell>
          <table:table-cell table:formula="of:=([.D111]-[.E111])^2" office:value-type="float" office:value="1.04001202817619" calcext:value-type="float">
            <text:p>1,04001202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4269" calcext:value-type="float">
            <text:p>0,374269</text:p>
          </table:table-cell>
          <table:table-cell office:value-type="float" office:value="0.420035" calcext:value-type="float">
            <text:p>0,420035</text:p>
          </table:table-cell>
          <table:table-cell table:formula="of:=([.B112]*[.$B$297])-([.B112]*[.$B$296])+[.$B$296]" office:value-type="float" office:value="1006.8999999" calcext:value-type="float">
            <text:p>1006,8999999</text:p>
          </table:table-cell>
          <table:table-cell table:formula="of:=([.C112]*[.$B$297])-([.C112]*[.$B$296])+[.$B$296]" office:value-type="float" office:value="1007.6825985" calcext:value-type="float">
            <text:p>1007,6825985</text:p>
          </table:table-cell>
          <table:table-cell table:formula="of:=([.D112]-[.E112])^2" office:value-type="float" office:value="0.612460568722004" calcext:value-type="float">
            <text:p>0,61246056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15205" calcext:value-type="float">
            <text:p>0,415205</text:p>
          </table:table-cell>
          <table:table-cell office:value-type="float" office:value="0.437038" calcext:value-type="float">
            <text:p>0,437038</text:p>
          </table:table-cell>
          <table:table-cell table:formula="of:=([.B113]*[.$B$297])-([.B113]*[.$B$296])+[.$B$296]" office:value-type="float" office:value="1007.6000055" calcext:value-type="float">
            <text:p>1007,6000055</text:p>
          </table:table-cell>
          <table:table-cell table:formula="of:=([.C113]*[.$B$297])-([.C113]*[.$B$296])+[.$B$296]" office:value-type="float" office:value="1007.9733498" calcext:value-type="float">
            <text:p>1007,9733498</text:p>
          </table:table-cell>
          <table:table-cell table:formula="of:=([.D113]-[.E113])^2" office:value-type="float" office:value="0.139385966342564" calcext:value-type="float">
            <text:p>0,13938596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69827" calcext:value-type="float">
            <text:p>0,469827</text:p>
          </table:table-cell>
          <table:table-cell table:formula="of:=([.B114]*[.$B$297])-([.B114]*[.$B$296])+[.$B$296]" office:value-type="float" office:value="1007.7000063" calcext:value-type="float">
            <text:p>1007,7000063</text:p>
          </table:table-cell>
          <table:table-cell table:formula="of:=([.C114]*[.$B$297])-([.C114]*[.$B$296])+[.$B$296]" office:value-type="float" office:value="1008.5340417" calcext:value-type="float">
            <text:p>1008,5340417</text:p>
          </table:table-cell>
          <table:table-cell table:formula="of:=([.D114]-[.E114])^2" office:value-type="float" office:value="0.695615048453073" calcext:value-type="float">
            <text:p>0,69561504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79301" calcext:value-type="float">
            <text:p>0,479301</text:p>
          </table:table-cell>
          <table:table-cell table:formula="of:=([.B115]*[.$B$297])-([.B115]*[.$B$296])+[.$B$296]" office:value-type="float" office:value="1008.1999932" calcext:value-type="float">
            <text:p>1008,1999932</text:p>
          </table:table-cell>
          <table:table-cell table:formula="of:=([.C115]*[.$B$297])-([.C115]*[.$B$296])+[.$B$296]" office:value-type="float" office:value="1008.6960471" calcext:value-type="float">
            <text:p>1008,6960471</text:p>
          </table:table-cell>
          <table:table-cell table:formula="of:=([.D115]-[.E115])^2" office:value-type="float" office:value="0.246069471705203" calcext:value-type="float">
            <text:p>0,24606947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91639" calcext:value-type="float">
            <text:p>0,491639</text:p>
          </table:table-cell>
          <table:table-cell table:formula="of:=([.B116]*[.$B$297])-([.B116]*[.$B$296])+[.$B$296]" office:value-type="float" office:value="1008.0999924" calcext:value-type="float">
            <text:p>1008,0999924</text:p>
          </table:table-cell>
          <table:table-cell table:formula="of:=([.C116]*[.$B$297])-([.C116]*[.$B$296])+[.$B$296]" office:value-type="float" office:value="1008.9070269" calcext:value-type="float">
            <text:p>1008,9070269</text:p>
          </table:table-cell>
          <table:table-cell table:formula="of:=([.D116]-[.E116])^2" office:value-type="float" office:value="0.651304684190228" calcext:value-type="float">
            <text:p>0,65130468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91034" calcext:value-type="float">
            <text:p>0,491034</text:p>
          </table:table-cell>
          <table:table-cell table:formula="of:=([.B117]*[.$B$297])-([.B117]*[.$B$296])+[.$B$296]" office:value-type="float" office:value="1007.9999916" calcext:value-type="float">
            <text:p>1007,9999916</text:p>
          </table:table-cell>
          <table:table-cell table:formula="of:=([.C117]*[.$B$297])-([.C117]*[.$B$296])+[.$B$296]" office:value-type="float" office:value="1008.8966814" calcext:value-type="float">
            <text:p>1008,8966814</text:p>
          </table:table-cell>
          <table:table-cell table:formula="of:=([.D117]-[.E117])^2" office:value-type="float" office:value="0.804052597424226" calcext:value-type="float">
            <text:p>0,80405259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78548" calcext:value-type="float">
            <text:p>0,478548</text:p>
          </table:table-cell>
          <table:table-cell table:formula="of:=([.B118]*[.$B$297])-([.B118]*[.$B$296])+[.$B$296]" office:value-type="float" office:value="1007.3000031" calcext:value-type="float">
            <text:p>1007,3000031</text:p>
          </table:table-cell>
          <table:table-cell table:formula="of:=([.C118]*[.$B$297])-([.C118]*[.$B$296])+[.$B$296]" office:value-type="float" office:value="1008.6831708" calcext:value-type="float">
            <text:p>1008,6831708</text:p>
          </table:table-cell>
          <table:table-cell table:formula="of:=([.D118]-[.E118])^2" office:value-type="float" office:value="1.91315288632314" calcext:value-type="float">
            <text:p>1,91315288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47699" calcext:value-type="float">
            <text:p>0,447699</text:p>
          </table:table-cell>
          <table:table-cell table:formula="of:=([.B119]*[.$B$297])-([.B119]*[.$B$296])+[.$B$296]" office:value-type="float" office:value="1007.0000007" calcext:value-type="float">
            <text:p>1007,0000007</text:p>
          </table:table-cell>
          <table:table-cell table:formula="of:=([.C119]*[.$B$297])-([.C119]*[.$B$296])+[.$B$296]" office:value-type="float" office:value="1008.1556529" calcext:value-type="float">
            <text:p>1008,1556529</text:p>
          </table:table-cell>
          <table:table-cell table:formula="of:=([.D119]-[.E119])^2" office:value-type="float" office:value="1.33553200736475" calcext:value-type="float">
            <text:p>1,33553200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424854" calcext:value-type="float">
            <text:p>0,424854</text:p>
          </table:table-cell>
          <table:table-cell table:formula="of:=([.B120]*[.$B$297])-([.B120]*[.$B$296])+[.$B$296]" office:value-type="float" office:value="1006.4999967" calcext:value-type="float">
            <text:p>1006,4999967</text:p>
          </table:table-cell>
          <table:table-cell table:formula="of:=([.C120]*[.$B$297])-([.C120]*[.$B$296])+[.$B$296]" office:value-type="float" office:value="1007.7650034" calcext:value-type="float">
            <text:p>1007,7650034</text:p>
          </table:table-cell>
          <table:table-cell table:formula="of:=([.D120]-[.E120])^2" office:value-type="float" office:value="1.60024195104507" calcext:value-type="float">
            <text:p>1,6002419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404235" calcext:value-type="float">
            <text:p>0,404235</text:p>
          </table:table-cell>
          <table:table-cell table:formula="of:=([.B121]*[.$B$297])-([.B121]*[.$B$296])+[.$B$296]" office:value-type="float" office:value="1006.2999951" calcext:value-type="float">
            <text:p>1006,2999951</text:p>
          </table:table-cell>
          <table:table-cell table:formula="of:=([.C121]*[.$B$297])-([.C121]*[.$B$296])+[.$B$296]" office:value-type="float" office:value="1007.4124185" calcext:value-type="float">
            <text:p>1007,4124185</text:p>
          </table:table-cell>
          <table:table-cell table:formula="of:=([.D121]-[.E121])^2" office:value-type="float" office:value="1.23748582086784" calcext:value-type="float">
            <text:p>1,23748582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399451" calcext:value-type="float">
            <text:p>0,399451</text:p>
          </table:table-cell>
          <table:table-cell table:formula="of:=([.B122]*[.$B$297])-([.B122]*[.$B$296])+[.$B$296]" office:value-type="float" office:value="1006.4999967" calcext:value-type="float">
            <text:p>1006,4999967</text:p>
          </table:table-cell>
          <table:table-cell table:formula="of:=([.C122]*[.$B$297])-([.C122]*[.$B$296])+[.$B$296]" office:value-type="float" office:value="1007.3306121" calcext:value-type="float">
            <text:p>1007,3306121</text:p>
          </table:table-cell>
          <table:table-cell table:formula="of:=([.D122]-[.E122])^2" office:value-type="float" office:value="0.689921942717253" calcext:value-type="float">
            <text:p>0,68992194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1537" calcext:value-type="float">
            <text:p>0,41537</text:p>
          </table:table-cell>
          <table:table-cell table:formula="of:=([.B123]*[.$B$297])-([.B123]*[.$B$296])+[.$B$296]" office:value-type="float" office:value="1007.0000007" calcext:value-type="float">
            <text:p>1007,0000007</text:p>
          </table:table-cell>
          <table:table-cell table:formula="of:=([.C123]*[.$B$297])-([.C123]*[.$B$296])+[.$B$296]" office:value-type="float" office:value="1007.602827" calcext:value-type="float">
            <text:p>1007,602827</text:p>
          </table:table-cell>
          <table:table-cell table:formula="of:=([.D123]-[.E123])^2" office:value-type="float" office:value="0.363399547971626" calcext:value-type="float">
            <text:p>0,3633995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44004" calcext:value-type="float">
            <text:p>0,444004</text:p>
          </table:table-cell>
          <table:table-cell table:formula="of:=([.B124]*[.$B$297])-([.B124]*[.$B$296])+[.$B$296]" office:value-type="float" office:value="1007.1000015" calcext:value-type="float">
            <text:p>1007,1000015</text:p>
          </table:table-cell>
          <table:table-cell table:formula="of:=([.C124]*[.$B$297])-([.C124]*[.$B$296])+[.$B$296]" office:value-type="float" office:value="1008.0924684" calcext:value-type="float">
            <text:p>1008,0924684</text:p>
          </table:table-cell>
          <table:table-cell table:formula="of:=([.D124]-[.E124])^2" office:value-type="float" office:value="0.984990547595744" calcext:value-type="float">
            <text:p>0,9849905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54603" calcext:value-type="float">
            <text:p>0,454603</text:p>
          </table:table-cell>
          <table:table-cell table:formula="of:=([.B125]*[.$B$297])-([.B125]*[.$B$296])+[.$B$296]" office:value-type="float" office:value="1007.7000063" calcext:value-type="float">
            <text:p>1007,7000063</text:p>
          </table:table-cell>
          <table:table-cell table:formula="of:=([.C125]*[.$B$297])-([.C125]*[.$B$296])+[.$B$296]" office:value-type="float" office:value="1008.2737113" calcext:value-type="float">
            <text:p>1008,2737113</text:p>
          </table:table-cell>
          <table:table-cell table:formula="of:=([.D125]-[.E125])^2" office:value-type="float" office:value="0.329137427025021" calcext:value-type="float">
            <text:p>0,3291374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73576" calcext:value-type="float">
            <text:p>0,473576</text:p>
          </table:table-cell>
          <table:table-cell table:formula="of:=([.B126]*[.$B$297])-([.B126]*[.$B$296])+[.$B$296]" office:value-type="float" office:value="1008.0999924" calcext:value-type="float">
            <text:p>1008,0999924</text:p>
          </table:table-cell>
          <table:table-cell table:formula="of:=([.C126]*[.$B$297])-([.C126]*[.$B$296])+[.$B$296]" office:value-type="float" office:value="1008.5981496" calcext:value-type="float">
            <text:p>1008,5981496</text:p>
          </table:table-cell>
          <table:table-cell table:formula="of:=([.D126]-[.E126])^2" office:value-type="float" office:value="0.248160595911764" calcext:value-type="float">
            <text:p>0,24816059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93179" calcext:value-type="float">
            <text:p>0,493179</text:p>
          </table:table-cell>
          <table:table-cell table:formula="of:=([.B127]*[.$B$297])-([.B127]*[.$B$296])+[.$B$296]" office:value-type="float" office:value="1008.6999972" calcext:value-type="float">
            <text:p>1008,6999972</text:p>
          </table:table-cell>
          <table:table-cell table:formula="of:=([.C127]*[.$B$297])-([.C127]*[.$B$296])+[.$B$296]" office:value-type="float" office:value="1008.9333609" calcext:value-type="float">
            <text:p>1008,9333609</text:p>
          </table:table-cell>
          <table:table-cell table:formula="of:=([.D127]-[.E127])^2" office:value-type="float" office:value="0.054458616477709" calcext:value-type="float">
            <text:p>0,05445861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12513" calcext:value-type="float">
            <text:p>0,512513</text:p>
          </table:table-cell>
          <table:table-cell table:formula="of:=([.B128]*[.$B$297])-([.B128]*[.$B$296])+[.$B$296]" office:value-type="float" office:value="1009.1000004" calcext:value-type="float">
            <text:p>1009,1000004</text:p>
          </table:table-cell>
          <table:table-cell table:formula="of:=([.C128]*[.$B$297])-([.C128]*[.$B$296])+[.$B$296]" office:value-type="float" office:value="1009.2639723" calcext:value-type="float">
            <text:p>1009,2639723</text:p>
          </table:table-cell>
          <table:table-cell table:formula="of:=([.D128]-[.E128])^2" office:value-type="float" office:value="0.026886783989603" calcext:value-type="float">
            <text:p>0,0268867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529589" calcext:value-type="float">
            <text:p>0,529589</text:p>
          </table:table-cell>
          <table:table-cell table:formula="of:=([.B129]*[.$B$297])-([.B129]*[.$B$296])+[.$B$296]" office:value-type="float" office:value="1008.8999988" calcext:value-type="float">
            <text:p>1008,8999988</text:p>
          </table:table-cell>
          <table:table-cell table:formula="of:=([.C129]*[.$B$297])-([.C129]*[.$B$296])+[.$B$296]" office:value-type="float" office:value="1009.5559719" calcext:value-type="float">
            <text:p>1009,5559719</text:p>
          </table:table-cell>
          <table:table-cell table:formula="of:=([.D129]-[.E129])^2" office:value-type="float" office:value="0.430300707923588" calcext:value-type="float">
            <text:p>0,43030070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18184" calcext:value-type="float">
            <text:p>0,518184</text:p>
          </table:table-cell>
          <table:table-cell table:formula="of:=([.B130]*[.$B$297])-([.B130]*[.$B$296])+[.$B$296]" office:value-type="float" office:value="1008.6999972" calcext:value-type="float">
            <text:p>1008,6999972</text:p>
          </table:table-cell>
          <table:table-cell table:formula="of:=([.C130]*[.$B$297])-([.C130]*[.$B$296])+[.$B$296]" office:value-type="float" office:value="1009.3609464" calcext:value-type="float">
            <text:p>1009,3609464</text:p>
          </table:table-cell>
          <table:table-cell table:formula="of:=([.D130]-[.E130])^2" office:value-type="float" office:value="0.436853844980646" calcext:value-type="float">
            <text:p>0,436853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501242" calcext:value-type="float">
            <text:p>0,501242</text:p>
          </table:table-cell>
          <table:table-cell table:formula="of:=([.B131]*[.$B$297])-([.B131]*[.$B$296])+[.$B$296]" office:value-type="float" office:value="1008.1999932" calcext:value-type="float">
            <text:p>1008,1999932</text:p>
          </table:table-cell>
          <table:table-cell table:formula="of:=([.C131]*[.$B$297])-([.C131]*[.$B$296])+[.$B$296]" office:value-type="float" office:value="1009.0712382" calcext:value-type="float">
            <text:p>1009,0712382</text:p>
          </table:table-cell>
          <table:table-cell table:formula="of:=([.D131]-[.E131])^2" office:value-type="float" office:value="0.759067850024879" calcext:value-type="float">
            <text:p>0,759067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73604" calcext:value-type="float">
            <text:p>0,473604</text:p>
          </table:table-cell>
          <table:table-cell table:formula="of:=([.B132]*[.$B$297])-([.B132]*[.$B$296])+[.$B$296]" office:value-type="float" office:value="1007.9000079" calcext:value-type="float">
            <text:p>1007,9000079</text:p>
          </table:table-cell>
          <table:table-cell table:formula="of:=([.C132]*[.$B$297])-([.C132]*[.$B$296])+[.$B$296]" office:value-type="float" office:value="1008.5986284" calcext:value-type="float">
            <text:p>1008,5986284</text:p>
          </table:table-cell>
          <table:table-cell table:formula="of:=([.D132]-[.E132])^2" office:value-type="float" office:value="0.488070603020335" calcext:value-type="float">
            <text:p>0,4880706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5387" calcext:value-type="float">
            <text:p>0,45387</text:p>
          </table:table-cell>
          <table:table-cell table:formula="of:=([.B133]*[.$B$297])-([.B133]*[.$B$296])+[.$B$296]" office:value-type="float" office:value="1007.2000023" calcext:value-type="float">
            <text:p>1007,2000023</text:p>
          </table:table-cell>
          <table:table-cell table:formula="of:=([.C133]*[.$B$297])-([.C133]*[.$B$296])+[.$B$296]" office:value-type="float" office:value="1008.261177" calcext:value-type="float">
            <text:p>1008,261177</text:p>
          </table:table-cell>
          <table:table-cell table:formula="of:=([.D133]-[.E133])^2" office:value-type="float" office:value="1.12609174392017" calcext:value-type="float">
            <text:p>1,12609174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26555" calcext:value-type="float">
            <text:p>0,426555</text:p>
          </table:table-cell>
          <table:table-cell table:formula="of:=([.B134]*[.$B$297])-([.B134]*[.$B$296])+[.$B$296]" office:value-type="float" office:value="1006.7999991" calcext:value-type="float">
            <text:p>1006,7999991</text:p>
          </table:table-cell>
          <table:table-cell table:formula="of:=([.C134]*[.$B$297])-([.C134]*[.$B$296])+[.$B$296]" office:value-type="float" office:value="1007.7940905" calcext:value-type="float">
            <text:p>1007,7940905</text:p>
          </table:table-cell>
          <table:table-cell table:formula="of:=([.D134]-[.E134])^2" office:value-type="float" office:value="0.988217711553964" calcext:value-type="float">
            <text:p>0,9882177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09915" calcext:value-type="float">
            <text:p>0,409915</text:p>
          </table:table-cell>
          <table:table-cell table:formula="of:=([.B135]*[.$B$297])-([.B135]*[.$B$296])+[.$B$296]" office:value-type="float" office:value="1007.0000007" calcext:value-type="float">
            <text:p>1007,0000007</text:p>
          </table:table-cell>
          <table:table-cell table:formula="of:=([.C135]*[.$B$297])-([.C135]*[.$B$296])+[.$B$296]" office:value-type="float" office:value="1007.5095465" calcext:value-type="float">
            <text:p>1007,5095465</text:p>
          </table:table-cell>
          <table:table-cell table:formula="of:=([.D135]-[.E135])^2" office:value-type="float" office:value="0.259636922297594" calcext:value-type="float">
            <text:p>0,25963692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23485" calcext:value-type="float">
            <text:p>0,423485</text:p>
          </table:table-cell>
          <table:table-cell table:formula="of:=([.B136]*[.$B$297])-([.B136]*[.$B$296])+[.$B$296]" office:value-type="float" office:value="1007.3000031" calcext:value-type="float">
            <text:p>1007,3000031</text:p>
          </table:table-cell>
          <table:table-cell table:formula="of:=([.C136]*[.$B$297])-([.C136]*[.$B$296])+[.$B$296]" office:value-type="float" office:value="1007.7415935" calcext:value-type="float">
            <text:p>1007,7415935</text:p>
          </table:table-cell>
          <table:table-cell table:formula="of:=([.D136]-[.E136])^2" office:value-type="float" office:value="0.195002081372056" calcext:value-type="float">
            <text:p>0,19500208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448478" calcext:value-type="float">
            <text:p>0,448478</text:p>
          </table:table-cell>
          <table:table-cell table:formula="of:=([.B137]*[.$B$297])-([.B137]*[.$B$296])+[.$B$296]" office:value-type="float" office:value="1010.3999937" calcext:value-type="float">
            <text:p>1010,3999937</text:p>
          </table:table-cell>
          <table:table-cell table:formula="of:=([.C137]*[.$B$297])-([.C137]*[.$B$296])+[.$B$296]" office:value-type="float" office:value="1008.1689738" calcext:value-type="float">
            <text:p>1008,1689738</text:p>
          </table:table-cell>
          <table:table-cell table:formula="of:=([.D137]-[.E137])^2" office:value-type="float" office:value="4.97744979419591" calcext:value-type="float">
            <text:p>4,97744979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571935" calcext:value-type="float">
            <text:p>0,571935</text:p>
          </table:table-cell>
          <table:table-cell table:formula="of:=([.B138]*[.$B$297])-([.B138]*[.$B$296])+[.$B$296]" office:value-type="float" office:value="1008.299994" calcext:value-type="float">
            <text:p>1008,299994</text:p>
          </table:table-cell>
          <table:table-cell table:formula="of:=([.C138]*[.$B$297])-([.C138]*[.$B$296])+[.$B$296]" office:value-type="float" office:value="1010.2800885" calcext:value-type="float">
            <text:p>1010,2800885</text:p>
          </table:table-cell>
          <table:table-cell table:formula="of:=([.D138]-[.E138])^2" office:value-type="float" office:value="3.9207742289305" calcext:value-type="float">
            <text:p>3,92077422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27125" calcext:value-type="float">
            <text:p>0,527125</text:p>
          </table:table-cell>
          <table:table-cell table:formula="of:=([.B139]*[.$B$297])-([.B139]*[.$B$296])+[.$B$296]" office:value-type="float" office:value="1008.6999972" calcext:value-type="float">
            <text:p>1008,6999972</text:p>
          </table:table-cell>
          <table:table-cell table:formula="of:=([.C139]*[.$B$297])-([.C139]*[.$B$296])+[.$B$296]" office:value-type="float" office:value="1009.5138375" calcext:value-type="float">
            <text:p>1009,5138375</text:p>
          </table:table-cell>
          <table:table-cell table:formula="of:=([.D139]-[.E139])^2" office:value-type="float" office:value="0.662336033904152" calcext:value-type="float">
            <text:p>0,66233603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47992" calcext:value-type="float">
            <text:p>0,47992</text:p>
          </table:table-cell>
          <table:table-cell table:formula="of:=([.B140]*[.$B$297])-([.B140]*[.$B$296])+[.$B$296]" office:value-type="float" office:value="1010.5999953" calcext:value-type="float">
            <text:p>1010,5999953</text:p>
          </table:table-cell>
          <table:table-cell table:formula="of:=([.C140]*[.$B$297])-([.C140]*[.$B$296])+[.$B$296]" office:value-type="float" office:value="1008.706632" calcext:value-type="float">
            <text:p>1008,706632</text:p>
          </table:table-cell>
          <table:table-cell table:formula="of:=([.D140]-[.E140])^2" office:value-type="float" office:value="3.58482458578701" calcext:value-type="float">
            <text:p>3,58482458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577849" calcext:value-type="float">
            <text:p>0,577849</text:p>
          </table:table-cell>
          <table:table-cell table:formula="of:=([.B141]*[.$B$297])-([.B141]*[.$B$296])+[.$B$296]" office:value-type="float" office:value="1008.5999964" calcext:value-type="float">
            <text:p>1008,5999964</text:p>
          </table:table-cell>
          <table:table-cell table:formula="of:=([.C141]*[.$B$297])-([.C141]*[.$B$296])+[.$B$296]" office:value-type="float" office:value="1010.3812179" calcext:value-type="float">
            <text:p>1010,3812179</text:p>
          </table:table-cell>
          <table:table-cell table:formula="of:=([.D141]-[.E141])^2" office:value-type="float" office:value="3.1727500320623" calcext:value-type="float">
            <text:p>3,17275003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95355" calcext:value-type="float">
            <text:p>0,495355</text:p>
          </table:table-cell>
          <table:table-cell table:formula="of:=([.B142]*[.$B$297])-([.B142]*[.$B$296])+[.$B$296]" office:value-type="float" office:value="1008.5999964" calcext:value-type="float">
            <text:p>1008,5999964</text:p>
          </table:table-cell>
          <table:table-cell table:formula="of:=([.C142]*[.$B$297])-([.C142]*[.$B$296])+[.$B$296]" office:value-type="float" office:value="1008.9705705" calcext:value-type="float">
            <text:p>1008,9705705</text:p>
          </table:table-cell>
          <table:table-cell table:formula="of:=([.D142]-[.E142])^2" office:value-type="float" office:value="0.137325163590809" calcext:value-type="float">
            <text:p>0,13732516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78745" calcext:value-type="float">
            <text:p>0,478745</text:p>
          </table:table-cell>
          <table:table-cell table:formula="of:=([.B143]*[.$B$297])-([.B143]*[.$B$296])+[.$B$296]" office:value-type="float" office:value="1008.0999924" calcext:value-type="float">
            <text:p>1008,0999924</text:p>
          </table:table-cell>
          <table:table-cell table:formula="of:=([.C143]*[.$B$297])-([.C143]*[.$B$296])+[.$B$296]" office:value-type="float" office:value="1008.6865395" calcext:value-type="float">
            <text:p>1008,6865395</text:p>
          </table:table-cell>
          <table:table-cell table:formula="of:=([.D143]-[.E143])^2" office:value-type="float" office:value="0.344037500518365" calcext:value-type="float">
            <text:p>0,34403750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52301" calcext:value-type="float">
            <text:p>0,452301</text:p>
          </table:table-cell>
          <table:table-cell table:formula="of:=([.B144]*[.$B$297])-([.B144]*[.$B$296])+[.$B$296]" office:value-type="float" office:value="1009.7000052" calcext:value-type="float">
            <text:p>1009,7000052</text:p>
          </table:table-cell>
          <table:table-cell table:formula="of:=([.C144]*[.$B$297])-([.C144]*[.$B$296])+[.$B$296]" office:value-type="float" office:value="1008.2343471" calcext:value-type="float">
            <text:p>1008,2343471</text:p>
          </table:table-cell>
          <table:table-cell table:formula="of:=([.D144]-[.E144])^2" office:value-type="float" office:value="2.1481536660954" calcext:value-type="float">
            <text:p>2,14815366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510581" calcext:value-type="float">
            <text:p>0,510581</text:p>
          </table:table-cell>
          <table:table-cell table:formula="of:=([.B145]*[.$B$297])-([.B145]*[.$B$296])+[.$B$296]" office:value-type="float" office:value="1007.7000063" calcext:value-type="float">
            <text:p>1007,7000063</text:p>
          </table:table-cell>
          <table:table-cell table:formula="of:=([.C145]*[.$B$297])-([.C145]*[.$B$296])+[.$B$296]" office:value-type="float" office:value="1009.2309351" calcext:value-type="float">
            <text:p>1009,2309351</text:p>
          </table:table-cell>
          <table:table-cell table:formula="of:=([.D145]-[.E145])^2" office:value-type="float" office:value="2.343742990669" calcext:value-type="float">
            <text:p>2,34374299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08187" calcext:value-type="float">
            <text:p>0,608187</text:p>
          </table:table-cell>
          <table:table-cell office:value-type="float" office:value="0.472231" calcext:value-type="float">
            <text:p>0,472231</text:p>
          </table:table-cell>
          <table:table-cell table:formula="of:=([.B146]*[.$B$297])-([.B146]*[.$B$296])+[.$B$296]" office:value-type="float" office:value="1010.8999977" calcext:value-type="float">
            <text:p>1010,8999977</text:p>
          </table:table-cell>
          <table:table-cell table:formula="of:=([.C146]*[.$B$297])-([.C146]*[.$B$296])+[.$B$296]" office:value-type="float" office:value="1008.5751501" calcext:value-type="float">
            <text:p>1008,5751501</text:p>
          </table:table-cell>
          <table:table-cell table:formula="of:=([.D146]-[.E146])^2" office:value-type="float" office:value="5.40491636322575" calcext:value-type="float">
            <text:p>5,40491636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557421" calcext:value-type="float">
            <text:p>0,557421</text:p>
          </table:table-cell>
          <table:table-cell table:formula="of:=([.B147]*[.$B$297])-([.B147]*[.$B$296])+[.$B$296]" office:value-type="float" office:value="1007.8000071" calcext:value-type="float">
            <text:p>1007,8000071</text:p>
          </table:table-cell>
          <table:table-cell table:formula="of:=([.C147]*[.$B$297])-([.C147]*[.$B$296])+[.$B$296]" office:value-type="float" office:value="1010.0318991" calcext:value-type="float">
            <text:p>1010,0318991</text:p>
          </table:table-cell>
          <table:table-cell table:formula="of:=([.D147]-[.E147])^2" office:value-type="float" office:value="4.98134189966407" calcext:value-type="float">
            <text:p>4,98134189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87157" calcext:value-type="float">
            <text:p>0,487157</text:p>
          </table:table-cell>
          <table:table-cell table:formula="of:=([.B148]*[.$B$297])-([.B148]*[.$B$296])+[.$B$296]" office:value-type="float" office:value="1008.0999924" calcext:value-type="float">
            <text:p>1008,0999924</text:p>
          </table:table-cell>
          <table:table-cell table:formula="of:=([.C148]*[.$B$297])-([.C148]*[.$B$296])+[.$B$296]" office:value-type="float" office:value="1008.8303847" calcext:value-type="float">
            <text:p>1008,8303847</text:p>
          </table:table-cell>
          <table:table-cell table:formula="of:=([.D148]-[.E148])^2" office:value-type="float" office:value="0.533472911899215" calcext:value-type="float">
            <text:p>0,53347291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445403" calcext:value-type="float">
            <text:p>0,445403</text:p>
          </table:table-cell>
          <table:table-cell table:formula="of:=([.B149]*[.$B$297])-([.B149]*[.$B$296])+[.$B$296]" office:value-type="float" office:value="1010.7999969" calcext:value-type="float">
            <text:p>1010,7999969</text:p>
          </table:table-cell>
          <table:table-cell table:formula="of:=([.C149]*[.$B$297])-([.C149]*[.$B$296])+[.$B$296]" office:value-type="float" office:value="1008.1163913" calcext:value-type="float">
            <text:p>1008,1163913</text:p>
          </table:table-cell>
          <table:table-cell table:formula="of:=([.D149]-[.E149])^2" office:value-type="float" office:value="7.20173901635117" calcext:value-type="float">
            <text:p>7,20173901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573783" calcext:value-type="float">
            <text:p>0,573783</text:p>
          </table:table-cell>
          <table:table-cell table:formula="of:=([.B150]*[.$B$297])-([.B150]*[.$B$296])+[.$B$296]" office:value-type="float" office:value="1008.4999956" calcext:value-type="float">
            <text:p>1008,4999956</text:p>
          </table:table-cell>
          <table:table-cell table:formula="of:=([.C150]*[.$B$297])-([.C150]*[.$B$296])+[.$B$296]" office:value-type="float" office:value="1010.3116893" calcext:value-type="float">
            <text:p>1010,3116893</text:p>
          </table:table-cell>
          <table:table-cell table:formula="of:=([.D150]-[.E150])^2" office:value-type="float" office:value="3.28223406261961" calcext:value-type="float">
            <text:p>3,2822340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89554" calcext:value-type="float">
            <text:p>0,489554</text:p>
          </table:table-cell>
          <table:table-cell table:formula="of:=([.B151]*[.$B$297])-([.B151]*[.$B$296])+[.$B$296]" office:value-type="float" office:value="1009.1000004" calcext:value-type="float">
            <text:p>1009,1000004</text:p>
          </table:table-cell>
          <table:table-cell table:formula="of:=([.C151]*[.$B$297])-([.C151]*[.$B$296])+[.$B$296]" office:value-type="float" office:value="1008.8713734" calcext:value-type="float">
            <text:p>1008,8713734</text:p>
          </table:table-cell>
          <table:table-cell table:formula="of:=([.D151]-[.E151])^2" office:value-type="float" office:value="0.0522703051289819" calcext:value-type="float">
            <text:p>0,05227030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.49251" calcext:value-type="float">
            <text:p>0,49251</text:p>
          </table:table-cell>
          <table:table-cell table:formula="of:=([.B152]*[.$B$297])-([.B152]*[.$B$296])+[.$B$296]" office:value-type="float" office:value="1009.2000012" calcext:value-type="float">
            <text:p>1009,2000012</text:p>
          </table:table-cell>
          <table:table-cell table:formula="of:=([.C152]*[.$B$297])-([.C152]*[.$B$296])+[.$B$296]" office:value-type="float" office:value="1008.921921" calcext:value-type="float">
            <text:p>1008,921921</text:p>
          </table:table-cell>
          <table:table-cell table:formula="of:=([.D152]-[.E152])^2" office:value-type="float" office:value="0.077328597632027" calcext:value-type="float">
            <text:p>0,07732859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12817" calcext:value-type="float">
            <text:p>0,512817</text:p>
          </table:table-cell>
          <table:table-cell table:formula="of:=([.B153]*[.$B$297])-([.B153]*[.$B$296])+[.$B$296]" office:value-type="float" office:value="1010.2999929" calcext:value-type="float">
            <text:p>1010,2999929</text:p>
          </table:table-cell>
          <table:table-cell table:formula="of:=([.C153]*[.$B$297])-([.C153]*[.$B$296])+[.$B$296]" office:value-type="float" office:value="1009.2691707" calcext:value-type="float">
            <text:p>1009,2691707</text:p>
          </table:table-cell>
          <table:table-cell table:formula="of:=([.D153]-[.E153])^2" office:value-type="float" office:value="1.06259440801282" calcext:value-type="float">
            <text:p>1,0625944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41007" calcext:value-type="float">
            <text:p>0,541007</text:p>
          </table:table-cell>
          <table:table-cell table:formula="of:=([.B154]*[.$B$297])-([.B154]*[.$B$296])+[.$B$296]" office:value-type="float" office:value="1010.0000076" calcext:value-type="float">
            <text:p>1010,0000076</text:p>
          </table:table-cell>
          <table:table-cell table:formula="of:=([.C154]*[.$B$297])-([.C154]*[.$B$296])+[.$B$296]" office:value-type="float" office:value="1009.7512197" calcext:value-type="float">
            <text:p>1009,7512197</text:p>
          </table:table-cell>
          <table:table-cell table:formula="of:=([.D154]-[.E154])^2" office:value-type="float" office:value="0.0618954191863658" calcext:value-type="float">
            <text:p>0,06189541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62418" calcext:value-type="float">
            <text:p>0,562418</text:p>
          </table:table-cell>
          <table:table-cell table:formula="of:=([.B155]*[.$B$297])-([.B155]*[.$B$296])+[.$B$296]" office:value-type="float" office:value="1009.300002" calcext:value-type="float">
            <text:p>1009,300002</text:p>
          </table:table-cell>
          <table:table-cell table:formula="of:=([.C155]*[.$B$297])-([.C155]*[.$B$296])+[.$B$296]" office:value-type="float" office:value="1010.1173478" calcext:value-type="float">
            <text:p>1010,1173478</text:p>
          </table:table-cell>
          <table:table-cell table:formula="of:=([.D155]-[.E155])^2" office:value-type="float" office:value="0.668054156777451" calcext:value-type="float">
            <text:p>0,66805415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18825" calcext:value-type="float">
            <text:p>0,518825</text:p>
          </table:table-cell>
          <table:table-cell table:formula="of:=([.B156]*[.$B$297])-([.B156]*[.$B$296])+[.$B$296]" office:value-type="float" office:value="1009.6000044" calcext:value-type="float">
            <text:p>1009,6000044</text:p>
          </table:table-cell>
          <table:table-cell table:formula="of:=([.C156]*[.$B$297])-([.C156]*[.$B$296])+[.$B$296]" office:value-type="float" office:value="1009.3719075" calcext:value-type="float">
            <text:p>1009,3719075</text:p>
          </table:table-cell>
          <table:table-cell table:formula="of:=([.D156]-[.E156])^2" office:value-type="float" office:value="0.0520281957895957" calcext:value-type="float">
            <text:p>0,05202819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17948" calcext:value-type="float">
            <text:p>0,517948</text:p>
          </table:table-cell>
          <table:table-cell table:formula="of:=([.B157]*[.$B$297])-([.B157]*[.$B$296])+[.$B$296]" office:value-type="float" office:value="1008.6999972" calcext:value-type="float">
            <text:p>1008,6999972</text:p>
          </table:table-cell>
          <table:table-cell table:formula="of:=([.C157]*[.$B$297])-([.C157]*[.$B$296])+[.$B$296]" office:value-type="float" office:value="1009.3569108" calcext:value-type="float">
            <text:p>1009,3569108</text:p>
          </table:table-cell>
          <table:table-cell table:formula="of:=([.D157]-[.E157])^2" office:value-type="float" office:value="0.431535477865029" calcext:value-type="float">
            <text:p>0,43153547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7473" calcext:value-type="float">
            <text:p>0,47473</text:p>
          </table:table-cell>
          <table:table-cell table:formula="of:=([.B158]*[.$B$297])-([.B158]*[.$B$296])+[.$B$296]" office:value-type="float" office:value="1008.299994" calcext:value-type="float">
            <text:p>1008,299994</text:p>
          </table:table-cell>
          <table:table-cell table:formula="of:=([.C158]*[.$B$297])-([.C158]*[.$B$296])+[.$B$296]" office:value-type="float" office:value="1008.617883" calcext:value-type="float">
            <text:p>1008,617883</text:p>
          </table:table-cell>
          <table:table-cell table:formula="of:=([.D158]-[.E158])^2" office:value-type="float" office:value="0.101053416321023" calcext:value-type="float">
            <text:p>0,10105341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459316" calcext:value-type="float">
            <text:p>0,459316</text:p>
          </table:table-cell>
          <table:table-cell table:formula="of:=([.B159]*[.$B$297])-([.B159]*[.$B$296])+[.$B$296]" office:value-type="float" office:value="1008.4999956" calcext:value-type="float">
            <text:p>1008,4999956</text:p>
          </table:table-cell>
          <table:table-cell table:formula="of:=([.C159]*[.$B$297])-([.C159]*[.$B$296])+[.$B$296]" office:value-type="float" office:value="1008.3543036" calcext:value-type="float">
            <text:p>1008,3543036</text:p>
          </table:table-cell>
          <table:table-cell table:formula="of:=([.D159]-[.E159])^2" office:value-type="float" office:value="0.0212261588639825" calcext:value-type="float">
            <text:p>0,02122615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70624" calcext:value-type="float">
            <text:p>0,470624</text:p>
          </table:table-cell>
          <table:table-cell table:formula="of:=([.B160]*[.$B$297])-([.B160]*[.$B$296])+[.$B$296]" office:value-type="float" office:value="1008.6999972" calcext:value-type="float">
            <text:p>1008,6999972</text:p>
          </table:table-cell>
          <table:table-cell table:formula="of:=([.C160]*[.$B$297])-([.C160]*[.$B$296])+[.$B$296]" office:value-type="float" office:value="1008.5476704" calcext:value-type="float">
            <text:p>1008,5476704</text:p>
          </table:table-cell>
          <table:table-cell table:formula="of:=([.D160]-[.E160])^2" office:value-type="float" office:value="0.0232034539982305" calcext:value-type="float">
            <text:p>0,0232034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87323" calcext:value-type="float">
            <text:p>0,487323</text:p>
          </table:table-cell>
          <table:table-cell table:formula="of:=([.B161]*[.$B$297])-([.B161]*[.$B$296])+[.$B$296]" office:value-type="float" office:value="1009.7000052" calcext:value-type="float">
            <text:p>1009,7000052</text:p>
          </table:table-cell>
          <table:table-cell table:formula="of:=([.C161]*[.$B$297])-([.C161]*[.$B$296])+[.$B$296]" office:value-type="float" office:value="1008.8332233" calcext:value-type="float">
            <text:p>1008,8332233</text:p>
          </table:table-cell>
          <table:table-cell table:formula="of:=([.D161]-[.E161])^2" office:value-type="float" office:value="0.751310862167572" calcext:value-type="float">
            <text:p>0,75131086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38853" calcext:value-type="float">
            <text:p>0,538853</text:p>
          </table:table-cell>
          <table:table-cell table:formula="of:=([.B162]*[.$B$297])-([.B162]*[.$B$296])+[.$B$296]" office:value-type="float" office:value="1009.9000068" calcext:value-type="float">
            <text:p>1009,9000068</text:p>
          </table:table-cell>
          <table:table-cell table:formula="of:=([.C162]*[.$B$297])-([.C162]*[.$B$296])+[.$B$296]" office:value-type="float" office:value="1009.7143863" calcext:value-type="float">
            <text:p>1009,7143863</text:p>
          </table:table-cell>
          <table:table-cell table:formula="of:=([.D162]-[.E162])^2" office:value-type="float" office:value="0.0344549700202601" calcext:value-type="float">
            <text:p>0,034454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58448" calcext:value-type="float">
            <text:p>0,558448</text:p>
          </table:table-cell>
          <table:table-cell table:formula="of:=([.B163]*[.$B$297])-([.B163]*[.$B$296])+[.$B$296]" office:value-type="float" office:value="1010.2999929" calcext:value-type="float">
            <text:p>1010,2999929</text:p>
          </table:table-cell>
          <table:table-cell table:formula="of:=([.C163]*[.$B$297])-([.C163]*[.$B$296])+[.$B$296]" office:value-type="float" office:value="1010.0494608" calcext:value-type="float">
            <text:p>1010,0494608</text:p>
          </table:table-cell>
          <table:table-cell table:formula="of:=([.D163]-[.E163])^2" office:value-type="float" office:value="0.0627663331304033" calcext:value-type="float">
            <text:p>0,06276633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64378" calcext:value-type="float">
            <text:p>0,564378</text:p>
          </table:table-cell>
          <table:table-cell table:formula="of:=([.B164]*[.$B$297])-([.B164]*[.$B$296])+[.$B$296]" office:value-type="float" office:value="1010.1000084" calcext:value-type="float">
            <text:p>1010,1000084</text:p>
          </table:table-cell>
          <table:table-cell table:formula="of:=([.C164]*[.$B$297])-([.C164]*[.$B$296])+[.$B$296]" office:value-type="float" office:value="1010.1508638" calcext:value-type="float">
            <text:p>1010,1508638</text:p>
          </table:table-cell>
          <table:table-cell table:formula="of:=([.D164]-[.E164])^2" office:value-type="float" office:value="0.00258627170916466" calcext:value-type="float">
            <text:p>0,00258627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57658" calcext:value-type="float">
            <text:p>0,557658</text:p>
          </table:table-cell>
          <table:table-cell table:formula="of:=([.B165]*[.$B$297])-([.B165]*[.$B$296])+[.$B$296]" office:value-type="float" office:value="1010.1999921" calcext:value-type="float">
            <text:p>1010,1999921</text:p>
          </table:table-cell>
          <table:table-cell table:formula="of:=([.C165]*[.$B$297])-([.C165]*[.$B$296])+[.$B$296]" office:value-type="float" office:value="1010.0359518" calcext:value-type="float">
            <text:p>1010,0359518</text:p>
          </table:table-cell>
          <table:table-cell table:formula="of:=([.D165]-[.E165])^2" office:value-type="float" office:value="0.0269092200240935" calcext:value-type="float">
            <text:p>0,026909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46226" calcext:value-type="float">
            <text:p>0,546226</text:p>
          </table:table-cell>
          <table:table-cell table:formula="of:=([.B166]*[.$B$297])-([.B166]*[.$B$296])+[.$B$296]" office:value-type="float" office:value="1009.800006" calcext:value-type="float">
            <text:p>1009,800006</text:p>
          </table:table-cell>
          <table:table-cell table:formula="of:=([.C166]*[.$B$297])-([.C166]*[.$B$296])+[.$B$296]" office:value-type="float" office:value="1009.8404646" calcext:value-type="float">
            <text:p>1009,8404646</text:p>
          </table:table-cell>
          <table:table-cell table:formula="of:=([.D166]-[.E166])^2" office:value-type="float" office:value="0.0016368983139572" calcext:value-type="float">
            <text:p>0,00163689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28211" calcext:value-type="float">
            <text:p>0,528211</text:p>
          </table:table-cell>
          <table:table-cell table:formula="of:=([.B167]*[.$B$297])-([.B167]*[.$B$296])+[.$B$296]" office:value-type="float" office:value="1009.4000028" calcext:value-type="float">
            <text:p>1009,4000028</text:p>
          </table:table-cell>
          <table:table-cell table:formula="of:=([.C167]*[.$B$297])-([.C167]*[.$B$296])+[.$B$296]" office:value-type="float" office:value="1009.5324081" calcext:value-type="float">
            <text:p>1009,5324081</text:p>
          </table:table-cell>
          <table:table-cell table:formula="of:=([.D167]-[.E167])^2" office:value-type="float" office:value="0.0175311634680793" calcext:value-type="float">
            <text:p>0,01753116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03626" calcext:value-type="float">
            <text:p>0,503626</text:p>
          </table:table-cell>
          <table:table-cell table:formula="of:=([.B168]*[.$B$297])-([.B168]*[.$B$296])+[.$B$296]" office:value-type="float" office:value="1008.9999996" calcext:value-type="float">
            <text:p>1008,9999996</text:p>
          </table:table-cell>
          <table:table-cell table:formula="of:=([.C168]*[.$B$297])-([.C168]*[.$B$296])+[.$B$296]" office:value-type="float" office:value="1009.1120046" calcext:value-type="float">
            <text:p>1009,1120046</text:p>
          </table:table-cell>
          <table:table-cell table:formula="of:=([.D168]-[.E168])^2" office:value-type="float" office:value="0.0125451200250151" calcext:value-type="float">
            <text:p>0,01254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485442" calcext:value-type="float">
            <text:p>0,485442</text:p>
          </table:table-cell>
          <table:table-cell table:formula="of:=([.B169]*[.$B$297])-([.B169]*[.$B$296])+[.$B$296]" office:value-type="float" office:value="1008.799998" calcext:value-type="float">
            <text:p>1008,799998</text:p>
          </table:table-cell>
          <table:table-cell table:formula="of:=([.C169]*[.$B$297])-([.C169]*[.$B$296])+[.$B$296]" office:value-type="float" office:value="1008.8010582" calcext:value-type="float">
            <text:p>1008,8010582</text:p>
          </table:table-cell>
          <table:table-cell table:formula="of:=([.D169]-[.E169])^2" office:value-type="float" office:value="0.00000112402403996507" calcext:value-type="float">
            <text:p>0,0000011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75963" calcext:value-type="float">
            <text:p>0,475963</text:p>
          </table:table-cell>
          <table:table-cell table:formula="of:=([.B170]*[.$B$297])-([.B170]*[.$B$296])+[.$B$296]" office:value-type="float" office:value="1008.9999996" calcext:value-type="float">
            <text:p>1008,9999996</text:p>
          </table:table-cell>
          <table:table-cell table:formula="of:=([.C170]*[.$B$297])-([.C170]*[.$B$296])+[.$B$296]" office:value-type="float" office:value="1008.6389673" calcext:value-type="float">
            <text:p>1008,6389673</text:p>
          </table:table-cell>
          <table:table-cell table:formula="of:=([.D170]-[.E170])^2" office:value-type="float" office:value="0.130344321643232" calcext:value-type="float">
            <text:p>0,13034432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92208" calcext:value-type="float">
            <text:p>0,492208</text:p>
          </table:table-cell>
          <table:table-cell table:formula="of:=([.B171]*[.$B$297])-([.B171]*[.$B$296])+[.$B$296]" office:value-type="float" office:value="1008.9999996" calcext:value-type="float">
            <text:p>1008,9999996</text:p>
          </table:table-cell>
          <table:table-cell table:formula="of:=([.C171]*[.$B$297])-([.C171]*[.$B$296])+[.$B$296]" office:value-type="float" office:value="1008.9167568" calcext:value-type="float">
            <text:p>1008,9167568</text:p>
          </table:table-cell>
          <table:table-cell table:formula="of:=([.D171]-[.E171])^2" office:value-type="float" office:value="0.00692936375183894" calcext:value-type="float">
            <text:p>0,00692936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503181" calcext:value-type="float">
            <text:p>0,503181</text:p>
          </table:table-cell>
          <table:table-cell table:formula="of:=([.B172]*[.$B$297])-([.B172]*[.$B$296])+[.$B$296]" office:value-type="float" office:value="1009.5000036" calcext:value-type="float">
            <text:p>1009,5000036</text:p>
          </table:table-cell>
          <table:table-cell table:formula="of:=([.C172]*[.$B$297])-([.C172]*[.$B$296])+[.$B$296]" office:value-type="float" office:value="1009.1043951" calcext:value-type="float">
            <text:p>1009,1043951</text:p>
          </table:table-cell>
          <table:table-cell table:formula="of:=([.D172]-[.E172])^2" office:value-type="float" office:value="0.156506085272324" calcext:value-type="float">
            <text:p>0,15650608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2675" calcext:value-type="float">
            <text:p>0,52675</text:p>
          </table:table-cell>
          <table:table-cell table:formula="of:=([.B173]*[.$B$297])-([.B173]*[.$B$296])+[.$B$296]" office:value-type="float" office:value="1010.1999921" calcext:value-type="float">
            <text:p>1010,1999921</text:p>
          </table:table-cell>
          <table:table-cell table:formula="of:=([.C173]*[.$B$297])-([.C173]*[.$B$296])+[.$B$296]" office:value-type="float" office:value="1009.507425" calcext:value-type="float">
            <text:p>1009,507425</text:p>
          </table:table-cell>
          <table:table-cell table:formula="of:=([.D173]-[.E173])^2" office:value-type="float" office:value="0.479649188002437" calcext:value-type="float">
            <text:p>0,4796491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08187" calcext:value-type="float">
            <text:p>0,608187</text:p>
          </table:table-cell>
          <table:table-cell office:value-type="float" office:value="0.560218" calcext:value-type="float">
            <text:p>0,560218</text:p>
          </table:table-cell>
          <table:table-cell table:formula="of:=([.B174]*[.$B$297])-([.B174]*[.$B$296])+[.$B$296]" office:value-type="float" office:value="1010.8999977" calcext:value-type="float">
            <text:p>1010,8999977</text:p>
          </table:table-cell>
          <table:table-cell table:formula="of:=([.C174]*[.$B$297])-([.C174]*[.$B$296])+[.$B$296]" office:value-type="float" office:value="1010.0797278" calcext:value-type="float">
            <text:p>1010,0797278</text:p>
          </table:table-cell>
          <table:table-cell table:formula="of:=([.D174]-[.E174])^2" office:value-type="float" office:value="0.672842708845963" calcext:value-type="float">
            <text:p>0,67284270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88185" calcext:value-type="float">
            <text:p>0,588185</text:p>
          </table:table-cell>
          <table:table-cell table:formula="of:=([.B175]*[.$B$297])-([.B175]*[.$B$296])+[.$B$296]" office:value-type="float" office:value="1011.2000001" calcext:value-type="float">
            <text:p>1011,2000001</text:p>
          </table:table-cell>
          <table:table-cell table:formula="of:=([.C175]*[.$B$297])-([.C175]*[.$B$296])+[.$B$296]" office:value-type="float" office:value="1010.5579635" calcext:value-type="float">
            <text:p>1010,5579635</text:p>
          </table:table-cell>
          <table:table-cell table:formula="of:=([.D175]-[.E175])^2" office:value-type="float" office:value="0.412210995739538" calcext:value-type="float">
            <text:p>0,41221099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43275" calcext:value-type="float">
            <text:p>0,643275</text:p>
          </table:table-cell>
          <table:table-cell office:value-type="float" office:value="0.600401" calcext:value-type="float">
            <text:p>0,600401</text:p>
          </table:table-cell>
          <table:table-cell table:formula="of:=([.B176]*[.$B$297])-([.B176]*[.$B$296])+[.$B$296]" office:value-type="float" office:value="1011.5000025" calcext:value-type="float">
            <text:p>1011,5000025</text:p>
          </table:table-cell>
          <table:table-cell table:formula="of:=([.C176]*[.$B$297])-([.C176]*[.$B$296])+[.$B$296]" office:value-type="float" office:value="1010.7668571" calcext:value-type="float">
            <text:p>1010,7668571</text:p>
          </table:table-cell>
          <table:table-cell table:formula="of:=([.D176]-[.E176])^2" office:value-type="float" office:value="0.537502177541178" calcext:value-type="float">
            <text:p>0,53750217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31579" calcext:value-type="float">
            <text:p>0,631579</text:p>
          </table:table-cell>
          <table:table-cell office:value-type="float" office:value="0.603931" calcext:value-type="float">
            <text:p>0,603931</text:p>
          </table:table-cell>
          <table:table-cell table:formula="of:=([.B177]*[.$B$297])-([.B177]*[.$B$296])+[.$B$296]" office:value-type="float" office:value="1011.3000009" calcext:value-type="float">
            <text:p>1011,3000009</text:p>
          </table:table-cell>
          <table:table-cell table:formula="of:=([.C177]*[.$B$297])-([.C177]*[.$B$296])+[.$B$296]" office:value-type="float" office:value="1010.8272201" calcext:value-type="float">
            <text:p>1010,8272201</text:p>
          </table:table-cell>
          <table:table-cell table:formula="of:=([.D177]-[.E177])^2" office:value-type="float" office:value="0.223521684848649" calcext:value-type="float">
            <text:p>0,22352168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88784" calcext:value-type="float">
            <text:p>0,588784</text:p>
          </table:table-cell>
          <table:table-cell table:formula="of:=([.B178]*[.$B$297])-([.B178]*[.$B$296])+[.$B$296]" office:value-type="float" office:value="1010.9999985" calcext:value-type="float">
            <text:p>1010,9999985</text:p>
          </table:table-cell>
          <table:table-cell table:formula="of:=([.C178]*[.$B$297])-([.C178]*[.$B$296])+[.$B$296]" office:value-type="float" office:value="1010.5682064" calcext:value-type="float">
            <text:p>1010,5682064</text:p>
          </table:table-cell>
          <table:table-cell table:formula="of:=([.D178]-[.E178])^2" office:value-type="float" office:value="0.186444417622455" calcext:value-type="float">
            <text:p>0,1864444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6277" calcext:value-type="float">
            <text:p>0,56277</text:p>
          </table:table-cell>
          <table:table-cell table:formula="of:=([.B179]*[.$B$297])-([.B179]*[.$B$296])+[.$B$296]" office:value-type="float" office:value="1010.5999953" calcext:value-type="float">
            <text:p>1010,5999953</text:p>
          </table:table-cell>
          <table:table-cell table:formula="of:=([.C179]*[.$B$297])-([.C179]*[.$B$296])+[.$B$296]" office:value-type="float" office:value="1010.123367" calcext:value-type="float">
            <text:p>1010,123367</text:p>
          </table:table-cell>
          <table:table-cell table:formula="of:=([.D179]-[.E179])^2" office:value-type="float" office:value="0.227174536360905" calcext:value-type="float">
            <text:p>0,22717453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37087" calcext:value-type="float">
            <text:p>0,537087</text:p>
          </table:table-cell>
          <table:table-cell table:formula="of:=([.B180]*[.$B$297])-([.B180]*[.$B$296])+[.$B$296]" office:value-type="float" office:value="1009.9000068" calcext:value-type="float">
            <text:p>1009,9000068</text:p>
          </table:table-cell>
          <table:table-cell table:formula="of:=([.C180]*[.$B$297])-([.C180]*[.$B$296])+[.$B$296]" office:value-type="float" office:value="1009.6841877" calcext:value-type="float">
            <text:p>1009,6841877</text:p>
          </table:table-cell>
          <table:table-cell table:formula="of:=([.D180]-[.E180])^2" office:value-type="float" office:value="0.0465778839247997" calcext:value-type="float">
            <text:p>0,04657788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00978" calcext:value-type="float">
            <text:p>0,500978</text:p>
          </table:table-cell>
          <table:table-cell table:formula="of:=([.B181]*[.$B$297])-([.B181]*[.$B$296])+[.$B$296]" office:value-type="float" office:value="1009.4000028" calcext:value-type="float">
            <text:p>1009,4000028</text:p>
          </table:table-cell>
          <table:table-cell table:formula="of:=([.C181]*[.$B$297])-([.C181]*[.$B$296])+[.$B$296]" office:value-type="float" office:value="1009.0667238" calcext:value-type="float">
            <text:p>1009,0667238</text:p>
          </table:table-cell>
          <table:table-cell table:formula="of:=([.D181]-[.E181])^2" office:value-type="float" office:value="0.111074891840965" calcext:value-type="float">
            <text:p>0,11107489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79176" calcext:value-type="float">
            <text:p>0,479176</text:p>
          </table:table-cell>
          <table:table-cell table:formula="of:=([.B182]*[.$B$297])-([.B182]*[.$B$296])+[.$B$296]" office:value-type="float" office:value="1009.5000036" calcext:value-type="float">
            <text:p>1009,5000036</text:p>
          </table:table-cell>
          <table:table-cell table:formula="of:=([.C182]*[.$B$297])-([.C182]*[.$B$296])+[.$B$296]" office:value-type="float" office:value="1008.6939096" calcext:value-type="float">
            <text:p>1008,6939096</text:p>
          </table:table-cell>
          <table:table-cell table:formula="of:=([.D182]-[.E182])^2" office:value-type="float" office:value="0.649787536836049" calcext:value-type="float">
            <text:p>0,64978753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48767" calcext:value-type="float">
            <text:p>0,48767</text:p>
          </table:table-cell>
          <table:table-cell table:formula="of:=([.B183]*[.$B$297])-([.B183]*[.$B$296])+[.$B$296]" office:value-type="float" office:value="1009.300002" calcext:value-type="float">
            <text:p>1009,300002</text:p>
          </table:table-cell>
          <table:table-cell table:formula="of:=([.C183]*[.$B$297])-([.C183]*[.$B$296])+[.$B$296]" office:value-type="float" office:value="1008.839157" calcext:value-type="float">
            <text:p>1008,839157</text:p>
          </table:table-cell>
          <table:table-cell table:formula="of:=([.D183]-[.E183])^2" office:value-type="float" office:value="0.212378114025058" calcext:value-type="float">
            <text:p>0,2123781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95292" calcext:value-type="float">
            <text:p>0,495292</text:p>
          </table:table-cell>
          <table:table-cell table:formula="of:=([.B184]*[.$B$297])-([.B184]*[.$B$296])+[.$B$296]" office:value-type="float" office:value="1009.5000036" calcext:value-type="float">
            <text:p>1009,5000036</text:p>
          </table:table-cell>
          <table:table-cell table:formula="of:=([.C184]*[.$B$297])-([.C184]*[.$B$296])+[.$B$296]" office:value-type="float" office:value="1008.9694932" calcext:value-type="float">
            <text:p>1008,9694932</text:p>
          </table:table-cell>
          <table:table-cell table:formula="of:=([.D184]-[.E184])^2" office:value-type="float" office:value="0.281441284508187" calcext:value-type="float">
            <text:p>0,2814412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514879" calcext:value-type="float">
            <text:p>0,514879</text:p>
          </table:table-cell>
          <table:table-cell table:formula="of:=([.B185]*[.$B$297])-([.B185]*[.$B$296])+[.$B$296]" office:value-type="float" office:value="1008.799998" calcext:value-type="float">
            <text:p>1008,799998</text:p>
          </table:table-cell>
          <table:table-cell table:formula="of:=([.C185]*[.$B$297])-([.C185]*[.$B$296])+[.$B$296]" office:value-type="float" office:value="1009.3044309" calcext:value-type="float">
            <text:p>1009,3044309</text:p>
          </table:table-cell>
          <table:table-cell table:formula="of:=([.D185]-[.E185])^2" office:value-type="float" office:value="0.254452550602508" calcext:value-type="float">
            <text:p>0,25445255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495079" calcext:value-type="float">
            <text:p>0,495079</text:p>
          </table:table-cell>
          <table:table-cell table:formula="of:=([.B186]*[.$B$297])-([.B186]*[.$B$296])+[.$B$296]" office:value-type="float" office:value="1010.4999945" calcext:value-type="float">
            <text:p>1010,4999945</text:p>
          </table:table-cell>
          <table:table-cell table:formula="of:=([.C186]*[.$B$297])-([.C186]*[.$B$296])+[.$B$296]" office:value-type="float" office:value="1008.9658509" calcext:value-type="float">
            <text:p>1008,9658509</text:p>
          </table:table-cell>
          <table:table-cell table:formula="of:=([.D186]-[.E186])^2" office:value-type="float" office:value="2.35359658542094" calcext:value-type="float">
            <text:p>2,35359658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52492" calcext:value-type="float">
            <text:p>0,552492</text:p>
          </table:table-cell>
          <table:table-cell table:formula="of:=([.B187]*[.$B$297])-([.B187]*[.$B$296])+[.$B$296]" office:value-type="float" office:value="1010.6999961" calcext:value-type="float">
            <text:p>1010,6999961</text:p>
          </table:table-cell>
          <table:table-cell table:formula="of:=([.C187]*[.$B$297])-([.C187]*[.$B$296])+[.$B$296]" office:value-type="float" office:value="1009.9476132" calcext:value-type="float">
            <text:p>1009,9476132</text:p>
          </table:table-cell>
          <table:table-cell table:formula="of:=([.D187]-[.E187])^2" office:value-type="float" office:value="0.566080028212475" calcext:value-type="float">
            <text:p>0,56608002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85066" calcext:value-type="float">
            <text:p>0,585066</text:p>
          </table:table-cell>
          <table:table-cell table:formula="of:=([.B188]*[.$B$297])-([.B188]*[.$B$296])+[.$B$296]" office:value-type="float" office:value="1009.300002" calcext:value-type="float">
            <text:p>1009,300002</text:p>
          </table:table-cell>
          <table:table-cell table:formula="of:=([.C188]*[.$B$297])-([.C188]*[.$B$296])+[.$B$296]" office:value-type="float" office:value="1010.5046286" calcext:value-type="float">
            <text:p>1010,5046286</text:p>
          </table:table-cell>
          <table:table-cell table:formula="of:=([.D188]-[.E188])^2" office:value-type="float" office:value="1.45112524542752" calcext:value-type="float">
            <text:p>1,451125245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2256" calcext:value-type="float">
            <text:p>0,52256</text:p>
          </table:table-cell>
          <table:table-cell table:formula="of:=([.B189]*[.$B$297])-([.B189]*[.$B$296])+[.$B$296]" office:value-type="float" office:value="1010.5999953" calcext:value-type="float">
            <text:p>1010,5999953</text:p>
          </table:table-cell>
          <table:table-cell table:formula="of:=([.C189]*[.$B$297])-([.C189]*[.$B$296])+[.$B$296]" office:value-type="float" office:value="1009.435776" calcext:value-type="float">
            <text:p>1009,435776</text:p>
          </table:table-cell>
          <table:table-cell table:formula="of:=([.D189]-[.E189])^2" office:value-type="float" office:value="1.35540657849252" calcext:value-type="float">
            <text:p>1,35540657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53701" calcext:value-type="float">
            <text:p>0,553701</text:p>
          </table:table-cell>
          <table:table-cell table:formula="of:=([.B190]*[.$B$297])-([.B190]*[.$B$296])+[.$B$296]" office:value-type="float" office:value="1010.1000084" calcext:value-type="float">
            <text:p>1010,1000084</text:p>
          </table:table-cell>
          <table:table-cell table:formula="of:=([.C190]*[.$B$297])-([.C190]*[.$B$296])+[.$B$296]" office:value-type="float" office:value="1009.9682871" calcext:value-type="float">
            <text:p>1009,9682871</text:p>
          </table:table-cell>
          <table:table-cell table:formula="of:=([.D190]-[.E190])^2" office:value-type="float" office:value="0.017350500873685" calcext:value-type="float">
            <text:p>0,0173505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33569" calcext:value-type="float">
            <text:p>0,533569</text:p>
          </table:table-cell>
          <table:table-cell table:formula="of:=([.B191]*[.$B$297])-([.B191]*[.$B$296])+[.$B$296]" office:value-type="float" office:value="1009.6000044" calcext:value-type="float">
            <text:p>1009,6000044</text:p>
          </table:table-cell>
          <table:table-cell table:formula="of:=([.C191]*[.$B$297])-([.C191]*[.$B$296])+[.$B$296]" office:value-type="float" office:value="1009.6240299" calcext:value-type="float">
            <text:p>1009,6240299</text:p>
          </table:table-cell>
          <table:table-cell table:formula="of:=([.D191]-[.E191])^2" office:value-type="float" office:value="0.000577224650255144" calcext:value-type="float">
            <text:p>0,0005772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3289" calcext:value-type="float">
            <text:p>0,513289</text:p>
          </table:table-cell>
          <table:table-cell table:formula="of:=([.B192]*[.$B$297])-([.B192]*[.$B$296])+[.$B$296]" office:value-type="float" office:value="1008.9999996" calcext:value-type="float">
            <text:p>1008,9999996</text:p>
          </table:table-cell>
          <table:table-cell table:formula="of:=([.C192]*[.$B$297])-([.C192]*[.$B$296])+[.$B$296]" office:value-type="float" office:value="1009.2772419" calcext:value-type="float">
            <text:p>1009,2772419</text:p>
          </table:table-cell>
          <table:table-cell table:formula="of:=([.D192]-[.E192])^2" office:value-type="float" office:value="0.0768632929092965" calcext:value-type="float">
            <text:p>0,07686329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93518" calcext:value-type="float">
            <text:p>0,493518</text:p>
          </table:table-cell>
          <table:table-cell table:formula="of:=([.B193]*[.$B$297])-([.B193]*[.$B$296])+[.$B$296]" office:value-type="float" office:value="1008.5999964" calcext:value-type="float">
            <text:p>1008,5999964</text:p>
          </table:table-cell>
          <table:table-cell table:formula="of:=([.C193]*[.$B$297])-([.C193]*[.$B$296])+[.$B$296]" office:value-type="float" office:value="1008.9391578" calcext:value-type="float">
            <text:p>1008,9391578</text:p>
          </table:table-cell>
          <table:table-cell table:formula="of:=([.D193]-[.E193])^2" office:value-type="float" office:value="0.115030455249937" calcext:value-type="float">
            <text:p>0,11503045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57772" calcext:value-type="float">
            <text:p>0,457772</text:p>
          </table:table-cell>
          <table:table-cell table:formula="of:=([.B194]*[.$B$297])-([.B194]*[.$B$296])+[.$B$296]" office:value-type="float" office:value="1008.6999972" calcext:value-type="float">
            <text:p>1008,6999972</text:p>
          </table:table-cell>
          <table:table-cell table:formula="of:=([.C194]*[.$B$297])-([.C194]*[.$B$296])+[.$B$296]" office:value-type="float" office:value="1008.3279012" calcext:value-type="float">
            <text:p>1008,3279012</text:p>
          </table:table-cell>
          <table:table-cell table:formula="of:=([.D194]-[.E194])^2" office:value-type="float" office:value="0.138455433215957" calcext:value-type="float">
            <text:p>0,13845543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7134" calcext:value-type="float">
            <text:p>0,47134</text:p>
          </table:table-cell>
          <table:table-cell table:formula="of:=([.B195]*[.$B$297])-([.B195]*[.$B$296])+[.$B$296]" office:value-type="float" office:value="1008.9999996" calcext:value-type="float">
            <text:p>1008,9999996</text:p>
          </table:table-cell>
          <table:table-cell table:formula="of:=([.C195]*[.$B$297])-([.C195]*[.$B$296])+[.$B$296]" office:value-type="float" office:value="1008.559914" calcext:value-type="float">
            <text:p>1008,559914</text:p>
          </table:table-cell>
          <table:table-cell table:formula="of:=([.D195]-[.E195])^2" office:value-type="float" office:value="0.193675335327438" calcext:value-type="float">
            <text:p>0,19367533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98289" calcext:value-type="float">
            <text:p>0,498289</text:p>
          </table:table-cell>
          <table:table-cell table:formula="of:=([.B196]*[.$B$297])-([.B196]*[.$B$296])+[.$B$296]" office:value-type="float" office:value="1009.5000036" calcext:value-type="float">
            <text:p>1009,5000036</text:p>
          </table:table-cell>
          <table:table-cell table:formula="of:=([.C196]*[.$B$297])-([.C196]*[.$B$296])+[.$B$296]" office:value-type="float" office:value="1009.0207419" calcext:value-type="float">
            <text:p>1009,0207419</text:p>
          </table:table-cell>
          <table:table-cell table:formula="of:=([.D196]-[.E196])^2" office:value-type="float" office:value="0.229691777086831" calcext:value-type="float">
            <text:p>0,22969177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29612" calcext:value-type="float">
            <text:p>0,529612</text:p>
          </table:table-cell>
          <table:table-cell table:formula="of:=([.B197]*[.$B$297])-([.B197]*[.$B$296])+[.$B$296]" office:value-type="float" office:value="1010.0000076" calcext:value-type="float">
            <text:p>1010,0000076</text:p>
          </table:table-cell>
          <table:table-cell table:formula="of:=([.C197]*[.$B$297])-([.C197]*[.$B$296])+[.$B$296]" office:value-type="float" office:value="1009.5563652" calcext:value-type="float">
            <text:p>1009,5563652</text:p>
          </table:table-cell>
          <table:table-cell table:formula="of:=([.D197]-[.E197])^2" office:value-type="float" office:value="0.196818579077799" calcext:value-type="float">
            <text:p>0,19681857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54877" calcext:value-type="float">
            <text:p>0,554877</text:p>
          </table:table-cell>
          <table:table-cell table:formula="of:=([.B198]*[.$B$297])-([.B198]*[.$B$296])+[.$B$296]" office:value-type="float" office:value="1010.4999945" calcext:value-type="float">
            <text:p>1010,4999945</text:p>
          </table:table-cell>
          <table:table-cell table:formula="of:=([.C198]*[.$B$297])-([.C198]*[.$B$296])+[.$B$296]" office:value-type="float" office:value="1009.9883967" calcext:value-type="float">
            <text:p>1009,9883967</text:p>
          </table:table-cell>
          <table:table-cell table:formula="of:=([.D198]-[.E198])^2" office:value-type="float" office:value="0.26173230896496" calcext:value-type="float">
            <text:p>0,2617323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73561" calcext:value-type="float">
            <text:p>0,573561</text:p>
          </table:table-cell>
          <table:table-cell table:formula="of:=([.B199]*[.$B$297])-([.B199]*[.$B$296])+[.$B$296]" office:value-type="float" office:value="1010.9999985" calcext:value-type="float">
            <text:p>1010,9999985</text:p>
          </table:table-cell>
          <table:table-cell table:formula="of:=([.C199]*[.$B$297])-([.C199]*[.$B$296])+[.$B$296]" office:value-type="float" office:value="1010.3078931" calcext:value-type="float">
            <text:p>1010,3078931</text:p>
          </table:table-cell>
          <table:table-cell table:formula="of:=([.D199]-[.E199])^2" office:value-type="float" office:value="0.479009884709242" calcext:value-type="float">
            <text:p>0,47900988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590453" calcext:value-type="float">
            <text:p>0,590453</text:p>
          </table:table-cell>
          <table:table-cell table:formula="of:=([.B200]*[.$B$297])-([.B200]*[.$B$296])+[.$B$296]" office:value-type="float" office:value="1010.7999969" calcext:value-type="float">
            <text:p>1010,7999969</text:p>
          </table:table-cell>
          <table:table-cell table:formula="of:=([.C200]*[.$B$297])-([.C200]*[.$B$296])+[.$B$296]" office:value-type="float" office:value="1010.5967463" calcext:value-type="float">
            <text:p>1010,5967463</text:p>
          </table:table-cell>
          <table:table-cell table:formula="of:=([.D200]-[.E200])^2" office:value-type="float" office:value="0.0413108064003328" calcext:value-type="float">
            <text:p>0,0413108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08187" calcext:value-type="float">
            <text:p>0,608187</text:p>
          </table:table-cell>
          <table:table-cell office:value-type="float" office:value="0.57946" calcext:value-type="float">
            <text:p>0,57946</text:p>
          </table:table-cell>
          <table:table-cell table:formula="of:=([.B201]*[.$B$297])-([.B201]*[.$B$296])+[.$B$296]" office:value-type="float" office:value="1010.8999977" calcext:value-type="float">
            <text:p>1010,8999977</text:p>
          </table:table-cell>
          <table:table-cell table:formula="of:=([.C201]*[.$B$297])-([.C201]*[.$B$296])+[.$B$296]" office:value-type="float" office:value="1010.408766" calcext:value-type="float">
            <text:p>1010,408766</text:p>
          </table:table-cell>
          <table:table-cell table:formula="of:=([.D201]-[.E201])^2" office:value-type="float" office:value="0.241308583084848" calcext:value-type="float">
            <text:p>0,24130858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7072" calcext:value-type="float">
            <text:p>0,57072</text:p>
          </table:table-cell>
          <table:table-cell table:formula="of:=([.B202]*[.$B$297])-([.B202]*[.$B$296])+[.$B$296]" office:value-type="float" office:value="1010.4999945" calcext:value-type="float">
            <text:p>1010,4999945</text:p>
          </table:table-cell>
          <table:table-cell table:formula="of:=([.C202]*[.$B$297])-([.C202]*[.$B$296])+[.$B$296]" office:value-type="float" office:value="1010.259312" calcext:value-type="float">
            <text:p>1010,259312</text:p>
          </table:table-cell>
          <table:table-cell table:formula="of:=([.D202]-[.E202])^2" office:value-type="float" office:value="0.0579280658062732" calcext:value-type="float">
            <text:p>0,05792806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48263" calcext:value-type="float">
            <text:p>0,548263</text:p>
          </table:table-cell>
          <table:table-cell table:formula="of:=([.B203]*[.$B$297])-([.B203]*[.$B$296])+[.$B$296]" office:value-type="float" office:value="1009.6000044" calcext:value-type="float">
            <text:p>1009,6000044</text:p>
          </table:table-cell>
          <table:table-cell table:formula="of:=([.C203]*[.$B$297])-([.C203]*[.$B$296])+[.$B$296]" office:value-type="float" office:value="1009.8752973" calcext:value-type="float">
            <text:p>1009,8752973</text:p>
          </table:table-cell>
          <table:table-cell table:formula="of:=([.D203]-[.E203])^2" office:value-type="float" office:value="0.0757861807903847" calcext:value-type="float">
            <text:p>0,07578618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501539" calcext:value-type="float">
            <text:p>0,501539</text:p>
          </table:table-cell>
          <table:table-cell table:formula="of:=([.B204]*[.$B$297])-([.B204]*[.$B$296])+[.$B$296]" office:value-type="float" office:value="1008.8999988" calcext:value-type="float">
            <text:p>1008,8999988</text:p>
          </table:table-cell>
          <table:table-cell table:formula="of:=([.C204]*[.$B$297])-([.C204]*[.$B$296])+[.$B$296]" office:value-type="float" office:value="1009.0763169" calcext:value-type="float">
            <text:p>1009,0763169</text:p>
          </table:table-cell>
          <table:table-cell table:formula="of:=([.D204]-[.E204])^2" office:value-type="float" office:value="0.031088072387571" calcext:value-type="float">
            <text:p>0,03108807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6426" calcext:value-type="float">
            <text:p>0,46426</text:p>
          </table:table-cell>
          <table:table-cell table:formula="of:=([.B205]*[.$B$297])-([.B205]*[.$B$296])+[.$B$296]" office:value-type="float" office:value="1008.3999948" calcext:value-type="float">
            <text:p>1008,3999948</text:p>
          </table:table-cell>
          <table:table-cell table:formula="of:=([.C205]*[.$B$297])-([.C205]*[.$B$296])+[.$B$296]" office:value-type="float" office:value="1008.438846" calcext:value-type="float">
            <text:p>1008,438846</text:p>
          </table:table-cell>
          <table:table-cell table:formula="of:=([.D205]-[.E205])^2" office:value-type="float" office:value="0.0015094157414364" calcext:value-type="float">
            <text:p>0,00150941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36915" calcext:value-type="float">
            <text:p>0,436915</text:p>
          </table:table-cell>
          <table:table-cell table:formula="of:=([.B206]*[.$B$297])-([.B206]*[.$B$296])+[.$B$296]" office:value-type="float" office:value="1008.1999932" calcext:value-type="float">
            <text:p>1008,1999932</text:p>
          </table:table-cell>
          <table:table-cell table:formula="of:=([.C206]*[.$B$297])-([.C206]*[.$B$296])+[.$B$296]" office:value-type="float" office:value="1007.9712465" calcext:value-type="float">
            <text:p>1007,9712465</text:p>
          </table:table-cell>
          <table:table-cell table:formula="of:=([.D206]-[.E206])^2" office:value-type="float" office:value="0.0523250527608845" calcext:value-type="float">
            <text:p>0,05232505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41502" calcext:value-type="float">
            <text:p>0,441502</text:p>
          </table:table-cell>
          <table:table-cell table:formula="of:=([.B207]*[.$B$297])-([.B207]*[.$B$296])+[.$B$296]" office:value-type="float" office:value="1008.3999948" calcext:value-type="float">
            <text:p>1008,3999948</text:p>
          </table:table-cell>
          <table:table-cell table:formula="of:=([.C207]*[.$B$297])-([.C207]*[.$B$296])+[.$B$296]" office:value-type="float" office:value="1008.0496842" calcext:value-type="float">
            <text:p>1008,0496842</text:p>
          </table:table-cell>
          <table:table-cell table:formula="of:=([.D207]-[.E207])^2" office:value-type="float" office:value="0.1227175164724" calcext:value-type="float">
            <text:p>0,12271751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69489" calcext:value-type="float">
            <text:p>0,469489</text:p>
          </table:table-cell>
          <table:table-cell table:formula="of:=([.B208]*[.$B$297])-([.B208]*[.$B$296])+[.$B$296]" office:value-type="float" office:value="1008.299994" calcext:value-type="float">
            <text:p>1008,299994</text:p>
          </table:table-cell>
          <table:table-cell table:formula="of:=([.C208]*[.$B$297])-([.C208]*[.$B$296])+[.$B$296]" office:value-type="float" office:value="1008.5282619" calcext:value-type="float">
            <text:p>1008,5282619</text:p>
          </table:table-cell>
          <table:table-cell table:formula="of:=([.D208]-[.E208])^2" office:value-type="float" office:value="0.0521062341704062" calcext:value-type="float">
            <text:p>0,052106234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480503" calcext:value-type="float">
            <text:p>0,480503</text:p>
          </table:table-cell>
          <table:table-cell table:formula="of:=([.B209]*[.$B$297])-([.B209]*[.$B$296])+[.$B$296]" office:value-type="float" office:value="1009.9000068" calcext:value-type="float">
            <text:p>1009,9000068</text:p>
          </table:table-cell>
          <table:table-cell table:formula="of:=([.C209]*[.$B$297])-([.C209]*[.$B$296])+[.$B$296]" office:value-type="float" office:value="1008.7166013" calcext:value-type="float">
            <text:p>1008,7166013</text:p>
          </table:table-cell>
          <table:table-cell table:formula="of:=([.D209]-[.E209])^2" office:value-type="float" office:value="1.40044857743037" calcext:value-type="float">
            <text:p>1,40044857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4496" calcext:value-type="float">
            <text:p>0,54496</text:p>
          </table:table-cell>
          <table:table-cell table:formula="of:=([.B210]*[.$B$297])-([.B210]*[.$B$296])+[.$B$296]" office:value-type="float" office:value="1010.1999921" calcext:value-type="float">
            <text:p>1010,1999921</text:p>
          </table:table-cell>
          <table:table-cell table:formula="of:=([.C210]*[.$B$297])-([.C210]*[.$B$296])+[.$B$296]" office:value-type="float" office:value="1009.818816" calcext:value-type="float">
            <text:p>1009,818816</text:p>
          </table:table-cell>
          <table:table-cell table:formula="of:=([.D210]-[.E210])^2" office:value-type="float" office:value="0.145295219211257" calcext:value-type="float">
            <text:p>0,14529521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76219" calcext:value-type="float">
            <text:p>0,576219</text:p>
          </table:table-cell>
          <table:table-cell table:formula="of:=([.B211]*[.$B$297])-([.B211]*[.$B$296])+[.$B$296]" office:value-type="float" office:value="1010.1000084" calcext:value-type="float">
            <text:p>1010,1000084</text:p>
          </table:table-cell>
          <table:table-cell table:formula="of:=([.C211]*[.$B$297])-([.C211]*[.$B$296])+[.$B$296]" office:value-type="float" office:value="1010.3533449" calcext:value-type="float">
            <text:p>1010,3533449</text:p>
          </table:table-cell>
          <table:table-cell table:formula="of:=([.D211]-[.E211])^2" office:value-type="float" office:value="0.0641793822322732" calcext:value-type="float">
            <text:p>0,06417938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58474" calcext:value-type="float">
            <text:p>0,558474</text:p>
          </table:table-cell>
          <table:table-cell table:formula="of:=([.B212]*[.$B$297])-([.B212]*[.$B$296])+[.$B$296]" office:value-type="float" office:value="1010.6999961" calcext:value-type="float">
            <text:p>1010,6999961</text:p>
          </table:table-cell>
          <table:table-cell table:formula="of:=([.C212]*[.$B$297])-([.C212]*[.$B$296])+[.$B$296]" office:value-type="float" office:value="1010.0499054" calcext:value-type="float">
            <text:p>1010,0499054</text:p>
          </table:table-cell>
          <table:table-cell table:formula="of:=([.D212]-[.E212])^2" office:value-type="float" office:value="0.422617918226444" calcext:value-type="float">
            <text:p>0,42261791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77378" calcext:value-type="float">
            <text:p>0,577378</text:p>
          </table:table-cell>
          <table:table-cell table:formula="of:=([.B213]*[.$B$297])-([.B213]*[.$B$296])+[.$B$296]" office:value-type="float" office:value="1010.0000076" calcext:value-type="float">
            <text:p>1010,0000076</text:p>
          </table:table-cell>
          <table:table-cell table:formula="of:=([.C213]*[.$B$297])-([.C213]*[.$B$296])+[.$B$296]" office:value-type="float" office:value="1010.3731638" calcext:value-type="float">
            <text:p>1010,3731638</text:p>
          </table:table-cell>
          <table:table-cell table:formula="of:=([.D213]-[.E213])^2" office:value-type="float" office:value="0.139245549598469" calcext:value-type="float">
            <text:p>0,13924554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42464" calcext:value-type="float">
            <text:p>0,542464</text:p>
          </table:table-cell>
          <table:table-cell table:formula="of:=([.B214]*[.$B$297])-([.B214]*[.$B$296])+[.$B$296]" office:value-type="float" office:value="1009.6000044" calcext:value-type="float">
            <text:p>1009,6000044</text:p>
          </table:table-cell>
          <table:table-cell table:formula="of:=([.C214]*[.$B$297])-([.C214]*[.$B$296])+[.$B$296]" office:value-type="float" office:value="1009.7761344" calcext:value-type="float">
            <text:p>1009,7761344</text:p>
          </table:table-cell>
          <table:table-cell table:formula="of:=([.D214]-[.E214])^2" office:value-type="float" office:value="0.0310217768999802" calcext:value-type="float">
            <text:p>0,03102177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13129" calcext:value-type="float">
            <text:p>0,513129</text:p>
          </table:table-cell>
          <table:table-cell table:formula="of:=([.B215]*[.$B$297])-([.B215]*[.$B$296])+[.$B$296]" office:value-type="float" office:value="1009.300002" calcext:value-type="float">
            <text:p>1009,300002</text:p>
          </table:table-cell>
          <table:table-cell table:formula="of:=([.C215]*[.$B$297])-([.C215]*[.$B$296])+[.$B$296]" office:value-type="float" office:value="1009.2745059" calcext:value-type="float">
            <text:p>1009,2745059</text:p>
          </table:table-cell>
          <table:table-cell table:formula="of:=([.D215]-[.E215])^2" office:value-type="float" office:value="0.000650051115212798" calcext:value-type="float">
            <text:p>0,00065005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494613" calcext:value-type="float">
            <text:p>0,494613</text:p>
          </table:table-cell>
          <table:table-cell table:formula="of:=([.B216]*[.$B$297])-([.B216]*[.$B$296])+[.$B$296]" office:value-type="float" office:value="1008.799998" calcext:value-type="float">
            <text:p>1008,799998</text:p>
          </table:table-cell>
          <table:table-cell table:formula="of:=([.C216]*[.$B$297])-([.C216]*[.$B$296])+[.$B$296]" office:value-type="float" office:value="1008.9578823" calcext:value-type="float">
            <text:p>1008,9578823</text:p>
          </table:table-cell>
          <table:table-cell table:formula="of:=([.D216]-[.E216])^2" office:value-type="float" office:value="0.024927452186483" calcext:value-type="float">
            <text:p>0,02492745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69306" calcext:value-type="float">
            <text:p>0,469306</text:p>
          </table:table-cell>
          <table:table-cell table:formula="of:=([.B217]*[.$B$297])-([.B217]*[.$B$296])+[.$B$296]" office:value-type="float" office:value="1008.8999988" calcext:value-type="float">
            <text:p>1008,8999988</text:p>
          </table:table-cell>
          <table:table-cell table:formula="of:=([.C217]*[.$B$297])-([.C217]*[.$B$296])+[.$B$296]" office:value-type="float" office:value="1008.5251326" calcext:value-type="float">
            <text:p>1008,5251326</text:p>
          </table:table-cell>
          <table:table-cell table:formula="of:=([.D217]-[.E217])^2" office:value-type="float" office:value="0.140524667902472" calcext:value-type="float">
            <text:p>0,14052466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82834" calcext:value-type="float">
            <text:p>0,482834</text:p>
          </table:table-cell>
          <table:table-cell table:formula="of:=([.B218]*[.$B$297])-([.B218]*[.$B$296])+[.$B$296]" office:value-type="float" office:value="1008.9999996" calcext:value-type="float">
            <text:p>1008,9999996</text:p>
          </table:table-cell>
          <table:table-cell table:formula="of:=([.C218]*[.$B$297])-([.C218]*[.$B$296])+[.$B$296]" office:value-type="float" office:value="1008.7564614" calcext:value-type="float">
            <text:p>1008,7564614</text:p>
          </table:table-cell>
          <table:table-cell table:formula="of:=([.D218]-[.E218])^2" office:value-type="float" office:value="0.0593108548592347" calcext:value-type="float">
            <text:p>0,05931085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.497346" calcext:value-type="float">
            <text:p>0,497346</text:p>
          </table:table-cell>
          <table:table-cell table:formula="of:=([.B219]*[.$B$297])-([.B219]*[.$B$296])+[.$B$296]" office:value-type="float" office:value="1009.2000012" calcext:value-type="float">
            <text:p>1009,2000012</text:p>
          </table:table-cell>
          <table:table-cell table:formula="of:=([.C219]*[.$B$297])-([.C219]*[.$B$296])+[.$B$296]" office:value-type="float" office:value="1009.0046166" calcext:value-type="float">
            <text:p>1009,0046166</text:p>
          </table:table-cell>
          <table:table-cell table:formula="of:=([.D219]-[.E219])^2" office:value-type="float" office:value="0.0381751419171644" calcext:value-type="float">
            <text:p>0,03817514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12926" calcext:value-type="float">
            <text:p>0,512926</text:p>
          </table:table-cell>
          <table:table-cell table:formula="of:=([.B220]*[.$B$297])-([.B220]*[.$B$296])+[.$B$296]" office:value-type="float" office:value="1009.9000068" calcext:value-type="float">
            <text:p>1009,9000068</text:p>
          </table:table-cell>
          <table:table-cell table:formula="of:=([.C220]*[.$B$297])-([.C220]*[.$B$296])+[.$B$296]" office:value-type="float" office:value="1009.2710346" calcext:value-type="float">
            <text:p>1009,2710346</text:p>
          </table:table-cell>
          <table:table-cell table:formula="of:=([.D220]-[.E220])^2" office:value-type="float" office:value="0.395606028372866" calcext:value-type="float">
            <text:p>0,39560602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45666" calcext:value-type="float">
            <text:p>0,545666</text:p>
          </table:table-cell>
          <table:table-cell table:formula="of:=([.B221]*[.$B$297])-([.B221]*[.$B$296])+[.$B$296]" office:value-type="float" office:value="1010.9999985" calcext:value-type="float">
            <text:p>1010,9999985</text:p>
          </table:table-cell>
          <table:table-cell table:formula="of:=([.C221]*[.$B$297])-([.C221]*[.$B$296])+[.$B$296]" office:value-type="float" office:value="1009.8308886" calcext:value-type="float">
            <text:p>1009,8308886</text:p>
          </table:table-cell>
          <table:table-cell table:formula="of:=([.D221]-[.E221])^2" office:value-type="float" office:value="1.36681795827793" calcext:value-type="float">
            <text:p>1,36681795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43275" calcext:value-type="float">
            <text:p>0,643275</text:p>
          </table:table-cell>
          <table:table-cell office:value-type="float" office:value="0.592057" calcext:value-type="float">
            <text:p>0,592057</text:p>
          </table:table-cell>
          <table:table-cell table:formula="of:=([.B222]*[.$B$297])-([.B222]*[.$B$296])+[.$B$296]" office:value-type="float" office:value="1011.5000025" calcext:value-type="float">
            <text:p>1011,5000025</text:p>
          </table:table-cell>
          <table:table-cell table:formula="of:=([.C222]*[.$B$297])-([.C222]*[.$B$296])+[.$B$296]" office:value-type="float" office:value="1010.6241747" calcext:value-type="float">
            <text:p>1010,6241747</text:p>
          </table:table-cell>
          <table:table-cell table:formula="of:=([.D222]-[.E222])^2" office:value-type="float" office:value="0.767074335252883" calcext:value-type="float">
            <text:p>0,76707433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78363" calcext:value-type="float">
            <text:p>0,678363</text:p>
          </table:table-cell>
          <table:table-cell office:value-type="float" office:value="0.614946" calcext:value-type="float">
            <text:p>0,614946</text:p>
          </table:table-cell>
          <table:table-cell table:formula="of:=([.B223]*[.$B$297])-([.B223]*[.$B$296])+[.$B$296]" office:value-type="float" office:value="1012.1000073" calcext:value-type="float">
            <text:p>1012,1000073</text:p>
          </table:table-cell>
          <table:table-cell table:formula="of:=([.C223]*[.$B$297])-([.C223]*[.$B$296])+[.$B$296]" office:value-type="float" office:value="1011.0155766" calcext:value-type="float">
            <text:p>1011,0155766</text:p>
          </table:table-cell>
          <table:table-cell table:formula="of:=([.D223]-[.E223])^2" office:value-type="float" office:value="1.17598994310246" calcext:value-type="float">
            <text:p>1,17598994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0.629974" calcext:value-type="float">
            <text:p>0,629974</text:p>
          </table:table-cell>
          <table:table-cell table:formula="of:=([.B224]*[.$B$297])-([.B224]*[.$B$296])+[.$B$296]" office:value-type="float" office:value="1012.2000081" calcext:value-type="float">
            <text:p>1012,2000081</text:p>
          </table:table-cell>
          <table:table-cell table:formula="of:=([.C224]*[.$B$297])-([.C224]*[.$B$296])+[.$B$296]" office:value-type="float" office:value="1011.2725554" calcext:value-type="float">
            <text:p>1011,2725554</text:p>
          </table:table-cell>
          <table:table-cell table:formula="of:=([.D224]-[.E224])^2" office:value-type="float" office:value="0.860168510737296" calcext:value-type="float">
            <text:p>0,86016851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0819" calcext:value-type="float">
            <text:p>0,660819</text:p>
          </table:table-cell>
          <table:table-cell office:value-type="float" office:value="0.630052" calcext:value-type="float">
            <text:p>0,630052</text:p>
          </table:table-cell>
          <table:table-cell table:formula="of:=([.B225]*[.$B$297])-([.B225]*[.$B$296])+[.$B$296]" office:value-type="float" office:value="1011.8000049" calcext:value-type="float">
            <text:p>1011,8000049</text:p>
          </table:table-cell>
          <table:table-cell table:formula="of:=([.C225]*[.$B$297])-([.C225]*[.$B$296])+[.$B$296]" office:value-type="float" office:value="1011.2738892" calcext:value-type="float">
            <text:p>1011,2738892</text:p>
          </table:table-cell>
          <table:table-cell table:formula="of:=([.D225]-[.E225])^2" office:value-type="float" office:value="0.276797729786361" calcext:value-type="float">
            <text:p>0,27679772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19883" calcext:value-type="float">
            <text:p>0,619883</text:p>
          </table:table-cell>
          <table:table-cell office:value-type="float" office:value="0.597521" calcext:value-type="float">
            <text:p>0,597521</text:p>
          </table:table-cell>
          <table:table-cell table:formula="of:=([.B226]*[.$B$297])-([.B226]*[.$B$296])+[.$B$296]" office:value-type="float" office:value="1011.0999993" calcext:value-type="float">
            <text:p>1011,0999993</text:p>
          </table:table-cell>
          <table:table-cell table:formula="of:=([.C226]*[.$B$297])-([.C226]*[.$B$296])+[.$B$296]" office:value-type="float" office:value="1010.7176091" calcext:value-type="float">
            <text:p>1010,7176091</text:p>
          </table:table-cell>
          <table:table-cell table:formula="of:=([.D226]-[.E226])^2" office:value-type="float" office:value="0.146222265055977" calcext:value-type="float">
            <text:p>0,14622226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54164" calcext:value-type="float">
            <text:p>0,554164</text:p>
          </table:table-cell>
          <table:table-cell table:formula="of:=([.B227]*[.$B$297])-([.B227]*[.$B$296])+[.$B$296]" office:value-type="float" office:value="1010.6999961" calcext:value-type="float">
            <text:p>1010,6999961</text:p>
          </table:table-cell>
          <table:table-cell table:formula="of:=([.C227]*[.$B$297])-([.C227]*[.$B$296])+[.$B$296]" office:value-type="float" office:value="1009.9762044" calcext:value-type="float">
            <text:p>1009,9762044</text:p>
          </table:table-cell>
          <table:table-cell table:formula="of:=([.D227]-[.E227])^2" office:value-type="float" office:value="0.523874424988879" calcext:value-type="float">
            <text:p>0,523874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18009" calcext:value-type="float">
            <text:p>0,518009</text:p>
          </table:table-cell>
          <table:table-cell table:formula="of:=([.B228]*[.$B$297])-([.B228]*[.$B$296])+[.$B$296]" office:value-type="float" office:value="1010.1000084" calcext:value-type="float">
            <text:p>1010,1000084</text:p>
          </table:table-cell>
          <table:table-cell table:formula="of:=([.C228]*[.$B$297])-([.C228]*[.$B$296])+[.$B$296]" office:value-type="float" office:value="1009.3579539" calcext:value-type="float">
            <text:p>1009,3579539</text:p>
          </table:table-cell>
          <table:table-cell table:formula="of:=([.D228]-[.E228])^2" office:value-type="float" office:value="0.550644880970242" calcext:value-type="float">
            <text:p>0,55064488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90058" calcext:value-type="float">
            <text:p>0,490058</text:p>
          </table:table-cell>
          <table:table-cell table:formula="of:=([.B229]*[.$B$297])-([.B229]*[.$B$296])+[.$B$296]" office:value-type="float" office:value="1009.5000036" calcext:value-type="float">
            <text:p>1009,5000036</text:p>
          </table:table-cell>
          <table:table-cell table:formula="of:=([.C229]*[.$B$297])-([.C229]*[.$B$296])+[.$B$296]" office:value-type="float" office:value="1008.8799918" calcext:value-type="float">
            <text:p>1008,8799918</text:p>
          </table:table-cell>
          <table:table-cell table:formula="of:=([.D229]-[.E229])^2" office:value-type="float" office:value="0.384414632139293" calcext:value-type="float">
            <text:p>0,38441463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475178" calcext:value-type="float">
            <text:p>0,475178</text:p>
          </table:table-cell>
          <table:table-cell table:formula="of:=([.B230]*[.$B$297])-([.B230]*[.$B$296])+[.$B$296]" office:value-type="float" office:value="1009.4000028" calcext:value-type="float">
            <text:p>1009,4000028</text:p>
          </table:table-cell>
          <table:table-cell table:formula="of:=([.C230]*[.$B$297])-([.C230]*[.$B$296])+[.$B$296]" office:value-type="float" office:value="1008.6255438" calcext:value-type="float">
            <text:p>1008,6255438</text:p>
          </table:table-cell>
          <table:table-cell table:formula="of:=([.D230]-[.E230])^2" office:value-type="float" office:value="0.599786742680967" calcext:value-type="float">
            <text:p>0,59978674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81654" calcext:value-type="float">
            <text:p>0,481654</text:p>
          </table:table-cell>
          <table:table-cell table:formula="of:=([.B231]*[.$B$297])-([.B231]*[.$B$296])+[.$B$296]" office:value-type="float" office:value="1009.5000036" calcext:value-type="float">
            <text:p>1009,5000036</text:p>
          </table:table-cell>
          <table:table-cell table:formula="of:=([.C231]*[.$B$297])-([.C231]*[.$B$296])+[.$B$296]" office:value-type="float" office:value="1008.7362834" calcext:value-type="float">
            <text:p>1008,7362834</text:p>
          </table:table-cell>
          <table:table-cell table:formula="of:=([.D231]-[.E231])^2" office:value-type="float" office:value="0.583268543887988" calcext:value-type="float">
            <text:p>0,58326854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498698" calcext:value-type="float">
            <text:p>0,498698</text:p>
          </table:table-cell>
          <table:table-cell table:formula="of:=([.B232]*[.$B$297])-([.B232]*[.$B$296])+[.$B$296]" office:value-type="float" office:value="1009.800006" calcext:value-type="float">
            <text:p>1009,800006</text:p>
          </table:table-cell>
          <table:table-cell table:formula="of:=([.C232]*[.$B$297])-([.C232]*[.$B$296])+[.$B$296]" office:value-type="float" office:value="1009.0277358" calcext:value-type="float">
            <text:p>1009,0277358</text:p>
          </table:table-cell>
          <table:table-cell table:formula="of:=([.D232]-[.E232])^2" office:value-type="float" office:value="0.596401261808009" calcext:value-type="float">
            <text:p>0,59640126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26264" calcext:value-type="float">
            <text:p>0,526264</text:p>
          </table:table-cell>
          <table:table-cell table:formula="of:=([.B233]*[.$B$297])-([.B233]*[.$B$296])+[.$B$296]" office:value-type="float" office:value="1009.800006" calcext:value-type="float">
            <text:p>1009,800006</text:p>
          </table:table-cell>
          <table:table-cell table:formula="of:=([.C233]*[.$B$297])-([.C233]*[.$B$296])+[.$B$296]" office:value-type="float" office:value="1009.4991144" calcext:value-type="float">
            <text:p>1009,4991144</text:p>
          </table:table-cell>
          <table:table-cell table:formula="of:=([.D233]-[.E233])^2" office:value-type="float" office:value="0.09053575495056" calcext:value-type="float">
            <text:p>0,0905357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36681" calcext:value-type="float">
            <text:p>0,536681</text:p>
          </table:table-cell>
          <table:table-cell table:formula="of:=([.B234]*[.$B$297])-([.B234]*[.$B$296])+[.$B$296]" office:value-type="float" office:value="1009.9000068" calcext:value-type="float">
            <text:p>1009,9000068</text:p>
          </table:table-cell>
          <table:table-cell table:formula="of:=([.C234]*[.$B$297])-([.C234]*[.$B$296])+[.$B$296]" office:value-type="float" office:value="1009.6772451" calcext:value-type="float">
            <text:p>1009,6772451</text:p>
          </table:table-cell>
          <table:table-cell table:formula="of:=([.D234]-[.E234])^2" office:value-type="float" office:value="0.0496227749868803" calcext:value-type="float">
            <text:p>0,0496227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19883" calcext:value-type="float">
            <text:p>0,619883</text:p>
          </table:table-cell>
          <table:table-cell office:value-type="float" office:value="0.539259" calcext:value-type="float">
            <text:p>0,539259</text:p>
          </table:table-cell>
          <table:table-cell table:formula="of:=([.B235]*[.$B$297])-([.B235]*[.$B$296])+[.$B$296]" office:value-type="float" office:value="1011.0999993" calcext:value-type="float">
            <text:p>1011,0999993</text:p>
          </table:table-cell>
          <table:table-cell table:formula="of:=([.C235]*[.$B$297])-([.C235]*[.$B$296])+[.$B$296]" office:value-type="float" office:value="1009.7213289" calcext:value-type="float">
            <text:p>1009,7213289</text:p>
          </table:table-cell>
          <table:table-cell table:formula="of:=([.D235]-[.E235])^2" office:value-type="float" office:value="1.90073207183625" calcext:value-type="float">
            <text:p>1,90073207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37427" calcext:value-type="float">
            <text:p>0,637427</text:p>
          </table:table-cell>
          <table:table-cell office:value-type="float" office:value="0.583957" calcext:value-type="float">
            <text:p>0,583957</text:p>
          </table:table-cell>
          <table:table-cell table:formula="of:=([.B236]*[.$B$297])-([.B236]*[.$B$296])+[.$B$296]" office:value-type="float" office:value="1011.4000017" calcext:value-type="float">
            <text:p>1011,4000017</text:p>
          </table:table-cell>
          <table:table-cell table:formula="of:=([.C236]*[.$B$297])-([.C236]*[.$B$296])+[.$B$296]" office:value-type="float" office:value="1010.4856647" calcext:value-type="float">
            <text:p>1010,4856647</text:p>
          </table:table-cell>
          <table:table-cell table:formula="of:=([.D236]-[.E236])^2" office:value-type="float" office:value="0.836012149568876" calcext:value-type="float">
            <text:p>0,83601214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9883" calcext:value-type="float">
            <text:p>0,619883</text:p>
          </table:table-cell>
          <table:table-cell office:value-type="float" office:value="0.604455" calcext:value-type="float">
            <text:p>0,604455</text:p>
          </table:table-cell>
          <table:table-cell table:formula="of:=([.B237]*[.$B$297])-([.B237]*[.$B$296])+[.$B$296]" office:value-type="float" office:value="1011.0999993" calcext:value-type="float">
            <text:p>1011,0999993</text:p>
          </table:table-cell>
          <table:table-cell table:formula="of:=([.C237]*[.$B$297])-([.C237]*[.$B$296])+[.$B$296]" office:value-type="float" office:value="1010.8361805" calcext:value-type="float">
            <text:p>1010,8361805</text:p>
          </table:table-cell>
          <table:table-cell table:formula="of:=([.D237]-[.E237])^2" office:value-type="float" office:value="0.0696003592334827" calcext:value-type="float">
            <text:p>0,06960035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87267" calcext:value-type="float">
            <text:p>0,587267</text:p>
          </table:table-cell>
          <table:table-cell table:formula="of:=([.B238]*[.$B$297])-([.B238]*[.$B$296])+[.$B$296]" office:value-type="float" office:value="1010.4999945" calcext:value-type="float">
            <text:p>1010,4999945</text:p>
          </table:table-cell>
          <table:table-cell table:formula="of:=([.C238]*[.$B$297])-([.C238]*[.$B$296])+[.$B$296]" office:value-type="float" office:value="1010.5422657" calcext:value-type="float">
            <text:p>1010,5422657</text:p>
          </table:table-cell>
          <table:table-cell table:formula="of:=([.D238]-[.E238])^2" office:value-type="float" office:value="0.00178685434943655" calcext:value-type="float">
            <text:p>0,00178685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55093" calcext:value-type="float">
            <text:p>0,555093</text:p>
          </table:table-cell>
          <table:table-cell table:formula="of:=([.B239]*[.$B$297])-([.B239]*[.$B$296])+[.$B$296]" office:value-type="float" office:value="1010.1000084" calcext:value-type="float">
            <text:p>1010,1000084</text:p>
          </table:table-cell>
          <table:table-cell table:formula="of:=([.C239]*[.$B$297])-([.C239]*[.$B$296])+[.$B$296]" office:value-type="float" office:value="1009.9920903" calcext:value-type="float">
            <text:p>1009,9920903</text:p>
          </table:table-cell>
          <table:table-cell table:formula="of:=([.D239]-[.E239])^2" office:value-type="float" office:value="0.0116463163076113" calcext:value-type="float">
            <text:p>0,011646316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13906" calcext:value-type="float">
            <text:p>0,513906</text:p>
          </table:table-cell>
          <table:table-cell table:formula="of:=([.B240]*[.$B$297])-([.B240]*[.$B$296])+[.$B$296]" office:value-type="float" office:value="1009.800006" calcext:value-type="float">
            <text:p>1009,800006</text:p>
          </table:table-cell>
          <table:table-cell table:formula="of:=([.C240]*[.$B$297])-([.C240]*[.$B$296])+[.$B$296]" office:value-type="float" office:value="1009.2877926" calcext:value-type="float">
            <text:p>1009,2877926</text:p>
          </table:table-cell>
          <table:table-cell table:formula="of:=([.D240]-[.E240])^2" office:value-type="float" office:value="0.262362567139626" calcext:value-type="float">
            <text:p>0,26236256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495114" calcext:value-type="float">
            <text:p>0,495114</text:p>
          </table:table-cell>
          <table:table-cell table:formula="of:=([.B241]*[.$B$297])-([.B241]*[.$B$296])+[.$B$296]" office:value-type="float" office:value="1009.6000044" calcext:value-type="float">
            <text:p>1009,6000044</text:p>
          </table:table-cell>
          <table:table-cell table:formula="of:=([.C241]*[.$B$297])-([.C241]*[.$B$296])+[.$B$296]" office:value-type="float" office:value="1008.9664494" calcext:value-type="float">
            <text:p>1008,9664494</text:p>
          </table:table-cell>
          <table:table-cell table:formula="of:=([.D241]-[.E241])^2" office:value-type="float" office:value="0.401391938025002" calcext:value-type="float">
            <text:p>0,4013919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495913" calcext:value-type="float">
            <text:p>0,495913</text:p>
          </table:table-cell>
          <table:table-cell table:formula="of:=([.B242]*[.$B$297])-([.B242]*[.$B$296])+[.$B$296]" office:value-type="float" office:value="1009.800006" calcext:value-type="float">
            <text:p>1009,800006</text:p>
          </table:table-cell>
          <table:table-cell table:formula="of:=([.C242]*[.$B$297])-([.C242]*[.$B$296])+[.$B$296]" office:value-type="float" office:value="1008.9801123" calcext:value-type="float">
            <text:p>1008,9801123</text:p>
          </table:table-cell>
          <table:table-cell table:formula="of:=([.D242]-[.E242])^2" office:value-type="float" office:value="0.672225679299821" calcext:value-type="float">
            <text:p>0,67222567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15855" calcext:value-type="float">
            <text:p>0,515855</text:p>
          </table:table-cell>
          <table:table-cell table:formula="of:=([.B243]*[.$B$297])-([.B243]*[.$B$296])+[.$B$296]" office:value-type="float" office:value="1010.0000076" calcext:value-type="float">
            <text:p>1010,0000076</text:p>
          </table:table-cell>
          <table:table-cell table:formula="of:=([.C243]*[.$B$297])-([.C243]*[.$B$296])+[.$B$296]" office:value-type="float" office:value="1009.3211205" calcext:value-type="float">
            <text:p>1009,3211205</text:p>
          </table:table-cell>
          <table:table-cell table:formula="of:=([.D243]-[.E243])^2" office:value-type="float" office:value="0.460887694546406" calcext:value-type="float">
            <text:p>0,46088769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34613" calcext:value-type="float">
            <text:p>0,534613</text:p>
          </table:table-cell>
          <table:table-cell table:formula="of:=([.B244]*[.$B$297])-([.B244]*[.$B$296])+[.$B$296]" office:value-type="float" office:value="1010.1999921" calcext:value-type="float">
            <text:p>1010,1999921</text:p>
          </table:table-cell>
          <table:table-cell table:formula="of:=([.C244]*[.$B$297])-([.C244]*[.$B$296])+[.$B$296]" office:value-type="float" office:value="1009.6418823" calcext:value-type="float">
            <text:p>1009,6418823</text:p>
          </table:table-cell>
          <table:table-cell table:formula="of:=([.D244]-[.E244])^2" office:value-type="float" office:value="0.311486548856052" calcext:value-type="float">
            <text:p>0,31148654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48416" calcext:value-type="float">
            <text:p>0,548416</text:p>
          </table:table-cell>
          <table:table-cell table:formula="of:=([.B245]*[.$B$297])-([.B245]*[.$B$296])+[.$B$296]" office:value-type="float" office:value="1010.9999985" calcext:value-type="float">
            <text:p>1010,9999985</text:p>
          </table:table-cell>
          <table:table-cell table:formula="of:=([.C245]*[.$B$297])-([.C245]*[.$B$296])+[.$B$296]" office:value-type="float" office:value="1009.8779136" calcext:value-type="float">
            <text:p>1009,8779136</text:p>
          </table:table-cell>
          <table:table-cell table:formula="of:=([.D245]-[.E245])^2" office:value-type="float" office:value="1.25907452280802" calcext:value-type="float">
            <text:p>1,25907452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60819" calcext:value-type="float">
            <text:p>0,660819</text:p>
          </table:table-cell>
          <table:table-cell office:value-type="float" office:value="0.58112" calcext:value-type="float">
            <text:p>0,58112</text:p>
          </table:table-cell>
          <table:table-cell table:formula="of:=([.B246]*[.$B$297])-([.B246]*[.$B$296])+[.$B$296]" office:value-type="float" office:value="1011.8000049" calcext:value-type="float">
            <text:p>1011,8000049</text:p>
          </table:table-cell>
          <table:table-cell table:formula="of:=([.C246]*[.$B$297])-([.C246]*[.$B$296])+[.$B$296]" office:value-type="float" office:value="1010.437152" calcext:value-type="float">
            <text:p>1010,437152</text:p>
          </table:table-cell>
          <table:table-cell table:formula="of:=([.D246]-[.E246])^2" office:value-type="float" office:value="1.85736802703812" calcext:value-type="float">
            <text:p>1,8573680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0.615669" calcext:value-type="float">
            <text:p>0,615669</text:p>
          </table:table-cell>
          <table:table-cell table:formula="of:=([.B247]*[.$B$297])-([.B247]*[.$B$296])+[.$B$296]" office:value-type="float" office:value="1012.2000081" calcext:value-type="float">
            <text:p>1012,2000081</text:p>
          </table:table-cell>
          <table:table-cell table:formula="of:=([.C247]*[.$B$297])-([.C247]*[.$B$296])+[.$B$296]" office:value-type="float" office:value="1011.0279399" calcext:value-type="float">
            <text:p>1011,0279399</text:p>
          </table:table-cell>
          <table:table-cell table:formula="of:=([.D247]-[.E247])^2" office:value-type="float" office:value="1.373743865451" calcext:value-type="float">
            <text:p>1,37374386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07602" calcext:value-type="float">
            <text:p>0,707602</text:p>
          </table:table-cell>
          <table:table-cell office:value-type="float" office:value="0.630046" calcext:value-type="float">
            <text:p>0,630046</text:p>
          </table:table-cell>
          <table:table-cell table:formula="of:=([.B248]*[.$B$297])-([.B248]*[.$B$296])+[.$B$296]" office:value-type="float" office:value="1012.5999942" calcext:value-type="float">
            <text:p>1012,5999942</text:p>
          </table:table-cell>
          <table:table-cell table:formula="of:=([.C248]*[.$B$297])-([.C248]*[.$B$296])+[.$B$296]" office:value-type="float" office:value="1011.2737866" calcext:value-type="float">
            <text:p>1011,2737866</text:p>
          </table:table-cell>
          <table:table-cell table:formula="of:=([.D248]-[.E248])^2" office:value-type="float" office:value="1.75882659829769" calcext:value-type="float">
            <text:p>1,75882659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1345" calcext:value-type="float">
            <text:p>0,71345</text:p>
          </table:table-cell>
          <table:table-cell office:value-type="float" office:value="0.639807" calcext:value-type="float">
            <text:p>0,639807</text:p>
          </table:table-cell>
          <table:table-cell table:formula="of:=([.B249]*[.$B$297])-([.B249]*[.$B$296])+[.$B$296]" office:value-type="float" office:value="1012.699995" calcext:value-type="float">
            <text:p>1012,699995</text:p>
          </table:table-cell>
          <table:table-cell table:formula="of:=([.C249]*[.$B$297])-([.C249]*[.$B$296])+[.$B$296]" office:value-type="float" office:value="1011.4406997" calcext:value-type="float">
            <text:p>1011,4406997</text:p>
          </table:table-cell>
          <table:table-cell table:formula="of:=([.D249]-[.E249])^2" office:value-type="float" office:value="1.58582465260228" calcext:value-type="float">
            <text:p>1,58582465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01754" calcext:value-type="float">
            <text:p>0,701754</text:p>
          </table:table-cell>
          <table:table-cell office:value-type="float" office:value="0.633708" calcext:value-type="float">
            <text:p>0,633708</text:p>
          </table:table-cell>
          <table:table-cell table:formula="of:=([.B250]*[.$B$297])-([.B250]*[.$B$296])+[.$B$296]" office:value-type="float" office:value="1012.4999934" calcext:value-type="float">
            <text:p>1012,4999934</text:p>
          </table:table-cell>
          <table:table-cell table:formula="of:=([.C250]*[.$B$297])-([.C250]*[.$B$296])+[.$B$296]" office:value-type="float" office:value="1011.3364068" calcext:value-type="float">
            <text:p>1011,3364068</text:p>
          </table:table-cell>
          <table:table-cell table:formula="of:=([.D250]-[.E250])^2" office:value-type="float" office:value="1.35393377569937" calcext:value-type="float">
            <text:p>1,35393377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72515" calcext:value-type="float">
            <text:p>0,672515</text:p>
          </table:table-cell>
          <table:table-cell office:value-type="float" office:value="0.61148" calcext:value-type="float">
            <text:p>0,61148</text:p>
          </table:table-cell>
          <table:table-cell table:formula="of:=([.B251]*[.$B$297])-([.B251]*[.$B$296])+[.$B$296]" office:value-type="float" office:value="1012.0000065" calcext:value-type="float">
            <text:p>1012,0000065</text:p>
          </table:table-cell>
          <table:table-cell table:formula="of:=([.C251]*[.$B$297])-([.C251]*[.$B$296])+[.$B$296]" office:value-type="float" office:value="1010.956308" calcext:value-type="float">
            <text:p>1010,956308</text:p>
          </table:table-cell>
          <table:table-cell table:formula="of:=([.D251]-[.E251])^2" office:value-type="float" office:value="1.08930655890226" calcext:value-type="float">
            <text:p>1,089306558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79891" calcext:value-type="float">
            <text:p>0,579891</text:p>
          </table:table-cell>
          <table:table-cell table:formula="of:=([.B252]*[.$B$297])-([.B252]*[.$B$296])+[.$B$296]" office:value-type="float" office:value="1011.2000001" calcext:value-type="float">
            <text:p>1011,2000001</text:p>
          </table:table-cell>
          <table:table-cell table:formula="of:=([.C252]*[.$B$297])-([.C252]*[.$B$296])+[.$B$296]" office:value-type="float" office:value="1010.4161361" calcext:value-type="float">
            <text:p>1010,4161361</text:p>
          </table:table-cell>
          <table:table-cell table:formula="of:=([.D252]-[.E252])^2" office:value-type="float" office:value="0.614442770495991" calcext:value-type="float">
            <text:p>0,61444277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33169" calcext:value-type="float">
            <text:p>0,533169</text:p>
          </table:table-cell>
          <table:table-cell table:formula="of:=([.B253]*[.$B$297])-([.B253]*[.$B$296])+[.$B$296]" office:value-type="float" office:value="1010.4999945" calcext:value-type="float">
            <text:p>1010,4999945</text:p>
          </table:table-cell>
          <table:table-cell table:formula="of:=([.C253]*[.$B$297])-([.C253]*[.$B$296])+[.$B$296]" office:value-type="float" office:value="1009.6171899" calcext:value-type="float">
            <text:p>1009,6171899</text:p>
          </table:table-cell>
          <table:table-cell table:formula="of:=([.D253]-[.E253])^2" office:value-type="float" office:value="0.779343961781336" calcext:value-type="float">
            <text:p>0,77934396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494259" calcext:value-type="float">
            <text:p>0,494259</text:p>
          </table:table-cell>
          <table:table-cell table:formula="of:=([.B254]*[.$B$297])-([.B254]*[.$B$296])+[.$B$296]" office:value-type="float" office:value="1010.0000076" calcext:value-type="float">
            <text:p>1010,0000076</text:p>
          </table:table-cell>
          <table:table-cell table:formula="of:=([.C254]*[.$B$297])-([.C254]*[.$B$296])+[.$B$296]" office:value-type="float" office:value="1008.9518289" calcext:value-type="float">
            <text:p>1008,9518289</text:p>
          </table:table-cell>
          <table:table-cell table:formula="of:=([.D254]-[.E254])^2" office:value-type="float" office:value="1.09867858713368" calcext:value-type="float">
            <text:p>1,09867858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74125" calcext:value-type="float">
            <text:p>0,474125</text:p>
          </table:table-cell>
          <table:table-cell table:formula="of:=([.B255]*[.$B$297])-([.B255]*[.$B$296])+[.$B$296]" office:value-type="float" office:value="1009.7000052" calcext:value-type="float">
            <text:p>1009,7000052</text:p>
          </table:table-cell>
          <table:table-cell table:formula="of:=([.C255]*[.$B$297])-([.C255]*[.$B$296])+[.$B$296]" office:value-type="float" office:value="1008.6075375" calcext:value-type="float">
            <text:p>1008,6075375</text:p>
          </table:table-cell>
          <table:table-cell table:formula="of:=([.D255]-[.E255])^2" office:value-type="float" office:value="1.19348567554314" calcext:value-type="float">
            <text:p>1,19348567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7664" calcext:value-type="float">
            <text:p>0,47664</text:p>
          </table:table-cell>
          <table:table-cell table:formula="of:=([.B256]*[.$B$297])-([.B256]*[.$B$296])+[.$B$296]" office:value-type="float" office:value="1009.7000052" calcext:value-type="float">
            <text:p>1009,7000052</text:p>
          </table:table-cell>
          <table:table-cell table:formula="of:=([.C256]*[.$B$297])-([.C256]*[.$B$296])+[.$B$296]" office:value-type="float" office:value="1008.650544" calcext:value-type="float">
            <text:p>1008,650544</text:p>
          </table:table-cell>
          <table:table-cell table:formula="of:=([.D256]-[.E256])^2" office:value-type="float" office:value="1.10136881030543" calcext:value-type="float">
            <text:p>1,1013688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97286" calcext:value-type="float">
            <text:p>0,497286</text:p>
          </table:table-cell>
          <table:table-cell table:formula="of:=([.B257]*[.$B$297])-([.B257]*[.$B$296])+[.$B$296]" office:value-type="float" office:value="1009.7000052" calcext:value-type="float">
            <text:p>1009,7000052</text:p>
          </table:table-cell>
          <table:table-cell table:formula="of:=([.C257]*[.$B$297])-([.C257]*[.$B$296])+[.$B$296]" office:value-type="float" office:value="1009.0035906" calcext:value-type="float">
            <text:p>1009,0035906</text:p>
          </table:table-cell>
          <table:table-cell table:formula="of:=([.D257]-[.E257])^2" office:value-type="float" office:value="0.484993295093037" calcext:value-type="float">
            <text:p>0,48499329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14025" calcext:value-type="float">
            <text:p>0,514025</text:p>
          </table:table-cell>
          <table:table-cell table:formula="of:=([.B258]*[.$B$297])-([.B258]*[.$B$296])+[.$B$296]" office:value-type="float" office:value="1010.1999921" calcext:value-type="float">
            <text:p>1010,1999921</text:p>
          </table:table-cell>
          <table:table-cell table:formula="of:=([.C258]*[.$B$297])-([.C258]*[.$B$296])+[.$B$296]" office:value-type="float" office:value="1009.2898275" calcext:value-type="float">
            <text:p>1009,2898275</text:p>
          </table:table-cell>
          <table:table-cell table:formula="of:=([.D258]-[.E258])^2" office:value-type="float" office:value="0.828399599093215" calcext:value-type="float">
            <text:p>0,82839959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542816" calcext:value-type="float">
            <text:p>0,542816</text:p>
          </table:table-cell>
          <table:table-cell table:formula="of:=([.B259]*[.$B$297])-([.B259]*[.$B$296])+[.$B$296]" office:value-type="float" office:value="1010.7999969" calcext:value-type="float">
            <text:p>1010,7999969</text:p>
          </table:table-cell>
          <table:table-cell table:formula="of:=([.C259]*[.$B$297])-([.C259]*[.$B$296])+[.$B$296]" office:value-type="float" office:value="1009.7821536" calcext:value-type="float">
            <text:p>1009,7821536</text:p>
          </table:table-cell>
          <table:table-cell table:formula="of:=([.D259]-[.E259])^2" office:value-type="float" office:value="1.03600498335485" calcext:value-type="float">
            <text:p>1,03600498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74916" calcext:value-type="float">
            <text:p>0,574916</text:p>
          </table:table-cell>
          <table:table-cell table:formula="of:=([.B260]*[.$B$297])-([.B260]*[.$B$296])+[.$B$296]" office:value-type="float" office:value="1011.2000001" calcext:value-type="float">
            <text:p>1011,2000001</text:p>
          </table:table-cell>
          <table:table-cell table:formula="of:=([.C260]*[.$B$297])-([.C260]*[.$B$296])+[.$B$296]" office:value-type="float" office:value="1010.3310636" calcext:value-type="float">
            <text:p>1010,3310636</text:p>
          </table:table-cell>
          <table:table-cell table:formula="of:=([.D260]-[.E260])^2" office:value-type="float" office:value="0.755050641032281" calcext:value-type="float">
            <text:p>0,7550506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92893" calcext:value-type="float">
            <text:p>0,592893</text:p>
          </table:table-cell>
          <table:table-cell table:formula="of:=([.B261]*[.$B$297])-([.B261]*[.$B$296])+[.$B$296]" office:value-type="float" office:value="1011.2000001" calcext:value-type="float">
            <text:p>1011,2000001</text:p>
          </table:table-cell>
          <table:table-cell table:formula="of:=([.C261]*[.$B$297])-([.C261]*[.$B$296])+[.$B$296]" office:value-type="float" office:value="1010.6384703" calcext:value-type="float">
            <text:p>1010,6384703</text:p>
          </table:table-cell>
          <table:table-cell table:formula="of:=([.D261]-[.E261])^2" office:value-type="float" office:value="0.315315716288059" calcext:value-type="float">
            <text:p>0,31531571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91871" calcext:value-type="float">
            <text:p>0,591871</text:p>
          </table:table-cell>
          <table:table-cell table:formula="of:=([.B262]*[.$B$297])-([.B262]*[.$B$296])+[.$B$296]" office:value-type="float" office:value="1011.2000001" calcext:value-type="float">
            <text:p>1011,2000001</text:p>
          </table:table-cell>
          <table:table-cell table:formula="of:=([.C262]*[.$B$297])-([.C262]*[.$B$296])+[.$B$296]" office:value-type="float" office:value="1010.6209941" calcext:value-type="float">
            <text:p>1010,6209941</text:p>
          </table:table-cell>
          <table:table-cell table:formula="of:=([.D262]-[.E262])^2" office:value-type="float" office:value="0.335247948035926" calcext:value-type="float">
            <text:p>0,3352479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81968" calcext:value-type="float">
            <text:p>0,581968</text:p>
          </table:table-cell>
          <table:table-cell table:formula="of:=([.B263]*[.$B$297])-([.B263]*[.$B$296])+[.$B$296]" office:value-type="float" office:value="1010.6999961" calcext:value-type="float">
            <text:p>1010,6999961</text:p>
          </table:table-cell>
          <table:table-cell table:formula="of:=([.C263]*[.$B$297])-([.C263]*[.$B$296])+[.$B$296]" office:value-type="float" office:value="1010.4516528" calcext:value-type="float">
            <text:p>1010,4516528</text:p>
          </table:table-cell>
          <table:table-cell table:formula="of:=([.D263]-[.E263])^2" office:value-type="float" office:value="0.0616743946548839" calcext:value-type="float">
            <text:p>0,06167439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52412" calcext:value-type="float">
            <text:p>0,552412</text:p>
          </table:table-cell>
          <table:table-cell table:formula="of:=([.B264]*[.$B$297])-([.B264]*[.$B$296])+[.$B$296]" office:value-type="float" office:value="1010.1000084" calcext:value-type="float">
            <text:p>1010,1000084</text:p>
          </table:table-cell>
          <table:table-cell table:formula="of:=([.C264]*[.$B$297])-([.C264]*[.$B$296])+[.$B$296]" office:value-type="float" office:value="1009.9462452" calcext:value-type="float">
            <text:p>1009,9462452</text:p>
          </table:table-cell>
          <table:table-cell table:formula="of:=([.D264]-[.E264])^2" office:value-type="float" office:value="0.023643121674227" calcext:value-type="float">
            <text:p>0,02364312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1656" calcext:value-type="float">
            <text:p>0,51656</text:p>
          </table:table-cell>
          <table:table-cell table:formula="of:=([.B265]*[.$B$297])-([.B265]*[.$B$296])+[.$B$296]" office:value-type="float" office:value="1009.1000004" calcext:value-type="float">
            <text:p>1009,1000004</text:p>
          </table:table-cell>
          <table:table-cell table:formula="of:=([.C265]*[.$B$297])-([.C265]*[.$B$296])+[.$B$296]" office:value-type="float" office:value="1009.333176" calcext:value-type="float">
            <text:p>1009,333176</text:p>
          </table:table-cell>
          <table:table-cell table:formula="of:=([.D265]-[.E265])^2" office:value-type="float" office:value="0.0543708604353513" calcext:value-type="float">
            <text:p>0,05437086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67841" calcext:value-type="float">
            <text:p>0,467841</text:p>
          </table:table-cell>
          <table:table-cell table:formula="of:=([.B266]*[.$B$297])-([.B266]*[.$B$296])+[.$B$296]" office:value-type="float" office:value="1008.1999932" calcext:value-type="float">
            <text:p>1008,1999932</text:p>
          </table:table-cell>
          <table:table-cell table:formula="of:=([.C266]*[.$B$297])-([.C266]*[.$B$296])+[.$B$296]" office:value-type="float" office:value="1008.5000811" calcext:value-type="float">
            <text:p>1008,5000811</text:p>
          </table:table-cell>
          <table:table-cell table:formula="of:=([.D266]-[.E266])^2" office:value-type="float" office:value="0.0900527477264065" calcext:value-type="float">
            <text:p>0,09005274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23156" calcext:value-type="float">
            <text:p>0,423156</text:p>
          </table:table-cell>
          <table:table-cell table:formula="of:=([.B267]*[.$B$297])-([.B267]*[.$B$296])+[.$B$296]" office:value-type="float" office:value="1007.8000071" calcext:value-type="float">
            <text:p>1007,8000071</text:p>
          </table:table-cell>
          <table:table-cell table:formula="of:=([.C267]*[.$B$297])-([.C267]*[.$B$296])+[.$B$296]" office:value-type="float" office:value="1007.7359676" calcext:value-type="float">
            <text:p>1007,7359676</text:p>
          </table:table-cell>
          <table:table-cell table:formula="of:=([.D267]-[.E267])^2" office:value-type="float" office:value="0.00410105756025452" calcext:value-type="float">
            <text:p>0,00410105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10582" calcext:value-type="float">
            <text:p>0,410582</text:p>
          </table:table-cell>
          <table:table-cell table:formula="of:=([.B268]*[.$B$297])-([.B268]*[.$B$296])+[.$B$296]" office:value-type="float" office:value="1007.2000023" calcext:value-type="float">
            <text:p>1007,2000023</text:p>
          </table:table-cell>
          <table:table-cell table:formula="of:=([.C268]*[.$B$297])-([.C268]*[.$B$296])+[.$B$296]" office:value-type="float" office:value="1007.5209522" calcext:value-type="float">
            <text:p>1007,5209522</text:p>
          </table:table-cell>
          <table:table-cell table:formula="of:=([.D268]-[.E268])^2" office:value-type="float" office:value="0.103008838309984" calcext:value-type="float">
            <text:p>0,10300883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03202" calcext:value-type="float">
            <text:p>0,403202</text:p>
          </table:table-cell>
          <table:table-cell table:formula="of:=([.B269]*[.$B$297])-([.B269]*[.$B$296])+[.$B$296]" office:value-type="float" office:value="1007.1000015" calcext:value-type="float">
            <text:p>1007,1000015</text:p>
          </table:table-cell>
          <table:table-cell table:formula="of:=([.C269]*[.$B$297])-([.C269]*[.$B$296])+[.$B$296]" office:value-type="float" office:value="1007.3947542" calcext:value-type="float">
            <text:p>1007,3947542</text:p>
          </table:table-cell>
          <table:table-cell table:formula="of:=([.D269]-[.E269])^2" office:value-type="float" office:value="0.0868791541573592" calcext:value-type="float">
            <text:p>0,08687915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18272" calcext:value-type="float">
            <text:p>0,418272</text:p>
          </table:table-cell>
          <table:table-cell table:formula="of:=([.B270]*[.$B$297])-([.B270]*[.$B$296])+[.$B$296]" office:value-type="float" office:value="1007.1000015" calcext:value-type="float">
            <text:p>1007,1000015</text:p>
          </table:table-cell>
          <table:table-cell table:formula="of:=([.C270]*[.$B$297])-([.C270]*[.$B$296])+[.$B$296]" office:value-type="float" office:value="1007.6524512" calcext:value-type="float">
            <text:p>1007,6524512</text:p>
          </table:table-cell>
          <table:table-cell table:formula="of:=([.D270]-[.E270])^2" office:value-type="float" office:value="0.305200671030102" calcext:value-type="float">
            <text:p>0,3052006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32135" calcext:value-type="float">
            <text:p>0,432135</text:p>
          </table:table-cell>
          <table:table-cell table:formula="of:=([.B271]*[.$B$297])-([.B271]*[.$B$296])+[.$B$296]" office:value-type="float" office:value="1007.2000023" calcext:value-type="float">
            <text:p>1007,2000023</text:p>
          </table:table-cell>
          <table:table-cell table:formula="of:=([.C271]*[.$B$297])-([.C271]*[.$B$296])+[.$B$296]" office:value-type="float" office:value="1007.8895085" calcext:value-type="float">
            <text:p>1007,8895085</text:p>
          </table:table-cell>
          <table:table-cell table:formula="of:=([.D271]-[.E271])^2" office:value-type="float" office:value="0.475418799838259" calcext:value-type="float">
            <text:p>0,47541879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444834" calcext:value-type="float">
            <text:p>0,444834</text:p>
          </table:table-cell>
          <table:table-cell table:formula="of:=([.B272]*[.$B$297])-([.B272]*[.$B$296])+[.$B$296]" office:value-type="float" office:value="1010.3999937" calcext:value-type="float">
            <text:p>1010,3999937</text:p>
          </table:table-cell>
          <table:table-cell table:formula="of:=([.C272]*[.$B$297])-([.C272]*[.$B$296])+[.$B$296]" office:value-type="float" office:value="1008.1066614" calcext:value-type="float">
            <text:p>1008,1066614</text:p>
          </table:table-cell>
          <table:table-cell table:formula="of:=([.D272]-[.E272])^2" office:value-type="float" office:value="5.25937303822317" calcext:value-type="float">
            <text:p>5,25937303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15205" calcext:value-type="float">
            <text:p>0,415205</text:p>
          </table:table-cell>
          <table:table-cell office:value-type="float" office:value="0.569982" calcext:value-type="float">
            <text:p>0,569982</text:p>
          </table:table-cell>
          <table:table-cell table:formula="of:=([.B273]*[.$B$297])-([.B273]*[.$B$296])+[.$B$296]" office:value-type="float" office:value="1007.6000055" calcext:value-type="float">
            <text:p>1007,6000055</text:p>
          </table:table-cell>
          <table:table-cell table:formula="of:=([.C273]*[.$B$297])-([.C273]*[.$B$296])+[.$B$296]" office:value-type="float" office:value="1010.2466922" calcext:value-type="float">
            <text:p>1010,2466922</text:p>
          </table:table-cell>
          <table:table-cell table:formula="of:=([.D273]-[.E273])^2" office:value-type="float" office:value="7.00495048795706" calcext:value-type="float">
            <text:p>7,0049504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4995" calcext:value-type="float">
            <text:p>0,4995</text:p>
          </table:table-cell>
          <table:table-cell table:formula="of:=([.B274]*[.$B$297])-([.B274]*[.$B$296])+[.$B$296]" office:value-type="float" office:value="1010.5999953" calcext:value-type="float">
            <text:p>1010,5999953</text:p>
          </table:table-cell>
          <table:table-cell table:formula="of:=([.C274]*[.$B$297])-([.C274]*[.$B$296])+[.$B$296]" office:value-type="float" office:value="1009.04145" calcext:value-type="float">
            <text:p>1009,04145</text:p>
          </table:table-cell>
          <table:table-cell table:formula="of:=([.D274]-[.E274])^2" office:value-type="float" office:value="2.42906345215242" calcext:value-type="float">
            <text:p>2,42906345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29824" calcext:value-type="float">
            <text:p>0,529824</text:p>
          </table:table-cell>
          <table:table-cell table:formula="of:=([.B275]*[.$B$297])-([.B275]*[.$B$296])+[.$B$296]" office:value-type="float" office:value="1010.1999921" calcext:value-type="float">
            <text:p>1010,1999921</text:p>
          </table:table-cell>
          <table:table-cell table:formula="of:=([.C275]*[.$B$297])-([.C275]*[.$B$296])+[.$B$296]" office:value-type="float" office:value="1009.5599904" calcext:value-type="float">
            <text:p>1009,5599904</text:p>
          </table:table-cell>
          <table:table-cell table:formula="of:=([.D275]-[.E275])^2" office:value-type="float" office:value="0.409602176002853" calcext:value-type="float">
            <text:p>0,4096021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91904" calcext:value-type="float">
            <text:p>0,591904</text:p>
          </table:table-cell>
          <table:table-cell table:formula="of:=([.B276]*[.$B$297])-([.B276]*[.$B$296])+[.$B$296]" office:value-type="float" office:value="1010.0000076" calcext:value-type="float">
            <text:p>1010,0000076</text:p>
          </table:table-cell>
          <table:table-cell table:formula="of:=([.C276]*[.$B$297])-([.C276]*[.$B$296])+[.$B$296]" office:value-type="float" office:value="1010.6215584" calcext:value-type="float">
            <text:p>1010,6215584</text:p>
          </table:table-cell>
          <table:table-cell table:formula="of:=([.D276]-[.E276])^2" office:value-type="float" office:value="0.386325396980668" calcext:value-type="float">
            <text:p>0,3863253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34162" calcext:value-type="float">
            <text:p>0,534162</text:p>
          </table:table-cell>
          <table:table-cell table:formula="of:=([.B277]*[.$B$297])-([.B277]*[.$B$296])+[.$B$296]" office:value-type="float" office:value="1009.6000044" calcext:value-type="float">
            <text:p>1009,6000044</text:p>
          </table:table-cell>
          <table:table-cell table:formula="of:=([.C277]*[.$B$297])-([.C277]*[.$B$296])+[.$B$296]" office:value-type="float" office:value="1009.6341702" calcext:value-type="float">
            <text:p>1009,6341702</text:p>
          </table:table-cell>
          <table:table-cell table:formula="of:=([.D277]-[.E277])^2" office:value-type="float" office:value="0.00116730188964657" calcext:value-type="float">
            <text:p>0,00116730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37302" calcext:value-type="float">
            <text:p>0,537302</text:p>
          </table:table-cell>
          <table:table-cell table:formula="of:=([.B278]*[.$B$297])-([.B278]*[.$B$296])+[.$B$296]" office:value-type="float" office:value="1009.6000044" calcext:value-type="float">
            <text:p>1009,6000044</text:p>
          </table:table-cell>
          <table:table-cell table:formula="of:=([.C278]*[.$B$297])-([.C278]*[.$B$296])+[.$B$296]" office:value-type="float" office:value="1009.6878642" calcext:value-type="float">
            <text:p>1009,6878642</text:p>
          </table:table-cell>
          <table:table-cell table:formula="of:=([.D278]-[.E278])^2" office:value-type="float" office:value="0.00771934445602821" calcext:value-type="float">
            <text:p>0,00771934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04884" calcext:value-type="float">
            <text:p>0,504884</text:p>
          </table:table-cell>
          <table:table-cell table:formula="of:=([.B279]*[.$B$297])-([.B279]*[.$B$296])+[.$B$296]" office:value-type="float" office:value="1009.300002" calcext:value-type="float">
            <text:p>1009,300002</text:p>
          </table:table-cell>
          <table:table-cell table:formula="of:=([.C279]*[.$B$297])-([.C279]*[.$B$296])+[.$B$296]" office:value-type="float" office:value="1009.1335164" calcext:value-type="float">
            <text:p>1009,1335164</text:p>
          </table:table-cell>
          <table:table-cell table:formula="of:=([.D279]-[.E279])^2" office:value-type="float" office:value="0.0277174550073558" calcext:value-type="float">
            <text:p>0,0277174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501085" calcext:value-type="float">
            <text:p>0,501085</text:p>
          </table:table-cell>
          <table:table-cell table:formula="of:=([.B280]*[.$B$297])-([.B280]*[.$B$296])+[.$B$296]" office:value-type="float" office:value="1009.5000036" calcext:value-type="float">
            <text:p>1009,5000036</text:p>
          </table:table-cell>
          <table:table-cell table:formula="of:=([.C280]*[.$B$297])-([.C280]*[.$B$296])+[.$B$296]" office:value-type="float" office:value="1009.0685535" calcext:value-type="float">
            <text:p>1009,0685535</text:p>
          </table:table-cell>
          <table:table-cell table:formula="of:=([.D280]-[.E280])^2" office:value-type="float" office:value="0.186149188790016" calcext:value-type="float">
            <text:p>0,18614918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45614" calcext:value-type="float">
            <text:p>0,245614</text:p>
          </table:table-cell>
          <table:table-cell office:value-type="float" office:value="0.511852" calcext:value-type="float">
            <text:p>0,511852</text:p>
          </table:table-cell>
          <table:table-cell table:formula="of:=([.B281]*[.$B$297])-([.B281]*[.$B$296])+[.$B$296]" office:value-type="float" office:value="1004.6999994" calcext:value-type="float">
            <text:p>1004,6999994</text:p>
          </table:table-cell>
          <table:table-cell table:formula="of:=([.C281]*[.$B$297])-([.C281]*[.$B$296])+[.$B$296]" office:value-type="float" office:value="1009.2526692" calcext:value-type="float">
            <text:p>1009,2526692</text:p>
          </table:table-cell>
          <table:table-cell table:formula="of:=([.D281]-[.E281])^2" office:value-type="float" office:value="20.7268023078319" calcext:value-type="float">
            <text:p>20,72680230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312534" calcext:value-type="float">
            <text:p>0,312534</text:p>
          </table:table-cell>
          <table:table-cell table:formula="of:=([.B282]*[.$B$297])-([.B282]*[.$B$296])+[.$B$296]" office:value-type="float" office:value="1008.299994" calcext:value-type="float">
            <text:p>1008,299994</text:p>
          </table:table-cell>
          <table:table-cell table:formula="of:=([.C282]*[.$B$297])-([.C282]*[.$B$296])+[.$B$296]" office:value-type="float" office:value="1005.8443314" calcext:value-type="float">
            <text:p>1005,8443314</text:p>
          </table:table-cell>
          <table:table-cell table:formula="of:=([.D282]-[.E282])^2" office:value-type="float" office:value="6.03027880503867" calcext:value-type="float">
            <text:p>6,0302788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13314" calcext:value-type="float">
            <text:p>0,413314</text:p>
          </table:table-cell>
          <table:table-cell table:formula="of:=([.B283]*[.$B$297])-([.B283]*[.$B$296])+[.$B$296]" office:value-type="float" office:value="1007.7000063" calcext:value-type="float">
            <text:p>1007,7000063</text:p>
          </table:table-cell>
          <table:table-cell table:formula="of:=([.C283]*[.$B$297])-([.C283]*[.$B$296])+[.$B$296]" office:value-type="float" office:value="1007.5676694" calcext:value-type="float">
            <text:p>1007,5676694</text:p>
          </table:table-cell>
          <table:table-cell table:formula="of:=([.D283]-[.E283])^2" office:value-type="float" office:value="0.0175130551016209" calcext:value-type="float">
            <text:p>0,01751305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20855" calcext:value-type="float">
            <text:p>0,420855</text:p>
          </table:table-cell>
          <table:table-cell table:formula="of:=([.B284]*[.$B$297])-([.B284]*[.$B$296])+[.$B$296]" office:value-type="float" office:value="1007.4000039" calcext:value-type="float">
            <text:p>1007,4000039</text:p>
          </table:table-cell>
          <table:table-cell table:formula="of:=([.C284]*[.$B$297])-([.C284]*[.$B$296])+[.$B$296]" office:value-type="float" office:value="1007.6966205" calcext:value-type="float">
            <text:p>1007,6966205</text:p>
          </table:table-cell>
          <table:table-cell table:formula="of:=([.D284]-[.E284])^2" office:value-type="float" office:value="0.0879814073955559" calcext:value-type="float">
            <text:p>0,08798140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48222" calcext:value-type="float">
            <text:p>0,448222</text:p>
          </table:table-cell>
          <table:table-cell table:formula="of:=([.B285]*[.$B$297])-([.B285]*[.$B$296])+[.$B$296]" office:value-type="float" office:value="1007.4000039" calcext:value-type="float">
            <text:p>1007,4000039</text:p>
          </table:table-cell>
          <table:table-cell table:formula="of:=([.C285]*[.$B$297])-([.C285]*[.$B$296])+[.$B$296]" office:value-type="float" office:value="1008.1645962" calcext:value-type="float">
            <text:p>1008,1645962</text:p>
          </table:table-cell>
          <table:table-cell table:formula="of:=([.D285]-[.E285])^2" office:value-type="float" office:value="0.584601385219296" calcext:value-type="float">
            <text:p>0,58460138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552" calcext:value-type="float">
            <text:p>0,4552</text:p>
          </table:table-cell>
          <table:table-cell table:formula="of:=([.B286]*[.$B$297])-([.B286]*[.$B$296])+[.$B$296]" office:value-type="float" office:value="1007.4000039" calcext:value-type="float">
            <text:p>1007,4000039</text:p>
          </table:table-cell>
          <table:table-cell table:formula="of:=([.C286]*[.$B$297])-([.C286]*[.$B$296])+[.$B$296]" office:value-type="float" office:value="1008.28392" calcext:value-type="float">
            <text:p>1008,28392</text:p>
          </table:table-cell>
          <table:table-cell table:formula="of:=([.D286]-[.E286])^2" office:value-type="float" office:value="0.781307671839349" calcext:value-type="float">
            <text:p>0,78130767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47185" calcext:value-type="float">
            <text:p>0,447185</text:p>
          </table:table-cell>
          <table:table-cell table:formula="of:=([.B287]*[.$B$297])-([.B287]*[.$B$296])+[.$B$296]" office:value-type="float" office:value="1007.3000031" calcext:value-type="float">
            <text:p>1007,3000031</text:p>
          </table:table-cell>
          <table:table-cell table:formula="of:=([.C287]*[.$B$297])-([.C287]*[.$B$296])+[.$B$296]" office:value-type="float" office:value="1008.1468635" calcext:value-type="float">
            <text:p>1008,1468635</text:p>
          </table:table-cell>
          <table:table-cell table:formula="of:=([.D287]-[.E287])^2" office:value-type="float" office:value="0.717172537088107" calcext:value-type="float">
            <text:p>0,71717253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49881" calcext:value-type="float">
            <text:p>0,449881</text:p>
          </table:table-cell>
          <table:table-cell table:formula="of:=([.B288]*[.$B$297])-([.B288]*[.$B$296])+[.$B$296]" office:value-type="float" office:value="1007.7000063" calcext:value-type="float">
            <text:p>1007,7000063</text:p>
          </table:table-cell>
          <table:table-cell table:formula="of:=([.C288]*[.$B$297])-([.C288]*[.$B$296])+[.$B$296]" office:value-type="float" office:value="1008.1929651" calcext:value-type="float">
            <text:p>1008,1929651</text:p>
          </table:table-cell>
          <table:table-cell table:formula="of:=([.D288]-[.E288])^2" office:value-type="float" office:value="0.243008378497437" calcext:value-type="float">
            <text:p>0,243008378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66189" calcext:value-type="float">
            <text:p>0,466189</text:p>
          </table:table-cell>
          <table:table-cell table:formula="of:=([.B289]*[.$B$297])-([.B289]*[.$B$296])+[.$B$296]" office:value-type="float" office:value="1007.9999916" calcext:value-type="float">
            <text:p>1007,9999916</text:p>
          </table:table-cell>
          <table:table-cell table:formula="of:=([.C289]*[.$B$297])-([.C289]*[.$B$296])+[.$B$296]" office:value-type="float" office:value="1008.4718319" calcext:value-type="float">
            <text:p>1008,4718319</text:p>
          </table:table-cell>
          <table:table-cell table:formula="of:=([.D289]-[.E289])^2" office:value-type="float" office:value="0.222633268704248" calcext:value-type="float">
            <text:p>0,22263326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483117" calcext:value-type="float">
            <text:p>0,483117</text:p>
          </table:table-cell>
          <table:table-cell table:formula="of:=([.B290]*[.$B$297])-([.B290]*[.$B$296])+[.$B$296]" office:value-type="float" office:value="1008.4999956" calcext:value-type="float">
            <text:p>1008,4999956</text:p>
          </table:table-cell>
          <table:table-cell table:formula="of:=([.C290]*[.$B$297])-([.C290]*[.$B$296])+[.$B$296]" office:value-type="float" office:value="1008.7613007" calcext:value-type="float">
            <text:p>1008,7613007</text:p>
          </table:table-cell>
          <table:table-cell table:formula="of:=([.D290]-[.E290])^2" office:value-type="float" office:value="0.0682803552859884" calcext:value-type="float">
            <text:p>0,068280355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02473" calcext:value-type="float">
            <text:p>0,502473</text:p>
          </table:table-cell>
          <table:table-cell table:formula="of:=([.B291]*[.$B$297])-([.B291]*[.$B$296])+[.$B$296]" office:value-type="float" office:value="1008.6999972" calcext:value-type="float">
            <text:p>1008,6999972</text:p>
          </table:table-cell>
          <table:table-cell table:formula="of:=([.C291]*[.$B$297])-([.C291]*[.$B$296])+[.$B$296]" office:value-type="float" office:value="1009.0922883" calcext:value-type="float">
            <text:p>1009,0922883</text:p>
          </table:table-cell>
          <table:table-cell table:formula="of:=([.D291]-[.E291])^2" office:value-type="float" office:value="0.153892307139272" calcext:value-type="float">
            <text:p>0,15389230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12674" calcext:value-type="float">
            <text:p>0,512674</text:p>
          </table:table-cell>
          <table:table-cell table:formula="of:=([.B292]*[.$B$297])-([.B292]*[.$B$296])+[.$B$296]" office:value-type="float" office:value="1009.1000004" calcext:value-type="float">
            <text:p>1009,1000004</text:p>
          </table:table-cell>
          <table:table-cell table:formula="of:=([.C292]*[.$B$297])-([.C292]*[.$B$296])+[.$B$296]" office:value-type="float" office:value="1009.2667254" calcext:value-type="float">
            <text:p>1009,2667254</text:p>
          </table:table-cell>
          <table:table-cell table:formula="of:=([.D292]-[.E292])^2" office:value-type="float" office:value="0.0277972256249762" calcext:value-type="float">
            <text:p>0,02779722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522986" calcext:value-type="float">
            <text:p>0,522986</text:p>
          </table:table-cell>
          <table:table-cell table:formula="of:=([.B293]*[.$B$297])-([.B293]*[.$B$296])+[.$B$296]" office:value-type="float" office:value="1008.799998" calcext:value-type="float">
            <text:p>1008,799998</text:p>
          </table:table-cell>
          <table:table-cell table:formula="of:=([.C293]*[.$B$297])-([.C293]*[.$B$296])+[.$B$296]" office:value-type="float" office:value="1009.4430606" calcext:value-type="float">
            <text:p>1009,4430606</text:p>
          </table:table-cell>
          <table:table-cell table:formula="of:=([.D293]-[.E293])^2" office:value-type="float" office:value="0.41352950751877" calcext:value-type="float">
            <text:p>0,413529507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511915" calcext:value-type="float">
            <text:p>0,511915</text:p>
          </table:table-cell>
          <table:table-cell table:formula="of:=([.B294]*[.$B$297])-([.B294]*[.$B$296])+[.$B$296]" office:value-type="float" office:value="1008.0999924" calcext:value-type="float">
            <text:p>1008,0999924</text:p>
          </table:table-cell>
          <table:table-cell table:formula="of:=([.C294]*[.$B$297])-([.C294]*[.$B$296])+[.$B$296]" office:value-type="float" office:value="1009.2537465" calcext:value-type="float">
            <text:p>1009,2537465</text:p>
          </table:table-cell>
          <table:table-cell table:formula="of:=([.D294]-[.E294])^2" office:value-type="float" office:value="1.33114852326684" calcext:value-type="float">
            <text:p>1,33114852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74102" calcext:value-type="float">
            <text:p>0,474102</text:p>
          </table:table-cell>
          <table:table-cell table:formula="of:=([.B295]*[.$B$297])-([.B295]*[.$B$296])+[.$B$296]" office:value-type="float" office:value="1007.1000015" calcext:value-type="float">
            <text:p>1007,1000015</text:p>
          </table:table-cell>
          <table:table-cell table:formula="of:=([.C295]*[.$B$297])-([.C295]*[.$B$296])+[.$B$296]" office:value-type="float" office:value="1008.6071442" calcext:value-type="float">
            <text:p>1008,6071442</text:p>
          </table:table-cell>
          <table:table-cell table:formula="of:=([.D295]-[.E295])^2" office:value-type="float" office:value="2.27147911816338" calcext:value-type="float">
            <text:p>2,27147911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00.5" calcext:value-type="float">
            <text:p>1000,5</text:p>
          </table:table-cell>
          <table:table-cell/>
          <table:table-cell table:style-name="Default" table:number-columns-repeated="2"/>
          <table:table-cell table:formula="of:=SQRT(AVERAGE([.F2:.F295]))" office:value-type="float" office:value="0.846355105030509" calcext:value-type="float">
            <text:p>0,84635510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17.6" calcext:value-type="float">
            <text:p>1017,6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23:29.5550560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4:25:17.687573353</dc:date>
    <meta:editing-duration>PT29M54S</meta:editing-duration>
    <meta:editing-cycles>9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tmospheric press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2.323cm" svg:y="1.395cm" svg:width="10.132cm" svg:height="5.441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5.699cm" chart:style-name="ch7">
              <text:p>Pressure (hPa)</text:p>
            </chart:title>
            <chart:grid chart:style-name="ch8" chart:class="major"/>
          </chart:axis>
          <chart:series chart:style-name="ch9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0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.4000028">
                <text:p>1009.4000028</text:p>
                <draw:g>
                  <svg:desc>data_out_training.D2:data_out_training.D295</svg:desc>
                </draw:g>
              </table:table-cell>
              <table:table-cell office:value-type="float" office:value="1008.9664323">
                <text:p>1008.9664323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5955755">
                <text:p>1009.595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8899007">
                <text:p>1009.8899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8190041">
                <text:p>1009.8190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10.0174325">
                <text:p>1010.0174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9934412">
                <text:p>1009.9934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9494429">
                <text:p>1009.9494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9.2000012">
                <text:p>1009.2000012</text:p>
              </table:table-cell>
              <table:table-cell office:value-type="float" office:value="1009.5305613">
                <text:p>1009.5305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95766">
                <text:p>1008.95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6480303">
                <text:p>1008.6480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3279183">
                <text:p>1008.3279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0459735">
                <text:p>1008.0459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3184107">
                <text:p>1008.3184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6163611">
                <text:p>1008.6163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3458984">
                <text:p>1009.3458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10.0712291">
                <text:p>1010.0712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10.4110403">
                <text:p>1010.411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10.3322948">
                <text:p>1010.3322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10.0356782">
                <text:p>1010.0356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507254">
                <text:p>1009.507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6623772">
                <text:p>1008.6623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6793404">
                <text:p>1008.6793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4896501">
                <text:p>1008.4896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8737845">
                <text:p>1008.8737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9.1121414">
                <text:p>1009.1121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3673589">
                <text:p>1009.3673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8265623">
                <text:p>1009.8265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10.02128">
                <text:p>1010.02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10.3137071">
                <text:p>1010.3137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10.4240705">
                <text:p>1010.4240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10.0427576">
                <text:p>1010.042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37661">
                <text:p>1009.37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6077598">
                <text:p>1008.6077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2760711">
                <text:p>1008.2760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261519">
                <text:p>1008.261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231936">
                <text:p>1008.231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2170932">
                <text:p>1008.2170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7183455">
                <text:p>1008.7183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4111691">
                <text:p>1009.4111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9.892859">
                <text:p>1009.892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3610239">
                <text:p>1008.3610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8.2575518">
                <text:p>1008.25755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2524298">
                <text:p>1009.2524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8904821">
                <text:p>1009.8904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10.2766172">
                <text:p>1010.2766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9141656">
                <text:p>1009.9141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3053372">
                <text:p>1009.30533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8305728">
                <text:p>1008.8305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5425233">
                <text:p>1008.5425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6860265">
                <text:p>1008.6860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8.985191">
                <text:p>1008.985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5963108">
                <text:p>1009.5963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10.073264">
                <text:p>1010.073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4356643">
                <text:p>1010.43566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1.6000033">
                <text:p>1011.6000033</text:p>
              </table:table-cell>
              <table:table-cell office:value-type="float" office:value="1010.7581874">
                <text:p>1010.7581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10.9043753">
                <text:p>1010.9043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10.4264474">
                <text:p>1010.4264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7734497">
                <text:p>1009.7734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3613568">
                <text:p>1009.3613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8903715">
                <text:p>1008.8903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8.2709069">
                <text:p>1008.2709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0089178">
                <text:p>1008.0089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7.7494937">
                <text:p>1007.7494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7.7687483">
                <text:p>1007.7687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7.6948079">
                <text:p>1007.6948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8.4032438">
                <text:p>1008.4032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9825656">
                <text:p>1009.9825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10.4412389">
                <text:p>1010.4412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9.819842">
                <text:p>1009.819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9.0857048">
                <text:p>1009.0857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8.1786866">
                <text:p>1008.17868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7.8667313">
                <text:p>1007.8667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0619449">
                <text:p>1008.0619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2486085">
                <text:p>1008.2486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4374267">
                <text:p>1008.43742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6498429">
                <text:p>1008.6498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9610287">
                <text:p>1008.96102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4697195">
                <text:p>1009.4697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8476295">
                <text:p>1009.8476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6814859">
                <text:p>1009.6814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9.0490595">
                <text:p>1009.0490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7.5000047">
                <text:p>1007.5000047</text:p>
              </table:table-cell>
              <table:table-cell office:value-type="float" office:value="1008.3536709">
                <text:p>1008.3536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6.8999999">
                <text:p>1006.8999999</text:p>
              </table:table-cell>
              <table:table-cell office:value-type="float" office:value="1007.7479547">
                <text:p>1007.7479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7.3877432">
                <text:p>1007.3877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6.2999951">
                <text:p>1006.2999951</text:p>
              </table:table-cell>
              <table:table-cell office:value-type="float" office:value="1007.4795189">
                <text:p>1007.4795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3363919">
                <text:p>1007.3363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6.6999983">
                <text:p>1006.6999983</text:p>
              </table:table-cell>
              <table:table-cell office:value-type="float" office:value="1007.5745436">
                <text:p>1007.5745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8640637">
                <text:p>1007.8640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2681538">
                <text:p>1008.2681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9843531">
                <text:p>1008.98435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9.0790529">
                <text:p>1009.07905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8.7051101">
                <text:p>1008.7051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6.6999983">
                <text:p>1006.6999983</text:p>
              </table:table-cell>
              <table:table-cell office:value-type="float" office:value="1008.1763439">
                <text:p>1008.1763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5418997">
                <text:p>1007.5418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6.2999951">
                <text:p>1006.2999951</text:p>
              </table:table-cell>
              <table:table-cell office:value-type="float" office:value="1007.3564844">
                <text:p>1007.3564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3559543">
                <text:p>1007.355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6.6999983">
                <text:p>1006.6999983</text:p>
              </table:table-cell>
              <table:table-cell office:value-type="float" office:value="1008.1224789">
                <text:p>1008.1224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8.0414933">
                <text:p>1008.0414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9307708">
                <text:p>1007.9307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8.2223087">
                <text:p>1008.2223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7259379">
                <text:p>1008.72593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08.9505806">
                <text:p>1008.95058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9.1100381">
                <text:p>1009.1100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9.1880312">
                <text:p>1009.1880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9514698">
                <text:p>1008.9514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379509">
                <text:p>1008.379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7.9769066">
                <text:p>1007.9769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7.751084">
                <text:p>1007.751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6.5999975">
                <text:p>1006.5999975</text:p>
              </table:table-cell>
              <table:table-cell office:value-type="float" office:value="1007.6510319">
                <text:p>1007.6510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6.5999975">
                <text:p>1006.5999975</text:p>
              </table:table-cell>
              <table:table-cell office:value-type="float" office:value="1007.6198073">
                <text:p>1007.61980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6.8999999">
                <text:p>1006.8999999</text:p>
              </table:table-cell>
              <table:table-cell office:value-type="float" office:value="1007.6825985">
                <text:p>1007.6825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7.6000055">
                <text:p>1007.6000055</text:p>
              </table:table-cell>
              <table:table-cell office:value-type="float" office:value="1007.9733498">
                <text:p>1007.97334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5340417">
                <text:p>1008.5340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6960471">
                <text:p>1008.69604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9070269">
                <text:p>1008.9070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8966814">
                <text:p>1008.8966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8.6831708">
                <text:p>1008.68317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8.1556529">
                <text:p>1008.1556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7650034">
                <text:p>1007.7650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6.2999951">
                <text:p>1006.2999951</text:p>
              </table:table-cell>
              <table:table-cell office:value-type="float" office:value="1007.4124185">
                <text:p>1007.41241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3306121">
                <text:p>1007.3306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7.602827">
                <text:p>1007.602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8.0924684">
                <text:p>1008.0924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2737113">
                <text:p>1008.2737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5981496">
                <text:p>1008.5981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9333609">
                <text:p>1008.9333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2639723">
                <text:p>1009.26397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5559719">
                <text:p>1009.55597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3609464">
                <text:p>1009.3609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9.0712382">
                <text:p>1009.0712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8.5986284">
                <text:p>1008.5986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8.261177">
                <text:p>1008.261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7.7940905">
                <text:p>1007.7940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7.5095465">
                <text:p>1007.50954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7.7415935">
                <text:p>1007.7415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08.1689738">
                <text:p>1008.16897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10.2800885">
                <text:p>1010.28008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5138375">
                <text:p>1009.5138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8.706632">
                <text:p>1008.706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10.3812179">
                <text:p>1010.3812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9705705">
                <text:p>1008.97057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6865395">
                <text:p>1008.6865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2343471">
                <text:p>1008.2343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9.2309351">
                <text:p>1009.2309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0.8999977">
                <text:p>1010.8999977</text:p>
              </table:table-cell>
              <table:table-cell office:value-type="float" office:value="1008.5751501">
                <text:p>1008.5751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10.0318991">
                <text:p>1010.0318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8303847">
                <text:p>1008.83038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08.1163913">
                <text:p>1008.1163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10.3116893">
                <text:p>1010.3116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8713734">
                <text:p>1008.87137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9.2000012">
                <text:p>1009.2000012</text:p>
              </table:table-cell>
              <table:table-cell office:value-type="float" office:value="1008.921921">
                <text:p>1008.9219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2691707">
                <text:p>1009.2691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7512197">
                <text:p>1009.7512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10.1173478">
                <text:p>1010.1173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3719075">
                <text:p>1009.37190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3569108">
                <text:p>1009.3569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8.617883">
                <text:p>1008.6178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08.3543036">
                <text:p>1008.3543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5476704">
                <text:p>1008.54767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8332233">
                <text:p>1008.83322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7143863">
                <text:p>1009.7143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10.0494608">
                <text:p>1010.0494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10.1508638">
                <text:p>1010.15086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10.0359518">
                <text:p>1010.03595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8404646">
                <text:p>1009.84046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5324081">
                <text:p>1009.53240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1120046">
                <text:p>1009.11200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8.8010582">
                <text:p>1008.8010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6389673">
                <text:p>1008.6389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9167568">
                <text:p>1008.9167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1043951">
                <text:p>1009.1043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507425">
                <text:p>1009.5074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0.8999977">
                <text:p>1010.8999977</text:p>
              </table:table-cell>
              <table:table-cell office:value-type="float" office:value="1010.0797278">
                <text:p>1010.07972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5579635">
                <text:p>1010.5579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1.5000025">
                <text:p>1011.5000025</text:p>
              </table:table-cell>
              <table:table-cell office:value-type="float" office:value="1010.7668571">
                <text:p>1010.766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1.3000009">
                <text:p>1011.3000009</text:p>
              </table:table-cell>
              <table:table-cell office:value-type="float" office:value="1010.8272201">
                <text:p>1010.8272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10.5682064">
                <text:p>1010.5682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10.123367">
                <text:p>1010.1233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6841877">
                <text:p>1009.68418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0667238">
                <text:p>1009.06672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6939096">
                <text:p>1008.69390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8.839157">
                <text:p>1008.839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9694932">
                <text:p>1008.9694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9.3044309">
                <text:p>1009.30443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8.9658509">
                <text:p>1008.9658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09.9476132">
                <text:p>1009.9476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10.5046286">
                <text:p>1010.5046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435776">
                <text:p>1009.4357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9682871">
                <text:p>1009.96828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6240299">
                <text:p>1009.6240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2772419">
                <text:p>1009.27724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9391578">
                <text:p>1008.93915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3279012">
                <text:p>1008.3279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559914">
                <text:p>1008.5599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0207419">
                <text:p>1009.02074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5563652">
                <text:p>1009.55636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9883967">
                <text:p>1009.98839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10.3078931">
                <text:p>1010.30789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10.5967463">
                <text:p>1010.59674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0.8999977">
                <text:p>1010.8999977</text:p>
              </table:table-cell>
              <table:table-cell office:value-type="float" office:value="1010.408766">
                <text:p>1010.408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10.259312">
                <text:p>1010.2593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8752973">
                <text:p>1009.8752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0763169">
                <text:p>1009.07631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438846">
                <text:p>1008.4388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7.9712465">
                <text:p>1007.97124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0496842">
                <text:p>1008.04968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8.5282619">
                <text:p>1008.5282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8.7166013">
                <text:p>1008.7166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818816">
                <text:p>1009.8188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10.3533449">
                <text:p>1010.35334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10.0499054">
                <text:p>1010.04990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10.3731638">
                <text:p>1010.373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7761344">
                <text:p>1009.7761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9.2745059">
                <text:p>1009.27450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8.9578823">
                <text:p>1008.9578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5251326">
                <text:p>1008.52513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7564614">
                <text:p>1008.75646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9.2000012">
                <text:p>1009.2000012</text:p>
              </table:table-cell>
              <table:table-cell office:value-type="float" office:value="1009.0046166">
                <text:p>1009.00461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2710346">
                <text:p>1009.27103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09.8308886">
                <text:p>1009.83088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1.5000025">
                <text:p>1011.5000025</text:p>
              </table:table-cell>
              <table:table-cell office:value-type="float" office:value="1010.6241747">
                <text:p>1010.62417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2.1000073">
                <text:p>1012.1000073</text:p>
              </table:table-cell>
              <table:table-cell office:value-type="float" office:value="1011.0155766">
                <text:p>1011.01557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2.2000081">
                <text:p>1012.2000081</text:p>
              </table:table-cell>
              <table:table-cell office:value-type="float" office:value="1011.2725554">
                <text:p>1011.2725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1.8000049">
                <text:p>1011.8000049</text:p>
              </table:table-cell>
              <table:table-cell office:value-type="float" office:value="1011.2738892">
                <text:p>1011.2738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1.0999993">
                <text:p>1011.0999993</text:p>
              </table:table-cell>
              <table:table-cell office:value-type="float" office:value="1010.7176091">
                <text:p>1010.7176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09.9762044">
                <text:p>1009.97620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3579539">
                <text:p>1009.35795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8799918">
                <text:p>1008.87999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8.6255438">
                <text:p>1008.62554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7362834">
                <text:p>1008.7362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0277358">
                <text:p>1009.0277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4991144">
                <text:p>1009.4991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6772451">
                <text:p>1009.67724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1.0999993">
                <text:p>1011.0999993</text:p>
              </table:table-cell>
              <table:table-cell office:value-type="float" office:value="1009.7213289">
                <text:p>1009.72132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1.4000017">
                <text:p>1011.4000017</text:p>
              </table:table-cell>
              <table:table-cell office:value-type="float" office:value="1010.4856647">
                <text:p>1010.48566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1.0999993">
                <text:p>1011.0999993</text:p>
              </table:table-cell>
              <table:table-cell office:value-type="float" office:value="1010.8361805">
                <text:p>1010.8361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10.5422657">
                <text:p>1010.54226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9920903">
                <text:p>1009.9920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2877926">
                <text:p>1009.2877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8.9664494">
                <text:p>1008.96644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8.9801123">
                <text:p>1008.98011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3211205">
                <text:p>1009.3211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6418823">
                <text:p>1009.64188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09.8779136">
                <text:p>1009.8779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1.8000049">
                <text:p>1011.8000049</text:p>
              </table:table-cell>
              <table:table-cell office:value-type="float" office:value="1010.437152">
                <text:p>1010.4371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2.2000081">
                <text:p>1012.2000081</text:p>
              </table:table-cell>
              <table:table-cell office:value-type="float" office:value="1011.0279399">
                <text:p>1011.02793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2.5999942">
                <text:p>1012.5999942</text:p>
              </table:table-cell>
              <table:table-cell office:value-type="float" office:value="1011.2737866">
                <text:p>1011.27378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2.699995">
                <text:p>1012.699995</text:p>
              </table:table-cell>
              <table:table-cell office:value-type="float" office:value="1011.4406997">
                <text:p>1011.44069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2.4999934">
                <text:p>1012.4999934</text:p>
              </table:table-cell>
              <table:table-cell office:value-type="float" office:value="1011.3364068">
                <text:p>1011.33640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2.0000065">
                <text:p>1012.0000065</text:p>
              </table:table-cell>
              <table:table-cell office:value-type="float" office:value="1010.956308">
                <text:p>1010.9563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4161361">
                <text:p>1010.41613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6171899">
                <text:p>1009.61718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8.9518289">
                <text:p>1008.95182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6075375">
                <text:p>1008.6075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650544">
                <text:p>1008.6505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0035906">
                <text:p>1009.0035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2898275">
                <text:p>1009.28982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09.7821536">
                <text:p>1009.7821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3310636">
                <text:p>1010.33106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6384703">
                <text:p>1010.63847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6209941">
                <text:p>1010.62099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10.4516528">
                <text:p>1010.45165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9462452">
                <text:p>1009.94624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333176">
                <text:p>1009.333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5000811">
                <text:p>1008.50008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7.7359676">
                <text:p>1007.73596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5209522">
                <text:p>1007.5209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7.3947542">
                <text:p>1007.39475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7.6524512">
                <text:p>1007.6524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8895085">
                <text:p>1007.88950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08.1066614">
                <text:p>1008.10666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7.6000055">
                <text:p>1007.6000055</text:p>
              </table:table-cell>
              <table:table-cell office:value-type="float" office:value="1010.2466922">
                <text:p>1010.2466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04145">
                <text:p>1009.041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5599904">
                <text:p>1009.55999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10.6215584">
                <text:p>1010.62155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6341702">
                <text:p>1009.63417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6878642">
                <text:p>1009.68786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9.1335164">
                <text:p>1009.13351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0685535">
                <text:p>1009.06855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4.6999994">
                <text:p>1004.6999994</text:p>
              </table:table-cell>
              <table:table-cell office:value-type="float" office:value="1009.2526692">
                <text:p>1009.25266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5.8443314">
                <text:p>1005.84433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7.5676694">
                <text:p>1007.56766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7.6966205">
                <text:p>1007.6966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1645962">
                <text:p>1008.1645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28392">
                <text:p>1008.28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8.1468635">
                <text:p>1008.14686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1929651">
                <text:p>1008.19296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4718319">
                <text:p>1008.47183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08.7613007">
                <text:p>1008.76130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0922883">
                <text:p>1009.09228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2667254">
                <text:p>1009.26672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9.4430606">
                <text:p>1009.44306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9.2537465">
                <text:p>1009.25374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8.6071442">
                <text:p>1008.6071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